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monospace"/>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Liberation Serif1" style:text-underline-style="solid" style:text-underline-width="auto" style:text-underline-color="font-color" fo:font-weight="bold" style:font-weight-asian="bold" style:font-weight-complex="bold"/>
    </style:style>
    <style:style style:name="P2" style:family="paragraph" style:parent-style-name="Text_20_body">
      <style:paragraph-properties fo:text-align="justify" style:justify-single-word="false"/>
      <style:text-properties fo:color="#000000" style:font-name="Liberation Serif1" fo:font-size="18pt" fo:language="en" fo:country="none" fo:font-style="normal" fo:font-weight="normal" style:font-size-asian="18pt" style:font-style-asian="normal" style:font-weight-asian="normal" style:font-size-complex="18pt" style:font-style-complex="normal" style:font-weight-complex="normal"/>
    </style:style>
    <style:style style:name="P3" style:family="paragraph" style:parent-style-name="Text_20_body">
      <style:paragraph-properties fo:text-align="justify" style:justify-single-word="false" style:text-autospace="none"/>
      <style:text-properties fo:color="#000000" style:font-name="Liberation Serif1" fo:font-size="18pt" fo:language="en" fo:country="none" fo:font-style="normal" fo:font-weight="normal" style:font-name-asian="LiberationSerif" style:font-size-asian="18pt" style:font-style-asian="normal" style:font-weight-asian="normal" style:font-name-complex="LiberationSerif" style:font-size-complex="18pt" style:font-style-complex="normal" style:font-weight-complex="normal"/>
    </style:style>
    <style:style style:name="P4" style:family="paragraph" style:parent-style-name="Text_20_body">
      <style:paragraph-properties fo:text-align="justify" style:justify-single-word="false"/>
      <style:text-properties fo:color="#000000" style:font-name="Liberation Serif1" fo:font-size="18pt" fo:language="en" fo:country="none"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5" style:family="paragraph" style:parent-style-name="Text_20_body">
      <style:paragraph-properties fo:text-align="justify" style:justify-single-word="false" style:text-autospace="none"/>
      <style:text-properties fo:color="#000000" style:font-name="Liberation Serif1" fo:font-size="14pt" style:font-name-asian="LiberationSerif" style:font-size-asian="14pt" style:font-name-complex="LiberationSerif" style:font-size-complex="14pt"/>
    </style:style>
    <style:style style:name="P6" style:family="paragraph" style:parent-style-name="Text_20_body">
      <style:paragraph-properties fo:text-align="justify" style:justify-single-word="false" style:text-autospace="none"/>
      <style:text-properties fo:color="#000000" style:font-name="Liberation Serif1" fo:font-size="16pt" fo:language="en" fo:country="none" style:font-name-asian="LiberationSerif" style:font-size-asian="16pt" style:font-name-complex="LiberationSerif" style:font-size-complex="16pt"/>
    </style:style>
    <style:style style:name="P7" style:family="paragraph" style:parent-style-name="Text_20_body">
      <style:paragraph-properties fo:text-align="justify" style:justify-single-word="false" style:text-autospace="none"/>
      <style:text-properties fo:color="#000000" style:font-name="Liberation Serif1" fo:font-size="16pt" fo:language="en" fo:country="none" fo:font-style="normal" fo:font-weight="normal" style:font-name-asian="LiberationSerif" style:font-size-asian="16pt" style:font-style-asian="normal" style:font-weight-asian="normal" style:font-name-complex="LiberationSerif" style:font-size-complex="16pt" style:font-style-complex="normal" style:font-weight-complex="normal"/>
    </style:style>
    <style:style style:name="P8"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style:font-name-asian="LiberationSerif" style:font-size-asian="16pt" style:font-style-asian="italic" style:font-weight-asian="normal" style:font-name-complex="LiberationSerif" style:font-size-complex="16pt" style:font-style-complex="italic" style:font-weight-complex="normal"/>
    </style:style>
    <style:style style:name="P9"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1fe1d6" style:font-name-asian="LiberationSerif" style:font-size-asian="16pt" style:font-style-asian="italic" style:font-weight-asian="normal" style:font-name-complex="LiberationSerif" style:font-size-complex="16pt" style:font-style-complex="italic" style:font-weight-complex="normal"/>
    </style:style>
    <style:style style:name="P10"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2491de" style:font-name-asian="LiberationSerif" style:font-size-asian="16pt" style:font-style-asian="italic" style:font-weight-asian="normal" style:font-name-complex="LiberationSerif" style:font-size-complex="16pt" style:font-style-complex="italic" style:font-weight-complex="normal"/>
    </style:style>
    <style:style style:name="P11"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3ffdbe" style:font-name-asian="LiberationSerif" style:font-size-asian="16pt" style:font-style-asian="italic" style:font-weight-asian="normal" style:font-name-complex="LiberationSerif" style:font-size-complex="16pt" style:font-style-complex="italic" style:font-weight-complex="normal"/>
    </style:style>
    <style:style style:name="P12"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4badc1" style:font-name-asian="LiberationSerif" style:font-size-asian="16pt" style:font-style-asian="italic" style:font-weight-asian="normal" style:font-name-complex="LiberationSerif" style:font-size-complex="16pt" style:font-style-complex="italic" style:font-weight-complex="normal"/>
    </style:style>
    <style:style style:name="P13"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500ae0" style:font-name-asian="LiberationSerif" style:font-size-asian="16pt" style:font-style-asian="italic" style:font-weight-asian="normal" style:font-name-complex="LiberationSerif" style:font-size-complex="16pt" style:font-style-complex="italic" style:font-weight-complex="normal"/>
    </style:style>
    <style:style style:name="P14" style:family="paragraph" style:parent-style-name="Text_20_body">
      <style:paragraph-properties fo:text-align="start" style:justify-single-word="false" style:text-autospace="none"/>
      <style:text-properties fo:color="#000000" style:font-name="Liberation Serif" fo:font-size="16pt" fo:language="en" fo:country="none" fo:font-style="italic" style:text-underline-style="none" fo:font-weight="normal" style:font-name-asian="LiberationSerif" style:font-size-asian="16pt" style:font-style-asian="italic" style:font-weight-asian="normal" style:font-name-complex="LiberationSerif" style:font-size-complex="16pt" style:font-style-complex="italic" style:font-weight-complex="normal"/>
    </style:style>
    <style:style style:name="P15"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rsid="00468928" officeooo:paragraph-rsid="00468928" style:font-name-asian="LiberationSerif" style:font-size-asian="16pt" style:font-style-asian="italic" style:font-weight-asian="normal" style:font-name-complex="LiberationSerif" style:font-size-complex="16pt" style:font-style-complex="italic" style:font-weight-complex="normal"/>
    </style:style>
    <style:style style:name="P16"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style:font-name-asian="LiberationSerif" style:font-size-asian="16pt" style:font-style-asian="normal" style:font-weight-asian="normal" style:font-name-complex="LiberationSerif" style:font-size-complex="16pt" style:font-style-complex="normal" style:font-weight-complex="normal"/>
    </style:style>
    <style:style style:name="P17"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paragraph-rsid="00200da4" style:font-name-asian="LiberationSerif" style:font-size-asian="16pt" style:font-style-asian="normal" style:font-weight-asian="normal" style:font-name-complex="LiberationSerif" style:font-size-complex="16pt" style:font-style-complex="normal" style:font-weight-complex="normal"/>
    </style:style>
    <style:style style:name="P18"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paragraph-rsid="002639a0" style:font-name-asian="LiberationSerif" style:font-size-asian="16pt" style:font-style-asian="normal" style:font-weight-asian="normal" style:font-name-complex="LiberationSerif" style:font-size-complex="16pt" style:font-style-complex="normal" style:font-weight-complex="normal"/>
    </style:style>
    <style:style style:name="P19"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paragraph-rsid="003356c3" style:font-name-asian="LiberationSerif" style:font-size-asian="16pt" style:font-style-asian="normal" style:font-weight-asian="normal" style:font-name-complex="LiberationSerif" style:font-size-complex="16pt" style:font-style-complex="normal" style:font-weight-complex="normal"/>
    </style:style>
    <style:style style:name="P20"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14204" officeooo:paragraph-rsid="00214204" style:font-name-asian="LiberationSerif" style:font-size-asian="16pt" style:font-style-asian="normal" style:font-weight-asian="normal" style:font-name-complex="LiberationSerif" style:font-size-complex="16pt" style:font-style-complex="normal" style:font-weight-complex="normal"/>
    </style:style>
    <style:style style:name="P21"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14204" officeooo:paragraph-rsid="0021ff30" style:font-name-asian="LiberationSerif" style:font-size-asian="16pt" style:font-style-asian="normal" style:font-weight-asian="normal" style:font-name-complex="LiberationSerif" style:font-size-complex="16pt" style:font-style-complex="normal" style:font-weight-complex="normal"/>
    </style:style>
    <style:style style:name="P22"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14204" officeooo:paragraph-rsid="00223b02" style:font-name-asian="LiberationSerif" style:font-size-asian="16pt" style:font-style-asian="normal" style:font-weight-asian="normal" style:font-name-complex="LiberationSerif" style:font-size-complex="16pt" style:font-style-complex="normal" style:font-weight-complex="normal"/>
    </style:style>
    <style:style style:name="P23"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14204" officeooo:paragraph-rsid="002639a0" style:font-name-asian="LiberationSerif" style:font-size-asian="16pt" style:font-style-asian="normal" style:font-weight-asian="normal" style:font-name-complex="LiberationSerif" style:font-size-complex="16pt" style:font-style-complex="normal" style:font-weight-complex="normal"/>
    </style:style>
    <style:style style:name="P24"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14204" officeooo:paragraph-rsid="003ffdbe" style:font-name-asian="LiberationSerif" style:font-size-asian="16pt" style:font-style-asian="normal" style:font-weight-asian="normal" style:font-name-complex="LiberationSerif" style:font-size-complex="16pt" style:font-style-complex="normal" style:font-weight-complex="normal"/>
    </style:style>
    <style:style style:name="P25" style:family="paragraph" style:parent-style-name="Text_20_body">
      <style:paragraph-properties fo:text-align="justify" style:justify-single-word="false" style:text-autospace="none"/>
      <style:text-properties fo:color="#000000" style:font-name="Liberation Serif" fo:font-size="16pt" fo:language="en" fo:country="none" fo:font-style="normal" style:text-underline-style="none" fo:font-weight="normal" officeooo:rsid="002e3ad3" officeooo:paragraph-rsid="002e3ad3" style:font-name-asian="LiberationSerif" style:font-size-asian="16pt" style:font-style-asian="normal" style:font-weight-asian="normal" style:font-name-complex="LiberationSerif" style:font-size-complex="16pt" style:font-style-complex="normal" style:font-weight-complex="normal"/>
    </style:style>
    <style:style style:name="P26" style:family="paragraph" style:parent-style-name="Text_20_body">
      <style:paragraph-properties fo:text-align="justify" style:justify-single-word="false" style:text-autospace="none"/>
      <style:text-properties style:font-name="Liberation Serif" fo:font-size="16pt" style:text-underline-style="none" fo:font-weight="normal" style:font-name-asian="LiberationSerif" style:font-size-asian="16pt" style:font-weight-asian="normal" style:font-name-complex="LiberationSerif" style:font-size-complex="16pt" style:font-weight-complex="normal"/>
    </style:style>
    <style:style style:name="P27"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1fe1d6" style:font-name-asian="LiberationSerif" style:font-size-asian="16pt" style:font-weight-asian="normal" style:font-name-complex="LiberationSerif" style:font-size-complex="16pt" style:font-weight-complex="normal"/>
    </style:style>
    <style:style style:name="P28"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206a2f" style:font-name-asian="LiberationSerif" style:font-size-asian="16pt" style:font-weight-asian="normal" style:font-name-complex="LiberationSerif" style:font-size-complex="16pt" style:font-weight-complex="normal"/>
    </style:style>
    <style:style style:name="P29"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2e3ad3" style:font-name-asian="LiberationSerif" style:font-size-asian="16pt" style:font-weight-asian="normal" style:font-name-complex="LiberationSerif" style:font-size-complex="16pt" style:font-weight-complex="normal"/>
    </style:style>
    <style:style style:name="P30"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3356c3" style:font-name-asian="LiberationSerif" style:font-size-asian="16pt" style:font-weight-asian="normal" style:font-name-complex="LiberationSerif" style:font-size-complex="16pt" style:font-weight-complex="normal"/>
    </style:style>
    <style:style style:name="P31"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3ac166" style:font-name-asian="LiberationSerif" style:font-size-asian="16pt" style:font-weight-asian="normal" style:font-name-complex="LiberationSerif" style:font-size-complex="16pt" style:font-weight-complex="normal"/>
    </style:style>
    <style:style style:name="P32"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3ffdbe" style:font-name-asian="LiberationSerif" style:font-size-asian="16pt" style:font-weight-asian="normal" style:font-name-complex="LiberationSerif" style:font-size-complex="16pt" style:font-weight-complex="normal"/>
    </style:style>
    <style:style style:name="P33"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45357c" style:font-name-asian="LiberationSerif" style:font-size-asian="16pt" style:font-weight-asian="normal" style:font-name-complex="LiberationSerif" style:font-size-complex="16pt" style:font-weight-complex="normal"/>
    </style:style>
    <style:style style:name="P34"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4badc1" style:font-name-asian="LiberationSerif" style:font-size-asian="16pt" style:font-weight-asian="normal" style:font-name-complex="LiberationSerif" style:font-size-complex="16pt" style:font-weight-complex="normal"/>
    </style:style>
    <style:style style:name="P35"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541595" style:font-name-asian="LiberationSerif" style:font-size-asian="16pt" style:font-weight-asian="normal" style:font-name-complex="LiberationSerif" style:font-size-complex="16pt" style:font-weight-complex="normal"/>
    </style:style>
    <style:style style:name="P36" style:family="paragraph" style:parent-style-name="Text_20_body">
      <style:paragraph-properties fo:text-align="justify" style:justify-single-word="false" style:text-autospace="none"/>
      <style:text-properties style:font-name="Liberation Serif" fo:font-size="16pt" style:text-underline-style="none" fo:font-weight="normal" officeooo:paragraph-rsid="00549b9d" style:font-name-asian="LiberationSerif" style:font-size-asian="16pt" style:font-weight-asian="normal" style:font-name-complex="LiberationSerif" style:font-size-complex="16pt" style:font-weight-complex="normal"/>
    </style:style>
    <style:style style:name="P37" style:family="paragraph" style:parent-style-name="Text_20_body">
      <style:paragraph-properties fo:text-align="justify" style:justify-single-word="false" style:text-autospace="none"/>
      <style:text-properties style:font-name="Liberation Serif" fo:font-size="16pt" style:text-underline-style="none" fo:font-weight="normal" officeooo:rsid="001e7c96" officeooo:paragraph-rsid="001fe1d6" style:font-name-asian="LiberationSerif" style:font-size-asian="16pt" style:font-weight-asian="normal" style:font-name-complex="LiberationSerif" style:font-size-complex="16pt" style:font-weight-complex="normal"/>
    </style:style>
    <style:style style:name="P38" style:family="paragraph" style:parent-style-name="Text_20_body">
      <style:paragraph-properties fo:text-align="justify" style:justify-single-word="false" style:text-autospace="none"/>
      <style:text-properties style:font-name="Liberation Serif" fo:font-size="16pt" style:text-underline-style="none" fo:font-weight="normal" officeooo:rsid="001e7c96" officeooo:paragraph-rsid="003ffdbe" style:font-name-asian="LiberationSerif" style:font-size-asian="16pt" style:font-weight-asian="normal" style:font-name-complex="LiberationSerif" style:font-size-complex="16pt" style:font-weight-complex="normal"/>
    </style:style>
    <style:style style:name="P39" style:family="paragraph" style:parent-style-name="Text_20_body">
      <style:paragraph-properties fo:text-align="justify" style:justify-single-word="false" style:text-autospace="none"/>
      <style:text-properties style:font-name="Liberation Serif" fo:font-size="16pt" style:text-underline-style="none" fo:font-weight="normal" officeooo:rsid="002e3ad3" officeooo:paragraph-rsid="002e3ad3" style:font-name-asian="LiberationSerif" style:font-size-asian="16pt" style:font-weight-asian="normal" style:font-name-complex="LiberationSerif" style:font-size-complex="16pt" style:font-weight-complex="normal"/>
    </style:style>
    <style:style style:name="P40" style:family="paragraph" style:parent-style-name="Text_20_body">
      <style:paragraph-properties fo:text-align="justify" style:justify-single-word="false" style:text-autospace="none"/>
      <style:text-properties style:font-name="Liberation Serif" fo:font-size="16pt" style:text-underline-style="none" fo:font-weight="normal" officeooo:rsid="003ffdbe" officeooo:paragraph-rsid="00417016" style:font-name-asian="LiberationSerif" style:font-size-asian="16pt" style:font-weight-asian="normal" style:font-name-complex="LiberationSerif" style:font-size-complex="16pt" style:font-weight-complex="normal"/>
    </style:style>
    <style:style style:name="P41" style:family="paragraph" style:parent-style-name="Text_20_body">
      <style:paragraph-properties fo:text-align="justify" style:justify-single-word="false" style:text-autospace="none"/>
      <style:text-properties style:font-name="Liberation Serif" fo:font-size="16pt" style:text-underline-style="none" fo:font-weight="normal" officeooo:rsid="00426be4" officeooo:paragraph-rsid="00426be4" style:font-name-asian="LiberationSerif" style:font-size-asian="16pt" style:font-weight-asian="normal" style:font-name-complex="LiberationSerif" style:font-size-complex="16pt" style:font-weight-complex="normal"/>
    </style:style>
    <style:style style:name="P42" style:family="paragraph" style:parent-style-name="Text_20_body">
      <style:paragraph-properties fo:text-align="justify" style:justify-single-word="false" style:text-autospace="none"/>
      <style:text-properties style:font-name="Liberation Serif" fo:font-size="16pt" style:text-underline-style="none" fo:font-weight="normal" officeooo:rsid="0045357c" officeooo:paragraph-rsid="0045357c" style:font-name-asian="LiberationSerif" style:font-size-asian="16pt" style:font-weight-asian="normal" style:font-name-complex="LiberationSerif" style:font-size-complex="16pt" style:font-weight-complex="normal"/>
    </style:style>
    <style:style style:name="P43" style:family="paragraph" style:parent-style-name="Text_20_body">
      <style:paragraph-properties fo:text-align="justify" style:justify-single-word="false" style:text-autospace="none"/>
      <style:text-properties style:font-name="Liberation Serif" fo:font-size="16pt" style:text-underline-style="none" fo:font-weight="normal" officeooo:rsid="004badc1" officeooo:paragraph-rsid="004badc1" style:font-name-asian="LiberationSerif" style:font-size-asian="16pt" style:font-weight-asian="normal" style:font-name-complex="LiberationSerif" style:font-size-complex="16pt" style:font-weight-complex="normal"/>
    </style:style>
    <style:style style:name="P44" style:family="paragraph" style:parent-style-name="Text_20_body">
      <style:paragraph-properties fo:text-align="justify" style:justify-single-word="false" style:text-autospace="none"/>
      <style:text-properties style:font-name="Liberation Serif" fo:font-size="16pt" fo:font-style="italic" style:text-underline-style="none" fo:font-weight="normal" style:font-name-asian="LiberationSerif" style:font-size-asian="16pt" style:font-style-asian="italic" style:font-weight-asian="normal" style:font-name-complex="LiberationSerif" style:font-size-complex="16pt" style:font-style-complex="italic" style:font-weight-complex="normal"/>
    </style:style>
    <style:style style:name="P45" style:family="paragraph" style:parent-style-name="Text_20_body">
      <style:paragraph-properties fo:text-align="justify" style:justify-single-word="false" style:text-autospace="none"/>
      <style:text-properties style:font-name="Liberation Serif" fo:font-size="16pt" fo:font-style="italic" style:text-underline-style="none" fo:font-weight="normal" officeooo:paragraph-rsid="002639a0" style:font-name-asian="LiberationSerif" style:font-size-asian="16pt" style:font-style-asian="italic" style:font-weight-asian="normal" style:font-name-complex="LiberationSerif" style:font-size-complex="16pt" style:font-style-complex="italic" style:font-weight-complex="normal"/>
    </style:style>
    <style:style style:name="P46" style:family="paragraph" style:parent-style-name="Text_20_body">
      <style:paragraph-properties fo:text-align="justify" style:justify-single-word="false" style:text-autospace="none"/>
      <style:text-properties style:font-name="Liberation Serif" fo:font-size="16pt" fo:font-style="normal" style:text-underline-style="none" fo:font-weight="normal" officeooo:paragraph-rsid="00200da4" style:font-name-asian="LiberationSerif" style:font-size-asian="16pt" style:font-style-asian="normal" style:font-weight-asian="normal" style:font-name-complex="LiberationSerif" style:font-size-complex="16pt" style:font-style-complex="normal" style:font-weight-complex="normal"/>
    </style:style>
    <style:style style:name="P47" style:family="paragraph" style:parent-style-name="Text_20_body">
      <style:paragraph-properties fo:text-align="justify" style:justify-single-word="false" style:text-autospace="none"/>
      <style:text-properties style:font-name="Liberation Serif" fo:font-size="16pt" fo:font-style="normal" style:text-underline-style="none" fo:font-weight="normal" officeooo:paragraph-rsid="00206a2f" style:font-name-asian="LiberationSerif" style:font-size-asian="16pt" style:font-style-asian="normal" style:font-weight-asian="normal" style:font-name-complex="LiberationSerif" style:font-size-complex="16pt" style:font-style-complex="normal" style:font-weight-complex="normal"/>
    </style:style>
    <style:style style:name="P48" style:family="paragraph" style:parent-style-name="Text_20_body">
      <style:paragraph-properties fo:text-align="justify" style:justify-single-word="false" style:text-autospace="none"/>
      <style:text-properties style:font-name="Liberation Serif" fo:font-size="16pt" fo:font-style="normal" style:text-underline-style="none" fo:font-weight="normal" officeooo:paragraph-rsid="002639a0" style:font-name-asian="LiberationSerif" style:font-size-asian="16pt" style:font-style-asian="normal" style:font-weight-asian="normal" style:font-name-complex="LiberationSerif" style:font-size-complex="16pt" style:font-style-complex="normal" style:font-weight-complex="normal"/>
    </style:style>
    <style:style style:name="P49" style:family="paragraph" style:parent-style-name="Text_20_body">
      <style:paragraph-properties fo:text-align="justify" style:justify-single-word="false" style:text-autospace="none"/>
      <style:text-properties style:font-name="Liberation Serif" fo:font-size="16pt" fo:font-style="normal" style:text-underline-style="none" fo:font-weight="normal" officeooo:rsid="002639a0" officeooo:paragraph-rsid="002639a0" style:font-name-asian="LiberationSerif" style:font-size-asian="16pt" style:font-style-asian="normal" style:font-weight-asian="normal" style:font-name-complex="LiberationSerif" style:font-size-complex="16pt" style:font-style-complex="normal" style:font-weight-complex="normal"/>
    </style:style>
    <style:style style:name="P50" style:family="paragraph" style:parent-style-name="Text_20_body">
      <style:paragraph-properties fo:text-align="start" style:justify-single-word="false" style:text-autospace="none"/>
      <style:text-properties fo:color="#0066cc" style:font-name="Liberation Serif1" fo:font-size="10pt" fo:language="en" fo:country="none" fo:font-style="italic" style:text-underline-style="none" fo:font-weight="normal" fo:background-color="#cccccc" style:font-name-asian="LiberationSerif" style:font-size-asian="10pt" style:font-style-asian="italic" style:font-weight-asian="normal" style:font-name-complex="LiberationSerif" style:font-size-complex="10pt" style:font-style-complex="italic" style:font-weight-complex="normal"/>
    </style:style>
    <style:style style:name="P51" style:family="paragraph" style:parent-style-name="Text_20_body">
      <style:paragraph-properties fo:text-align="start" style:justify-single-word="false" style:text-autospace="none"/>
      <style:text-properties fo:color="#0066cc" style:font-name="Liberation Serif" fo:font-size="10pt" fo:language="en" fo:country="none" fo:font-style="italic" style:text-underline-style="none" fo:font-weight="normal" fo:background-color="#cccccc" style:font-name-asian="LiberationSerif" style:font-size-asian="10pt" style:font-style-asian="italic" style:font-weight-asian="normal" style:font-name-complex="LiberationSerif" style:font-size-complex="10pt" style:font-style-complex="italic" style:font-weight-complex="normal"/>
    </style:style>
    <style:style style:name="P52" style:family="paragraph" style:parent-style-name="Text_20_body">
      <style:paragraph-properties fo:text-align="justify" style:justify-single-word="false" style:text-autospace="none"/>
      <style:text-properties fo:font-variant="normal" fo:text-transform="none" fo:color="#000000" style:font-name="Liberation Serif" fo:font-size="16pt" fo:letter-spacing="normal" fo:language="en" fo:country="none" fo:font-style="italic" style:text-underline-style="none" fo:font-weight="normal" fo:background-color="#ffffff" style:font-name-asian="LiberationSerif" style:font-size-asian="16pt" style:font-style-asian="italic" style:font-weight-asian="normal" style:font-name-complex="LiberationSerif" style:font-size-complex="16pt" style:font-style-complex="italic" style:font-weight-complex="normal"/>
    </style:style>
    <style:style style:name="P53" style:family="paragraph" style:parent-style-name="Text_20_body">
      <style:paragraph-properties fo:text-align="justify" style:justify-single-word="false" style:text-autospace="none"/>
      <style:text-properties fo:font-variant="normal" fo:text-transform="none" fo:color="#000000" style:font-name="Liberation Serif" fo:font-size="16pt" fo:letter-spacing="normal" fo:language="en" fo:country="none" fo:font-style="italic" style:text-underline-style="none" fo:font-weight="normal" officeooo:rsid="0038cfe9" officeooo:paragraph-rsid="0038cfe9" fo:background-color="#ffffff" style:font-name-asian="LiberationSerif" style:font-size-asian="16pt" style:font-style-asian="italic" style:font-weight-asian="normal" style:font-name-complex="LiberationSerif" style:font-size-complex="16pt" style:font-style-complex="italic" style:font-weight-complex="normal"/>
    </style:style>
    <style:style style:name="P54" style:family="paragraph" style:parent-style-name="Text_20_body">
      <style:paragraph-properties fo:text-align="justify" style:justify-single-word="false" style:text-autospace="none"/>
      <style:text-properties fo:font-variant="normal" fo:text-transform="none" fo:color="#000000" style:font-name="Liberation Serif" fo:font-size="16pt" fo:letter-spacing="normal" fo:language="en" fo:country="none" fo:font-style="italic" style:text-underline-style="none" fo:font-weight="normal" officeooo:rsid="0038cfe9" officeooo:paragraph-rsid="003ac166" fo:background-color="#ffffff" style:font-name-asian="LiberationSerif" style:font-size-asian="16pt" style:font-style-asian="italic" style:font-weight-asian="normal" style:font-name-complex="LiberationSerif" style:font-size-complex="16pt" style:font-style-complex="italic" style:font-weight-complex="normal"/>
    </style:style>
    <style:style style:name="P55" style:family="paragraph" style:parent-style-name="Text_20_body">
      <style:paragraph-properties fo:text-align="center" style:justify-single-word="false" fo:background-color="#cccccc" style:text-autospace="none">
        <style:background-image/>
      </style:paragraph-properties>
      <style:text-properties fo:color="#0066cc" style:font-name="Liberation Serif1" fo:font-size="14pt" style:font-name-asian="LiberationSerif" style:font-size-asian="14pt" style:font-name-complex="LiberationSerif" style:font-size-complex="14pt"/>
    </style:style>
    <style:style style:name="P56" style:family="paragraph" style:parent-style-name="Text_20_body">
      <style:paragraph-properties fo:text-align="justify" style:justify-single-word="false" fo:background-color="#cccccc" style:text-autospace="none">
        <style:background-image/>
      </style:paragraph-properties>
      <style:text-properties fo:color="#0066cc" style:font-name="Liberation Serif1" fo:font-size="10pt" fo:language="en" fo:country="none" fo:font-style="normal"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57" style:family="paragraph" style:parent-style-name="Text_20_body">
      <style:paragraph-properties fo:text-align="justify" style:justify-single-word="false" fo:background-color="#cccccc" style:text-autospace="none">
        <style:background-image/>
      </style:paragraph-properties>
      <style:text-properties fo:color="#0066cc" style:font-name="Liberation Serif" fo:font-size="10pt" fo:language="en" fo:country="none" fo:font-style="normal" style:text-underline-style="none"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58" style:family="paragraph" style:parent-style-name="Text_20_body">
      <style:paragraph-properties fo:text-align="justify" style:justify-single-word="false" fo:background-color="#cccccc" style:text-autospace="none">
        <style:background-image/>
      </style:paragraph-properties>
      <style:text-properties fo:color="#0066cc" style:font-name="Liberation Serif" fo:font-size="10pt" fo:language="en" fo:country="none" fo:font-style="normal" style:text-underline-style="none" fo:font-weight="normal" officeooo:rsid="0045357c" officeooo:paragraph-rsid="0045357c" style:font-name-asian="LiberationSerif" style:font-size-asian="10pt" style:font-style-asian="normal" style:font-weight-asian="normal" style:font-name-complex="LiberationSerif" style:font-size-complex="10pt" style:font-style-complex="normal" style:font-weight-complex="normal"/>
    </style:style>
    <style:style style:name="P59" style:family="paragraph" style:parent-style-name="Text_20_body">
      <style:paragraph-properties fo:text-align="justify" style:justify-single-word="false" fo:background-color="#cccccc" style:text-autospace="none">
        <style:background-image/>
      </style:paragraph-properties>
      <style:text-properties fo:color="#0066cc" style:font-name="Liberation Serif" fo:font-size="10pt" fo:language="en" fo:country="none" fo:font-style="italic" style:text-underline-style="none" fo:font-weight="normal" officeooo:rsid="004a48bf" officeooo:paragraph-rsid="004a48bf" style:font-name-asian="LiberationSerif" style:font-size-asian="10pt" style:font-style-asian="italic" style:font-weight-asian="normal" style:font-name-complex="LiberationSerif" style:font-size-complex="10pt" style:font-style-complex="italic" style:font-weight-complex="normal"/>
    </style:style>
    <style:style style:name="P60"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style:text-underline-style="solid" style:text-underline-width="auto" style:text-underline-color="font-color" fo:font-weight="normal" fo:background-color="#cccccc" style:font-size-asian="10pt" style:font-size-complex="10pt"/>
    </style:style>
    <style:style style:name="P61"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62"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style:text-underline-style="solid" style:text-underline-width="auto" style:text-underline-color="font-color" fo:font-weight="normal" fo:background-color="#b2b2b2" style:font-size-asian="10pt" style:font-style-asian="normal" style:font-size-complex="10pt" style:font-style-complex="normal"/>
    </style:style>
    <style:style style:name="P63"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style:text-underline-style="solid" style:text-underline-width="auto" style:text-underline-color="font-color" fo:font-weight="normal" fo:background-color="#b2b2b2" style:font-size-asian="10pt" style:font-size-complex="10pt"/>
    </style:style>
    <style:style style:name="P64"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style:text-underline-style="solid" style:text-underline-width="auto" style:text-underline-color="font-color" fo:font-weight="normal" fo:background-color="#cccccc" style:font-size-asian="10pt" style:font-size-complex="10pt"/>
    </style:style>
    <style:style style:name="P65"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66"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67"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68"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style:text-underline-style="solid" style:text-underline-width="auto" style:text-underline-color="font-color" fo:font-weight="normal" fo:background-color="#cccccc"/>
    </style:style>
    <style:style style:name="P69"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style:text-underline-style="solid" style:text-underline-width="auto" style:text-underline-color="font-color" fo:font-weight="normal" fo:background-color="#b2b2b2"/>
    </style:style>
    <style:style style:name="P70"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71"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72" style:family="paragraph" style:parent-style-name="Text_20_body">
      <style:paragraph-properties fo:margin-left="0.741cm" fo:margin-right="0cm" fo:margin-top="0cm" fo:margin-bottom="0cm" style:contextual-spacing="false" fo:text-align="start" style:justify-single-word="false" fo:text-indent="0cm" style:auto-text-indent="false" fo:padding="0cm" fo:border="none"/>
      <style:text-properties fo:color="#0066cc" style:font-name="Liberation Serif" fo:font-size="10pt" fo:font-style="normal" fo:font-weight="normal" style:font-size-asian="10pt" style:font-size-complex="10pt"/>
    </style:style>
    <style:style style:name="P73" style:family="paragraph" style:parent-style-name="Text_20_body">
      <style:paragraph-properties fo:margin-left="0.741cm" fo:margin-right="0cm" fo:margin-top="0cm" fo:margin-bottom="0cm" style:contextual-spacing="false"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style:text-underline-style="solid" style:text-underline-width="auto" style:text-underline-color="font-color" fo:font-weight="normal" fo:background-color="#cccccc" style:font-size-asian="10pt" style:font-size-complex="10pt"/>
    </style:style>
    <style:style style:name="P74" style:family="paragraph" style:parent-style-name="Standard">
      <style:paragraph-properties fo:margin-left="0.741cm" fo:margin-right="0cm"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75" style:family="paragraph" style:parent-style-name="Standard">
      <style:paragraph-properties fo:margin-left="0.741cm" fo:margin-right="0cm"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76" style:family="paragraph" style:parent-style-name="Standard">
      <style:paragraph-properties fo:margin-left="0.741cm" fo:margin-right="0cm"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77" style:family="paragraph" style:parent-style-name="Standard">
      <style:paragraph-properties fo:margin-left="0.741cm" fo:margin-right="0cm"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78" style:family="paragraph" style:parent-style-name="Standard">
      <style:paragraph-properties fo:margin-left="0.741cm" fo:margin-right="0cm"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79"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80"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81"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82"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83"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84" style:family="paragraph" style:parent-style-name="Text_20_body">
      <style:paragraph-properties fo:margin-left="0.635cm" fo:margin-right="0cm" fo:margin-top="0cm" fo:margin-bottom="0cm" style:contextual-spacing="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ffffff" style:font-size-asian="10pt" style:font-size-complex="10pt"/>
    </style:style>
    <style:style style:name="P85" style:family="paragraph" style:parent-style-name="Text_20_body">
      <style:paragraph-properties fo:margin-left="0.635cm" fo:margin-right="0cm" fo:margin-top="0cm" fo:margin-bottom="0cm" style:contextual-spacing="false"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ffffff" style:font-size-asian="10pt" style:font-size-complex="10pt"/>
    </style:style>
    <style:style style:name="P86" style:family="paragraph" style:parent-style-name="Standard">
      <style:paragraph-properties fo:text-align="start" style:justify-single-word="false" fo:background-color="#ffffff" style:text-autospace="none">
        <style:background-image/>
      </style:paragraph-properties>
      <style:text-properties fo:font-variant="normal" fo:text-transform="none" fo:color="#0066cc" style:font-name="Liberation Serif1" fo:font-size="10pt" fo:letter-spacing="normal" fo:font-style="normal" style:text-underline-style="none" fo:font-weight="normal" fo:background-color="#cccccc" style:font-name-asian="LiberationSerif" style:font-size-asian="10pt" style:font-style-asian="normal" style:font-weight-asian="normal" style:font-name-complex="LiberationSerif" style:font-size-complex="10pt" style:font-style-complex="normal" style:font-weight-complex="normal"/>
    </style:style>
    <style:style style:name="P87" style:family="paragraph" style:parent-style-name="Standard">
      <style:paragraph-properties fo:text-align="start" style:justify-single-word="false" fo:background-color="#ffffff" style:text-autospace="none">
        <style:background-image/>
      </style:paragraph-properties>
      <style:text-properties fo:font-variant="normal" fo:text-transform="none" fo:color="#0066cc" style:font-name="Liberation Serif1" fo:font-size="10pt" fo:letter-spacing="normal" fo:font-style="normal" style:text-underline-style="solid" style:text-underline-width="auto" style:text-underline-color="font-color" fo:font-weight="normal" fo:background-color="#cccccc" style:font-size-asian="10pt" style:font-size-complex="10pt"/>
    </style:style>
    <style:style style:name="P88" style:family="paragraph" style:parent-style-name="Standard">
      <style:paragraph-properties fo:text-align="start" style:justify-single-word="false" fo:background-color="#ffffff" style:text-autospace="none">
        <style:background-image/>
      </style:paragraph-properties>
      <style:text-properties fo:font-variant="normal" fo:text-transform="none" fo:color="#0066cc" style:font-name="Liberation Serif1" fo:font-size="10pt" fo:letter-spacing="normal" fo:language="en" fo:country="none" fo:font-style="normal" style:text-underline-style="none" fo:font-weight="normal" fo:background-color="#cccccc" style:font-name-asian="LiberationSerif" style:font-size-asian="10pt" style:font-style-asian="normal" style:font-weight-asian="normal" style:font-name-complex="LiberationSerif" style:font-size-complex="10pt" style:font-style-complex="normal" style:font-weight-complex="normal"/>
    </style:style>
    <style:style style:name="P89" style:family="paragraph" style:parent-style-name="Text_20_body">
      <style:paragraph-properties fo:text-align="justify" style:justify-single-word="false" fo:background-color="#ffffff" style:text-autospace="none">
        <style:background-image/>
      </style:paragraph-properties>
      <style:text-properties fo:font-variant="normal" fo:text-transform="none" fo:color="#000000" style:font-name="Liberation Serif1" fo:font-size="16pt" fo:letter-spacing="normal" fo:language="en" fo:country="none" fo:font-style="normal" style:text-underline-style="none" fo:font-weight="normal" fo:background-color="transparent" style:font-name-asian="LiberationSerif" style:font-size-asian="16pt" style:font-style-asian="normal" style:font-weight-asian="normal" style:font-name-complex="LiberationSerif" style:font-size-complex="16pt" style:font-style-complex="normal" style:font-weight-complex="normal"/>
    </style:style>
    <style:style style:name="P90" style:family="paragraph" style:parent-style-name="Text_20_body">
      <style:paragraph-properties fo:text-align="justify" style:justify-single-word="false" fo:background-color="#ffffff" style:text-autospace="none">
        <style:background-image/>
      </style:paragraph-properties>
      <style:text-properties fo:font-variant="normal" fo:text-transform="none" fo:color="#000000" style:font-name="Liberation Serif1" fo:font-size="16pt" fo:letter-spacing="normal" fo:language="en" fo:country="none" fo:font-style="normal" style:text-underline-style="none" fo:font-weight="normal" fo:background-color="#ffffff" style:font-name-asian="LiberationSerif" style:font-size-asian="16pt" style:font-style-asian="normal" style:font-weight-asian="normal" style:font-name-complex="LiberationSerif" style:font-size-complex="16pt" style:font-style-complex="normal" style:font-weight-complex="normal"/>
    </style:style>
    <style:style style:name="P91" style:family="paragraph" style:parent-style-name="Text_20_body">
      <style:paragraph-properties fo:text-align="start" style:justify-single-word="false" fo:background-color="#ffffff" style:text-autospace="none">
        <style:background-image/>
      </style:paragraph-properties>
      <style:text-properties fo:color="#000000" style:font-name="Liberation Serif" fo:font-size="16pt" fo:language="en" fo:country="none" fo:font-style="italic" style:text-underline-style="none" fo:font-weight="normal" fo:background-color="#cccccc" style:font-name-asian="LiberationSerif" style:font-size-asian="16pt" style:font-style-asian="italic" style:font-weight-asian="normal" style:font-name-complex="LiberationSerif" style:font-size-complex="16pt" style:font-style-complex="italic" style:font-weight-complex="normal"/>
    </style:style>
    <style:style style:name="P92"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1" fo:font-size="10pt" fo:letter-spacing="normal" fo:font-style="italic" fo:font-weight="normal" fo:background-color="#cccccc" style:font-size-asian="10pt" style:font-size-complex="10pt"/>
    </style:style>
    <style:style style:name="P93"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 fo:font-size="10pt" fo:letter-spacing="normal" fo:font-style="italic" fo:font-weight="normal" fo:background-color="#cccccc" style:font-size-asian="10pt" style:font-size-complex="10pt"/>
    </style:style>
    <style:style style:name="P94"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 fo:font-size="10pt" fo:letter-spacing="normal" fo:font-style="italic" fo:font-weight="normal" fo:background-color="#b2b2b2" style:font-size-asian="10pt" style:font-size-complex="10pt"/>
    </style:style>
    <style:style style:name="P95"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96"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dejavu sans mono" fo:font-size="8.25pt" fo:letter-spacing="normal" fo:font-style="italic" fo:font-weight="normal" fo:background-color="#cccccc"/>
    </style:style>
    <style:style style:name="P97" style:family="paragraph" style:parent-style-name="Text_20_body">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dejavu sans mono" fo:font-size="8.25pt" fo:letter-spacing="normal" fo:font-style="italic" fo:font-weight="normal" fo:background-color="#b2b2b2"/>
    </style:style>
    <style:style style:name="P98"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1" fo:font-size="10pt" fo:letter-spacing="normal" fo:font-style="italic" fo:font-weight="normal" fo:background-color="#cccccc" style:font-size-asian="10pt" style:font-size-complex="10pt"/>
    </style:style>
    <style:style style:name="P99"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 fo:font-size="10pt" fo:letter-spacing="normal" fo:font-style="italic" fo:font-weight="normal" fo:background-color="#b2b2b2" style:font-size-asian="10pt" style:font-size-complex="10pt"/>
    </style:style>
    <style:style style:name="P100"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01"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dejavu sans mono" fo:font-size="8.25pt" fo:letter-spacing="normal" fo:font-style="italic" fo:font-weight="normal" fo:background-color="#cccccc"/>
    </style:style>
    <style:style style:name="P102"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padding="0cm" fo:border="none"/>
      <style:text-properties fo:font-variant="normal" fo:text-transform="none" fo:color="#0066cc" style:font-name="dejavu sans mono" fo:font-size="8.25pt" fo:letter-spacing="normal" fo:font-style="italic" fo:font-weight="normal" fo:background-color="#b2b2b2"/>
    </style:style>
    <style:style style:name="P103" style:family="paragraph" style:parent-style-name="Standard">
      <style:paragraph-properties fo:margin-left="1.111cm" fo:margin-right="0.159cm" fo:margin-top="0cm" fo:margin-bottom="0cm" style:contextual-spacing="false" style:line-height-at-least="0.344cm"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italic" fo:font-weight="normal" fo:background-color="#cccccc" style:font-size-asian="10pt" style:font-size-complex="10pt"/>
    </style:style>
    <style:style style:name="P104" style:family="paragraph" style:parent-style-name="Standard">
      <style:paragraph-properties fo:text-align="center" style:justify-single-word="false" style:text-autospace="none"/>
      <style:text-properties style:font-name="Liberation Serif1" fo:font-size="28pt" fo:font-weight="bold" style:font-name-asian="LiberationSerif-Bold" style:font-size-asian="28pt" style:font-weight-asian="bold" style:font-name-complex="LiberationSerif-Bold" style:font-size-complex="28pt" style:font-weight-complex="bold"/>
    </style:style>
    <style:style style:name="P105" style:family="paragraph" style:parent-style-name="Standard">
      <style:paragraph-properties fo:text-align="start" style:justify-single-word="false" style:text-autospace="none"/>
      <style:text-properties style:font-name="Liberation Serif1" fo:font-size="16pt" style:font-name-asian="LiberationSerif" style:font-size-asian="16pt" style:font-name-complex="LiberationSerif" style:font-size-complex="16pt"/>
    </style:style>
    <style:style style:name="P106" style:family="paragraph" style:parent-style-name="Standard">
      <style:paragraph-properties style:text-autospace="none"/>
      <style:text-properties style:font-name="Liberation Serif1" fo:font-size="16pt" style:font-name-asian="LiberationSerif" style:font-size-asian="16pt" style:font-name-complex="LiberationSerif" style:font-size-complex="16pt"/>
    </style:style>
    <style:style style:name="P107" style:family="paragraph" style:parent-style-name="Standard">
      <style:paragraph-properties style:text-autospace="none"/>
      <style:text-properties style:font-name="Liberation Serif1" fo:font-size="26pt" style:font-name-asian="LiberationSerif" style:font-size-asian="26pt" style:font-name-complex="LiberationSerif" style:font-size-complex="26pt"/>
    </style:style>
    <style:style style:name="P108" style:family="paragraph" style:parent-style-name="Standard">
      <style:paragraph-properties fo:text-align="center" style:justify-single-word="false" style:text-autospace="none"/>
      <style:text-properties style:font-name="Liberation Serif1" fo:font-size="26pt" fo:font-weight="bold" style:font-name-asian="LiberationSerif-Bold" style:font-size-asian="26pt" style:font-weight-asian="bold" style:font-name-complex="LiberationSerif-Bold" style:font-size-complex="26pt" style:font-weight-complex="bold"/>
    </style:style>
    <style:style style:name="P109" style:family="paragraph" style:parent-style-name="Standard">
      <style:paragraph-properties fo:text-align="start" style:justify-single-word="false" style:text-autospace="none"/>
      <style:text-properties style:font-name="Liberation Serif1" fo:font-size="14pt" style:font-name-asian="LiberationSerif" style:font-size-asian="14pt" style:font-name-complex="LiberationSerif" style:font-size-complex="14pt"/>
    </style:style>
    <style:style style:name="P110" style:family="paragraph" style:parent-style-name="Standard">
      <style:paragraph-properties style:text-autospace="none"/>
      <style:text-properties style:font-name="Liberation Serif1" fo:font-size="14pt" style:font-name-asian="LiberationSerif" style:font-size-asian="14pt" style:font-name-complex="LiberationSerif" style:font-size-complex="14pt"/>
    </style:style>
    <style:style style:name="P111" style:family="paragraph" style:parent-style-name="Standard">
      <style:paragraph-properties fo:text-align="start" style:justify-single-word="false" style:text-autospace="none"/>
      <style:text-properties style:font-name="Liberation Serif1" fo:font-size="18pt" style:text-underline-style="solid" style:text-underline-width="auto" style:text-underline-color="font-color" fo:font-weight="bold" style:font-name-asian="LiberationSerif" style:font-size-asian="18pt" style:font-weight-asian="bold" style:font-name-complex="LiberationSerif" style:font-size-complex="18pt" style:font-weight-complex="bold"/>
    </style:style>
    <style:style style:name="P112" style:family="paragraph" style:parent-style-name="Standard">
      <style:paragraph-properties fo:text-align="justify" style:justify-single-word="false"/>
      <style:text-properties fo:color="#000000" style:font-name="Liberation Serif" fo:font-size="16pt" fo:language="en" fo:country="none" fo:font-style="italic" fo:font-weight="normal" style:font-size-asian="16pt" style:font-style-asian="italic" style:font-weight-asian="normal" style:font-size-complex="16pt" style:font-style-complex="italic" style:font-weight-complex="normal"/>
    </style:style>
    <style:style style:name="P113" style:family="paragraph" style:parent-style-name="Standard">
      <style:paragraph-properties fo:text-align="start" style:justify-single-word="false" style:text-autospace="none"/>
      <style:text-properties fo:color="#000000" style:font-name="Liberation Serif" fo:font-size="16pt" fo:language="en" fo:country="none" fo:font-style="italic" style:text-underline-style="none" fo:font-weight="normal" style:font-name-asian="LiberationSerif" style:font-size-asian="16pt" style:font-style-asian="italic" style:font-weight-asian="normal" style:font-name-complex="LiberationSerif" style:font-size-complex="16pt" style:font-style-complex="italic" style:font-weight-complex="normal"/>
    </style:style>
    <style:style style:name="P114" style:family="paragraph" style:parent-style-name="Standard">
      <style:paragraph-properties fo:text-align="start" style:justify-single-word="false" style:text-autospace="none"/>
      <style:text-properties fo:font-variant="normal" fo:text-transform="none" fo:color="#0066cc" style:font-name="Liberation Serif1" fo:font-size="10pt" fo:letter-spacing="normal" fo:font-style="normal" style:text-underline-style="none" fo:font-weight="normal" fo:background-color="#cccccc" style:font-name-asian="LiberationSerif" style:font-size-asian="10pt" style:font-weight-asian="normal" style:font-name-complex="LiberationSerif" style:font-size-complex="10pt" style:font-weight-complex="normal"/>
    </style:style>
    <style:style style:name="P115" style:family="paragraph" style:parent-style-name="Standard">
      <style:paragraph-properties fo:text-align="start" style:justify-single-word="false" style:text-autospace="none"/>
      <style:text-properties fo:font-variant="normal" fo:text-transform="none" fo:color="#0066cc" style:font-name="Liberation Serif" fo:font-size="10pt" fo:letter-spacing="normal" fo:font-style="normal" style:text-underline-style="solid" style:text-underline-width="auto" style:text-underline-color="font-color" fo:font-weight="normal" fo:background-color="#b2b2b2" style:font-name-asian="LiberationSerif" style:font-size-asian="10pt" style:font-weight-asian="bold" style:font-name-complex="LiberationSerif" style:font-size-complex="10pt" style:font-weight-complex="bold"/>
    </style:style>
    <style:style style:name="P116" style:family="paragraph" style:parent-style-name="Standard">
      <style:paragraph-properties fo:text-align="start" style:justify-single-word="false" style:text-autospace="none"/>
      <style:text-properties fo:font-variant="normal" fo:text-transform="none" fo:color="#0066cc" style:font-name="Liberation Serif" fo:font-size="10pt" fo:letter-spacing="normal" fo:font-style="normal" style:text-underline-style="solid" style:text-underline-width="auto" style:text-underline-color="font-color" fo:font-weight="normal" fo:background-color="#b2b2b2" style:font-name-asian="LiberationSerif" style:font-size-asian="10pt" style:font-style-asian="normal" style:font-weight-asian="bold" style:font-name-complex="LiberationSerif" style:font-size-complex="10pt" style:font-style-complex="normal" style:font-weight-complex="bold"/>
    </style:style>
    <style:style style:name="P117" style:family="paragraph" style:parent-style-name="Standard">
      <style:paragraph-properties fo:text-align="start" style:justify-single-word="false" style:text-autospace="none"/>
      <style:text-properties fo:font-variant="normal" fo:text-transform="none" fo:color="#0066cc" style:font-name="Liberation Serif" fo:font-size="10pt" fo:letter-spacing="normal" fo:language="en" fo:country="none" fo:font-style="normal" style:text-underline-style="none" fo:font-weight="normal" fo:background-color="#b2b2b2" style:font-name-asian="LiberationSerif" style:font-size-asian="10pt" style:font-style-asian="normal" style:font-weight-asian="normal" style:font-name-complex="LiberationSerif" style:font-size-complex="10pt" style:font-style-complex="normal" style:font-weight-complex="normal"/>
    </style:style>
    <style:style style:name="P118" style:family="paragraph" style:parent-style-name="Standard">
      <style:paragraph-properties fo:text-align="start" style:justify-single-word="false" style:text-autospace="none"/>
      <style:text-properties fo:font-variant="normal" fo:text-transform="none" fo:color="#0066cc" style:font-name="Liberation Serif" fo:font-size="10pt" fo:letter-spacing="normal" fo:language="en" fo:country="none" fo:font-style="italic" style:text-underline-style="none" fo:font-weight="normal" fo:background-color="#cccccc" style:font-name-asian="LiberationSerif" style:font-size-asian="10pt" style:font-style-asian="italic" style:font-weight-asian="normal" style:font-name-complex="LiberationSerif" style:font-size-complex="10pt" style:font-style-complex="italic" style:font-weight-complex="normal"/>
    </style:style>
    <style:style style:name="P119" style:family="paragraph" style:parent-style-name="Standard">
      <style:paragraph-properties fo:text-align="start" style:justify-single-word="false" style:text-autospace="none"/>
      <style:text-properties fo:font-variant="normal" fo:text-transform="none" fo:color="#0066cc" style:font-name="dejavu sans mono" fo:font-size="8.25pt" fo:letter-spacing="normal" fo:font-style="normal" style:text-underline-style="solid" style:text-underline-width="auto" style:text-underline-color="font-color" fo:font-weight="normal" fo:background-color="#b2b2b2" style:font-name-asian="LiberationSerif" style:font-size-asian="18pt" style:font-weight-asian="bold" style:font-name-complex="LiberationSerif" style:font-size-complex="18pt" style:font-weight-complex="bold"/>
    </style:style>
    <style:style style:name="P120" style:family="paragraph" style:parent-style-name="Standard">
      <style:paragraph-properties fo:text-align="justify" style:justify-single-word="false"/>
      <style:text-properties fo:font-variant="normal" fo:text-transform="none" fo:color="#000000" style:font-name="Liberation Serif" fo:font-size="16pt" fo:letter-spacing="normal" fo:language="en" fo:country="none" fo:font-style="italic" style:text-underline-style="none" fo:font-weight="normal" fo:background-color="#ffffff" style:font-name-asian="LiberationSerif" style:font-size-asian="16pt" style:font-style-asian="normal" style:font-weight-asian="normal" style:font-name-complex="LiberationSerif" style:font-size-complex="16pt" style:font-style-complex="normal" style:font-weight-complex="normal"/>
    </style:style>
    <style:style style:name="P121" style:family="paragraph" style:parent-style-name="Standard">
      <style:paragraph-properties fo:text-align="justify" style:justify-single-word="false"/>
      <style:text-properties fo:font-variant="normal" fo:text-transform="none" fo:color="#000000" style:font-name="Liberation Serif" fo:font-size="16pt" fo:letter-spacing="normal" fo:language="en" fo:country="none" fo:font-style="italic" style:text-underline-style="none" fo:font-weight="bold" fo:background-color="#ffffff" style:font-name-asian="LiberationSerif" style:font-size-asian="16pt" style:font-style-asian="normal" style:font-weight-asian="bold" style:font-name-complex="LiberationSerif" style:font-size-complex="16pt" style:font-style-complex="normal" style:font-weight-complex="bold"/>
    </style:style>
    <style:style style:name="P122" style:family="paragraph" style:parent-style-name="Standard">
      <style:paragraph-properties fo:text-align="justify" style:justify-single-word="false" style:text-autospace="none"/>
      <style:text-properties fo:font-variant="normal" fo:text-transform="none" fo:color="#000000" style:font-name="Liberation Serif1" fo:font-size="18pt" fo:letter-spacing="normal" fo:language="en" fo:country="none" fo:font-style="normal" style:text-underline-style="solid" style:text-underline-width="auto" style:text-underline-color="font-color" fo:font-weight="bold" fo:background-color="#ffffff" style:font-name-asian="LiberationSerif" style:font-size-asian="18pt" style:font-style-asian="normal" style:font-weight-asian="bold" style:font-name-complex="LiberationSerif" style:font-size-complex="18pt" style:font-style-complex="normal" style:font-weight-complex="bold"/>
    </style:style>
    <style:style style:name="P123" style:family="paragraph" style:parent-style-name="Standard">
      <style:paragraph-properties fo:text-align="justify" style:justify-single-word="false" style:text-autospace="none"/>
      <style:text-properties fo:font-variant="normal" fo:text-transform="none" fo:color="#000000" style:font-name="Liberation Serif1" fo:font-size="18pt" fo:letter-spacing="normal" fo:language="en" fo:country="none" fo:font-style="normal" style:text-underline-style="solid" style:text-underline-width="auto" style:text-underline-color="font-color" fo:font-weight="bold" officeooo:paragraph-rsid="0038cfe9" fo:background-color="#ffffff" style:font-name-asian="LiberationSerif" style:font-size-asian="18pt" style:font-style-asian="normal" style:font-weight-asian="bold" style:font-name-complex="LiberationSerif" style:font-size-complex="18pt" style:font-style-complex="normal" style:font-weight-complex="bold"/>
    </style:style>
    <style:style style:name="P124" style:family="paragraph" style:parent-style-name="Standard">
      <style:paragraph-properties fo:text-align="start" style:justify-single-word="false" style:text-autospace="none"/>
      <style:text-properties fo:color="#0066cc" style:font-name="Liberation Serif1" fo:font-size="10pt" style:text-underline-style="solid" style:text-underline-width="auto" style:text-underline-color="font-color" fo:font-weight="bold" fo:background-color="#cccccc" style:font-name-asian="LiberationSerif" style:font-size-asian="10pt" style:font-weight-asian="bold" style:font-name-complex="LiberationSerif" style:font-size-complex="10pt" style:font-weight-complex="bold"/>
    </style:style>
    <style:style style:name="P125" style:family="paragraph" style:parent-style-name="Standard">
      <style:paragraph-properties fo:text-align="start" style:justify-single-word="false" style:text-autospace="none"/>
      <style:text-properties fo:color="#0066cc" style:font-name="Liberation Serif1" fo:font-size="18pt" style:text-underline-style="solid" style:text-underline-width="auto" style:text-underline-color="font-color" fo:font-weight="bold" fo:background-color="#b2b2b2" style:font-name-asian="LiberationSerif" style:font-size-asian="18pt" style:font-weight-asian="bold" style:font-name-complex="LiberationSerif" style:font-size-complex="18pt" style:font-weight-complex="bold"/>
    </style:style>
    <style:style style:name="P126" style:family="paragraph" style:parent-style-name="Standard">
      <style:paragraph-properties fo:text-align="start" style:justify-single-word="false" style:text-autospace="none"/>
      <style:text-properties fo:color="#0066cc" style:font-name="Liberation Serif" fo:font-size="10pt" fo:font-style="italic" style:text-underline-style="solid" style:text-underline-width="auto" style:text-underline-color="font-color" fo:font-weight="bold" fo:background-color="#b2b2b2" style:font-name-asian="LiberationSerif" style:font-size-asian="10pt" style:font-style-asian="italic" style:font-weight-asian="bold" style:font-name-complex="LiberationSerif" style:font-size-complex="10pt" style:font-style-complex="italic" style:font-weight-complex="bold"/>
    </style:style>
    <style:style style:name="P127" style:family="paragraph" style:parent-style-name="Standard">
      <style:paragraph-properties fo:text-align="start" style:justify-single-word="false" style:text-autospace="none"/>
      <style:text-properties fo:color="#0066cc" style:font-name="Liberation Serif" fo:font-size="10pt" style:text-underline-style="solid" style:text-underline-width="auto" style:text-underline-color="font-color" fo:font-weight="bold" fo:background-color="#b2b2b2" style:font-name-asian="LiberationSerif" style:font-size-asian="10pt" style:font-weight-asian="bold" style:font-name-complex="LiberationSerif" style:font-size-complex="10pt" style:font-weight-complex="bold"/>
    </style:style>
    <style:style style:name="P128" style:family="paragraph" style:parent-style-name="Standard">
      <style:paragraph-properties fo:text-align="start" style:justify-single-word="false" style:text-autospace="none"/>
      <style:text-properties fo:color="#0066cc" style:font-name="dejavu sans mono" fo:font-size="8.25pt" fo:font-style="normal" fo:font-weight="normal" fo:background-color="#cccccc" style:font-style-asian="normal" style:font-style-complex="normal"/>
    </style:style>
    <style:style style:name="P129" style:family="paragraph" style:parent-style-name="Standard">
      <style:paragraph-properties fo:text-align="justify" style:justify-single-word="false" style:text-autospace="none"/>
      <style:text-properties style:font-name="Liberation Serif" fo:font-size="16pt" style:text-underline-style="none" fo:font-weight="normal" officeooo:paragraph-rsid="004badc1" style:font-name-asian="LiberationSerif" style:font-size-asian="16pt" style:font-weight-asian="normal" style:font-name-complex="LiberationSerif" style:font-size-complex="16pt" style:font-weight-complex="normal"/>
    </style:style>
    <style:style style:name="P130" style:family="paragraph" style:parent-style-name="Standard">
      <style:paragraph-properties fo:text-align="start" style:justify-single-word="false" fo:padding="0.074cm" fo:border-left="none" fo:border-right="none" fo:border-top="none" fo:border-bottom="0.99pt solid #000000" style:text-autospace="none" style:join-border="false"/>
      <style:text-properties style:font-name="Liberation Serif1" fo:font-size="10pt" style:font-name-asian="LiberationSerif-Bold" style:font-size-asian="10pt" style:font-name-complex="LiberationSerif-Bold" style:font-size-complex="10pt"/>
    </style:style>
    <style:style style:name="P131" style:family="paragraph" style:parent-style-name="Standard">
      <style:paragraph-properties fo:margin-left="0cm" fo:margin-right="0cm"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cccccc" style:font-size-asian="10pt" style:font-style-asian="normal" style:font-size-complex="10pt" style:font-style-complex="normal"/>
    </style:style>
    <style:style style:name="P132" style:family="paragraph" style:parent-style-name="Text_20_body">
      <style:paragraph-properties fo:text-align="justify" style:justify-single-word="false" fo:background-color="#e6e6e6" style:text-autospace="none">
        <style:background-image/>
      </style:paragraph-properties>
      <style:text-properties fo:font-variant="normal" fo:text-transform="none" fo:color="#0066cc" style:font-name="Liberation Serif1" fo:font-size="10pt" fo:letter-spacing="normal" fo:language="en" fo:country="none" fo:font-style="normal" style:text-underline-style="none" fo:font-weight="normal" fo:background-color="transparent" style:font-name-asian="LiberationSerif" style:font-size-asian="10pt" style:font-style-asian="normal" style:font-weight-asian="normal" style:font-name-complex="LiberationSerif" style:font-size-complex="10pt" style:font-style-complex="normal" style:font-weight-complex="normal"/>
    </style:style>
    <style:style style:name="P133"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1b8c04" officeooo:paragraph-rsid="001b8c04" style:font-name-asian="LiberationSerif" style:font-size-asian="10pt" style:font-style-asian="normal" style:font-weight-asian="normal" style:font-name-complex="LiberationSerif" style:font-size-complex="10pt" style:font-style-complex="normal" style:font-weight-complex="normal"/>
    </style:style>
    <style:style style:name="P134"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200da4" officeooo:paragraph-rsid="00200da4" style:font-name-asian="LiberationSerif" style:font-size-asian="10pt" style:font-style-asian="normal" style:font-weight-asian="normal" style:font-name-complex="LiberationSerif" style:font-size-complex="10pt" style:font-style-complex="normal" style:font-weight-complex="normal"/>
    </style:style>
    <style:style style:name="P135"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31b2b6" officeooo:paragraph-rsid="0031b2b6" style:font-name-asian="LiberationSerif" style:font-size-asian="10pt" style:font-style-asian="normal" style:font-weight-asian="normal" style:font-name-complex="LiberationSerif" style:font-size-complex="10pt" style:font-style-complex="normal" style:font-weight-complex="normal"/>
    </style:style>
    <style:style style:name="P136"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2c6ac4" officeooo:paragraph-rsid="002c6ac4" style:font-name-asian="LiberationSerif" style:font-size-asian="10pt" style:font-style-asian="normal" style:font-weight-asian="normal" style:font-name-complex="LiberationSerif" style:font-size-complex="10pt" style:font-style-complex="normal" style:font-weight-complex="normal"/>
    </style:style>
    <style:style style:name="P137"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3e36b5" officeooo:paragraph-rsid="003e36b5" style:font-name-asian="LiberationSerif" style:font-size-asian="10pt" style:font-style-asian="normal" style:font-weight-asian="normal" style:font-name-complex="LiberationSerif" style:font-size-complex="10pt" style:font-style-complex="normal" style:font-weight-complex="normal"/>
    </style:style>
    <style:style style:name="P138"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normal" style:text-underline-style="none" fo:font-weight="normal" officeooo:rsid="002491de" officeooo:paragraph-rsid="002491de" fo:background-color="#b2b2b2" style:font-name-asian="LiberationSerif" style:font-size-asian="10pt" style:font-style-asian="normal" style:font-weight-asian="normal" style:font-name-complex="LiberationSerif" style:font-size-complex="10pt" style:font-style-complex="normal" style:font-weight-complex="normal"/>
    </style:style>
    <style:style style:name="P139"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italic" style:text-underline-style="none" fo:font-weight="normal" officeooo:rsid="003565c2" officeooo:paragraph-rsid="003565c2" style:font-name-asian="LiberationSerif" style:font-size-asian="10pt" style:font-style-asian="italic" style:font-weight-asian="normal" style:font-name-complex="LiberationSerif" style:font-size-complex="10pt" style:font-style-complex="italic" style:font-weight-complex="normal"/>
    </style:style>
    <style:style style:name="P140" style:family="paragraph" style:parent-style-name="Standard">
      <style:paragraph-properties fo:text-align="start" style:justify-single-word="false" style:text-autospace="none"/>
      <style:text-properties fo:font-variant="normal" fo:text-transform="none" fo:color="#0066cc" style:font-name="dejavu sans mono" fo:font-size="8.25pt" fo:letter-spacing="normal" fo:font-style="normal" style:text-underline-style="solid" style:text-underline-width="auto" style:text-underline-color="font-color" fo:font-weight="normal" officeooo:paragraph-rsid="00477647" fo:background-color="#b2b2b2"/>
    </style:style>
    <style:style style:name="P141" style:family="paragraph" style:parent-style-name="Standard">
      <style:paragraph-properties fo:text-align="start" style:justify-single-word="false" style:text-autospace="none"/>
      <style:text-properties fo:font-variant="normal" fo:text-transform="none" fo:color="#0066cc" style:font-name="Liberation Serif" fo:font-size="10pt" fo:letter-spacing="normal" fo:font-style="normal" style:text-underline-style="solid" style:text-underline-width="auto" style:text-underline-color="font-color" fo:font-weight="normal" officeooo:paragraph-rsid="0045357c" fo:background-color="#b2b2b2" style:font-size-asian="10pt" style:font-size-complex="10pt"/>
    </style:style>
    <style:style style:name="P142" style:family="paragraph" style:parent-style-name="Text_20_body">
      <style:paragraph-properties fo:text-align="start" style:justify-single-word="false" style:text-autospace="none"/>
      <style:text-properties fo:color="#000000" style:font-name="Liberation Serif" fo:font-size="16pt" fo:language="en" fo:country="none" fo:font-style="italic" style:text-underline-style="none" fo:font-weight="normal" officeooo:paragraph-rsid="00477647" style:font-name-asian="LiberationSerif" style:font-size-asian="16pt" style:font-style-asian="italic" style:font-weight-asian="normal" style:font-name-complex="LiberationSerif" style:font-size-complex="16pt" style:font-style-complex="italic" style:font-weight-complex="normal"/>
    </style:style>
    <style:style style:name="P143"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style:font-name-asian="LiberationSerif" style:font-size-asian="16pt" style:font-style-asian="italic" style:font-weight-asian="normal" style:font-name-complex="LiberationSerif" style:font-size-complex="16pt" style:font-style-complex="italic" style:font-weight-complex="normal"/>
    </style:style>
    <style:style style:name="P144" style:family="paragraph" style:parent-style-name="Text_20_body">
      <style:paragraph-properties fo:text-align="justify" style:justify-single-word="false" style:text-autospace="none"/>
      <style:text-properties fo:color="#000000" style:font-name="Liberation Serif" fo:font-size="16pt" fo:language="en" fo:country="none" fo:font-style="italic" style:text-underline-style="none" fo:font-weight="normal" officeooo:paragraph-rsid="0045357c" style:font-name-asian="LiberationSerif" style:font-size-asian="16pt" style:font-style-asian="italic" style:font-weight-asian="normal" style:font-name-complex="LiberationSerif" style:font-size-complex="16pt" style:font-style-complex="italic" style:font-weight-complex="normal"/>
    </style:style>
    <style:style style:name="P145" style:family="paragraph" style:parent-style-name="Text_20_body">
      <style:paragraph-properties fo:text-align="justify" style:justify-single-word="false" style:text-autospace="none"/>
      <style:text-properties fo:color="#0066cc" style:font-name="Liberation Serif" fo:font-size="10pt" fo:language="en" fo:country="none" fo:font-style="normal" style:text-underline-style="none" fo:font-weight="normal" officeooo:paragraph-rsid="002491de" fo:background-color="#b2b2b2" style:font-name-asian="LiberationSerif" style:font-size-asian="10pt" style:font-style-asian="normal" style:font-weight-asian="normal" style:font-name-complex="LiberationSerif" style:font-size-complex="10pt" style:font-style-complex="normal" style:font-weight-complex="normal"/>
    </style:style>
    <style:style style:name="P146" style:family="paragraph" style:parent-style-name="Text_20_body" style:list-style-name="L1">
      <style:paragraph-properties fo:margin-left="0.979cm" fo:margin-right="0cm" fo:margin-top="0cm" fo:margin-bottom="0cm" style:contextual-spacing="false"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47" style:family="paragraph" style:parent-style-name="Text_20_body" style:list-style-name="L2">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48" style:family="paragraph" style:parent-style-name="Text_20_body" style:list-style-name="L3">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49" style:family="paragraph" style:parent-style-name="Text_20_body" style:list-style-name="L4">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0" style:family="paragraph" style:parent-style-name="Text_20_body" style:list-style-name="L5">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1" style:family="paragraph" style:parent-style-name="Text_20_body" style:list-style-name="L21">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2" style:family="paragraph" style:parent-style-name="Text_20_body" style:list-style-name="L22">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3" style:family="paragraph" style:parent-style-name="Text_20_body" style:list-style-name="L23">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4" style:family="paragraph" style:parent-style-name="Text_20_body" style:list-style-name="L24">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5" style:family="paragraph" style:parent-style-name="Text_20_body" style:list-style-name="L25">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56" style:family="paragraph" style:parent-style-name="Text_20_body" style:list-style-name="L26">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157" style:family="paragraph" style:parent-style-name="Text_20_body" style:list-style-name="L27">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158" style:family="paragraph" style:parent-style-name="Text_20_body" style:list-style-name="L6">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59" style:family="paragraph" style:parent-style-name="Text_20_body" style:list-style-name="L7">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60" style:family="paragraph" style:parent-style-name="Text_20_body" style:list-style-name="L8">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61" style:family="paragraph" style:parent-style-name="Text_20_body" style:list-style-name="L16">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62" style:family="paragraph" style:parent-style-name="Text_20_body" style:list-style-name="L17">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63" style:family="paragraph" style:parent-style-name="Text_20_body" style:list-style-name="L9">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4" style:family="paragraph" style:parent-style-name="Text_20_body" style:list-style-name="L10">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5" style:family="paragraph" style:parent-style-name="Text_20_body" style:list-style-name="L11">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6" style:family="paragraph" style:parent-style-name="Text_20_body" style:list-style-name="L13">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7" style:family="paragraph" style:parent-style-name="Text_20_body" style:list-style-name="L14">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8" style:family="paragraph" style:parent-style-name="Text_20_body" style:list-style-name="L15">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69" style:family="paragraph" style:parent-style-name="Text_20_body" style:list-style-name="L12">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170" style:family="paragraph" style:parent-style-name="Text_20_body" style:list-style-name="L18">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171" style:family="paragraph" style:parent-style-name="Text_20_body" style:list-style-name="L19">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172" style:family="paragraph" style:parent-style-name="Text_20_body" style:list-style-name="L20">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173" style:family="paragraph" style:parent-style-name="Text_20_body" style:list-style-name="L28">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174" style:family="paragraph" style:parent-style-name="Text_20_body" style:list-style-name="L29">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175" style:family="paragraph" style:parent-style-name="Text_20_body" style:list-style-name="L30">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176" style:family="paragraph" style:parent-style-name="Text_20_body" style:list-style-name="L31">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177" style:family="paragraph" style:parent-style-name="Text_20_body" style:list-style-name="L32">
      <style:paragraph-properties fo:margin-left="0.979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178" style:family="paragraph" style:parent-style-name="Text_20_body" style:list-style-name="L1">
      <style:paragraph-properties fo:margin-left="1.27cm" fo:margin-right="0cm" fo:margin-top="0cm" fo:margin-bottom="0cm" style:contextual-spacing="false" fo:text-align="start" style:justify-single-word="false" fo:text-indent="0cm" style:auto-text-indent="false" fo:background-color="#ffffff" fo:padding="0cm" fo:border="none">
        <style:background-image/>
      </style:paragraph-properties>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79" style:family="paragraph" style:parent-style-name="Text_20_body" style:list-style-name="L2">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0" style:family="paragraph" style:parent-style-name="Text_20_body" style:list-style-name="L3">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1" style:family="paragraph" style:parent-style-name="Text_20_body" style:list-style-name="L4">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2" style:family="paragraph" style:parent-style-name="Text_20_body" style:list-style-name="L5">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3" style:family="paragraph" style:parent-style-name="Text_20_body" style:list-style-name="L21">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4" style:family="paragraph" style:parent-style-name="Text_20_body" style:list-style-name="L22">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5" style:family="paragraph" style:parent-style-name="Text_20_body" style:list-style-name="L23">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6" style:family="paragraph" style:parent-style-name="Text_20_body" style:list-style-name="L24">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7" style:family="paragraph" style:parent-style-name="Text_20_body" style:list-style-name="L25">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188" style:family="paragraph" style:parent-style-name="Text_20_body" style:list-style-name="L26">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189" style:family="paragraph" style:parent-style-name="Text_20_body" style:list-style-name="L27">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cccccc"/>
    </style:style>
    <style:style style:name="P190" style:family="paragraph" style:parent-style-name="Text_20_body" style:list-style-name="L6">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91" style:family="paragraph" style:parent-style-name="Text_20_body" style:list-style-name="L7">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92" style:family="paragraph" style:parent-style-name="Text_20_body" style:list-style-name="L8">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93" style:family="paragraph" style:parent-style-name="Text_20_body" style:list-style-name="L16">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94" style:family="paragraph" style:parent-style-name="Text_20_body" style:list-style-name="L17">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1" fo:font-size="10pt" fo:letter-spacing="normal" fo:font-style="normal" fo:font-weight="normal" fo:background-color="#cccccc" style:font-size-asian="10pt" style:font-size-complex="10pt"/>
    </style:style>
    <style:style style:name="P195" style:family="paragraph" style:parent-style-name="Text_20_body" style:list-style-name="L9">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96" style:family="paragraph" style:parent-style-name="Text_20_body" style:list-style-name="L10">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97" style:family="paragraph" style:parent-style-name="Text_20_body" style:list-style-name="L11">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98" style:family="paragraph" style:parent-style-name="Text_20_body" style:list-style-name="L13">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199" style:family="paragraph" style:parent-style-name="Text_20_body" style:list-style-name="L14">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200" style:family="paragraph" style:parent-style-name="Text_20_body" style:list-style-name="L15">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tyle-asian="normal" style:font-size-complex="10pt" style:font-style-complex="normal"/>
    </style:style>
    <style:style style:name="P201" style:family="paragraph" style:parent-style-name="Text_20_body" style:list-style-name="L12">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202" style:family="paragraph" style:parent-style-name="Text_20_body" style:list-style-name="L18">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203" style:family="paragraph" style:parent-style-name="Text_20_body" style:list-style-name="L19">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204" style:family="paragraph" style:parent-style-name="Text_20_body" style:list-style-name="L20">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205" style:family="paragraph" style:parent-style-name="Text_20_body" style:list-style-name="L28">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206" style:family="paragraph" style:parent-style-name="Text_20_body" style:list-style-name="L29">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207" style:family="paragraph" style:parent-style-name="Text_20_body" style:list-style-name="L30">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208" style:family="paragraph" style:parent-style-name="Text_20_body" style:list-style-name="L31">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209" style:family="paragraph" style:parent-style-name="Text_20_body" style:list-style-name="L32">
      <style:paragraph-properties fo:margin-left="1.27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cccccc" style:font-size-asian="10pt" style:font-size-complex="10pt"/>
    </style:style>
    <style:style style:name="P210"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fo:font-weight="normal" fo:background-color="#b2b2b2"/>
    </style:style>
    <style:style style:name="P211"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dejavu sans mono" fo:font-size="8.25pt" fo:letter-spacing="normal" fo:font-style="normal" style:text-underline-style="solid" style:text-underline-width="auto" style:text-underline-color="font-color" fo:font-weight="normal" fo:background-color="#b2b2b2"/>
    </style:style>
    <style:style style:name="P212" style:family="paragraph" style:parent-style-name="Text_20_body">
      <style:paragraph-properties fo:margin-left="0.635cm" fo:margin-right="0cm" fo:margin-top="0cm" fo:margin-bottom="0cm" style:contextual-spacing="false" fo:text-align="start" style:justify-single-word="false" fo:text-indent="0cm" style:auto-text-indent="false" fo:padding="0cm" fo:border="none"/>
      <style:text-properties fo:font-variant="normal" fo:text-transform="none" fo:color="#0066cc" style:font-name="Liberation Serif" fo:font-size="10pt" fo:letter-spacing="normal" fo:font-style="normal" fo:font-weight="normal" fo:background-color="#b2b2b2" style:font-size-asian="10pt" style:font-size-complex="10pt"/>
    </style:style>
    <style:style style:name="P213" style:family="paragraph" style:parent-style-name="Text_20_body">
      <style:paragraph-properties fo:text-align="justify" style:justify-single-word="false" fo:background-color="#b2b2b2" style:text-autospace="none">
        <style:background-image/>
      </style:paragraph-properties>
      <style:text-properties fo:color="#0066cc" style:font-name="Liberation Serif" fo:font-size="10pt" fo:language="en" fo:country="none" fo:font-style="italic" style:text-underline-style="none" fo:font-weight="normal" officeooo:paragraph-rsid="0059def8" style:font-name-asian="LiberationSerif" style:font-size-asian="10pt" style:font-style-asian="italic" style:font-weight-asian="normal" style:font-name-complex="LiberationSerif" style:font-size-complex="10pt" style:font-style-complex="italic" style:font-weight-complex="normal"/>
    </style:style>
    <style:style style:name="T1" style:family="text">
      <style:text-properties fo:font-size="16pt" style:font-name-asian="LiberationSerif" style:font-size-asian="16pt" style:font-name-complex="LiberationSerif" style:font-size-complex="16pt"/>
    </style:style>
    <style:style style:name="T2" style:family="text">
      <style:text-properties fo:font-size="16pt" fo:font-style="italic" fo:font-weight="bold" style:font-size-asian="16pt" style:font-style-asian="italic" style:font-weight-asian="bold" style:font-size-complex="16pt" style:font-style-complex="italic" style:font-weight-complex="bold"/>
    </style:style>
    <style:style style:name="T3" style:family="text">
      <style:text-properties fo:font-size="16pt" style:font-size-asian="16pt" style:font-size-complex="16pt"/>
    </style:style>
    <style:style style:name="T4" style:family="text">
      <style:text-properties fo:font-size="16pt" fo:language="en" fo:country="none" style:font-size-asian="16pt" style:font-size-complex="16pt"/>
    </style:style>
    <style:style style:name="T5" style:family="text">
      <style:text-properties fo:font-size="16pt" fo:language="en" fo:country="none" fo:font-style="normal" fo:font-weight="normal" style:font-size-asian="16pt" style:font-style-asian="normal" style:font-weight-asian="normal" style:font-size-complex="16pt" style:font-style-complex="normal" style:font-weight-complex="normal"/>
    </style:style>
    <style:style style:name="T6" style:family="text">
      <style:text-properties fo:font-size="16pt" fo:language="en" fo:country="none" fo:font-style="normal" fo:font-weight="bold" style:font-size-asian="16pt" style:font-style-asian="normal" style:font-weight-asian="bold" style:font-size-complex="16pt" style:font-style-complex="normal" style:font-weight-complex="bold"/>
    </style:style>
    <style:style style:name="T7" style:family="text">
      <style:text-properties fo:font-size="16pt" fo:language="en" fo:country="none" fo:font-style="normal" style:font-size-asian="16pt" style:font-style-asian="normal" style:font-size-complex="16pt" style:font-style-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8pt" fo:font-style="italic" fo:font-weight="bold" style:font-size-asian="18pt" style:font-style-asian="italic" style:font-weight-asian="bold" style:font-size-complex="18pt" style:font-style-complex="italic" style:font-weight-complex="bold"/>
    </style:style>
    <style:style style:name="T11" style:family="text">
      <style:text-properties fo:font-size="18pt" fo:language="en" fo:country="none" fo:font-style="normal" style:font-size-asian="18pt" style:font-style-asian="normal" style:font-size-complex="18pt" style:font-style-complex="normal"/>
    </style:style>
    <style:style style:name="T12" style:family="text">
      <style:text-properties fo:font-size="18pt" fo:language="en" fo:country="none" fo:font-style="normal" fo:font-weight="normal" style:font-size-asian="18pt" style:font-style-asian="normal" style:font-weight-asian="normal" style:font-size-complex="18pt" style:font-style-complex="normal" style:font-weight-complex="normal"/>
    </style:style>
    <style:style style:name="T13" style:family="text">
      <style:text-properties fo:color="#000000" style:font-name="Liberation Serif1" fo:language="en" fo:country="none"/>
    </style:style>
    <style:style style:name="T14" style:family="text">
      <style:text-properties fo:color="#000000" style:font-name="Liberation Serif1" fo:language="en" fo:country="none" fo:font-style="normal" style:font-style-asian="normal" style:font-style-complex="normal"/>
    </style:style>
    <style:style style:name="T15" style:family="text">
      <style:text-properties fo:color="#000000" fo:language="en" fo:country="none"/>
    </style:style>
    <style:style style:name="T16" style:family="text">
      <style:text-properties fo:color="#000000" fo:language="en" fo:country="none" fo:font-style="italic" style:font-style-asian="italic" style:font-style-complex="italic"/>
    </style:style>
    <style:style style:name="T17" style:family="text">
      <style:text-properties fo:color="#000000" fo:language="en" fo:country="none" fo:font-style="italic" officeooo:rsid="002e3ad3" style:font-style-asian="italic" style:font-style-complex="italic"/>
    </style:style>
    <style:style style:name="T18" style:family="text">
      <style:text-properties fo:color="#000000" fo:language="en" fo:country="none" fo:font-style="normal" style:font-style-asian="normal" style:font-style-complex="normal"/>
    </style:style>
    <style:style style:name="T19" style:family="text">
      <style:text-properties style:text-underline-style="solid" style:text-underline-width="auto" style:text-underline-color="font-color"/>
    </style:style>
    <style:style style:name="T20" style:family="text">
      <style:text-properties fo:background-color="#cccccc"/>
    </style:style>
    <style:style style:name="T21" style:family="text">
      <style:text-properties fo:font-variant="normal" fo:text-transform="none" fo:letter-spacing="normal" style:text-underline-style="none" fo:background-color="#ffffff" style:font-name-asian="LiberationSerif" style:font-style-asian="normal" style:font-name-complex="LiberationSerif" style:font-style-complex="normal"/>
    </style:style>
    <style:style style:name="T22" style:family="text">
      <style:text-properties fo:font-variant="normal" fo:text-transform="none" fo:letter-spacing="normal" fo:background-color="#cccccc"/>
    </style:style>
    <style:style style:name="T23" style:family="text">
      <style:text-properties fo:font-variant="normal" fo:text-transform="none" fo:letter-spacing="normal" style:text-underline-style="solid" style:text-underline-width="auto" style:text-underline-color="font-color" fo:background-color="#cccccc"/>
    </style:style>
    <style:style style:name="T24" style:family="text">
      <style:text-properties fo:font-variant="normal" fo:text-transform="none" fo:color="#000000" style:font-name="Liberation Serif1" fo:letter-spacing="normal" fo:language="en" fo:country="none" fo:font-style="normal" fo:background-color="transparent" style:font-style-asian="normal" style:font-style-complex="normal"/>
    </style:style>
    <style:style style:name="T25" style:family="text">
      <style:text-properties fo:font-variant="normal" fo:text-transform="none" fo:color="#000000" style:font-name="Liberation Serif1" fo:letter-spacing="normal" fo:language="en" fo:country="none" fo:background-color="transparent"/>
    </style:style>
    <style:style style:name="T26" style:family="text">
      <style:text-properties fo:language="en" fo:country="none"/>
    </style:style>
    <style:style style:name="T27" style:family="text">
      <style:text-properties fo:language="en" fo:country="none" fo:font-style="italic" style:font-style-asian="italic" style:font-style-complex="italic"/>
    </style:style>
    <style:style style:name="T28" style:family="text">
      <style:text-properties fo:language="en" fo:country="none" fo:font-style="italic" style:text-underline-style="solid" style:text-underline-width="auto" style:text-underline-color="font-color" style:font-style-asian="italic" style:font-style-complex="italic"/>
    </style:style>
    <style:style style:name="T29" style:family="text">
      <style:text-properties fo:language="en" fo:country="none" style:text-underline-style="solid" style:text-underline-width="auto" style:text-underline-color="font-color"/>
    </style:style>
    <style:style style:name="T30" style:family="text">
      <style:text-properties fo:font-style="italic"/>
    </style:style>
    <style:style style:name="T31" style:family="text">
      <style:text-properties officeooo:rsid="001e7c96"/>
    </style:style>
    <style:style style:name="T32" style:family="text">
      <style:text-properties officeooo:rsid="001fe1d6"/>
    </style:style>
    <style:style style:name="T33" style:family="text">
      <style:text-properties fo:font-style="normal" style:font-style-asian="normal" style:font-style-complex="normal"/>
    </style:style>
    <style:style style:name="T34" style:family="text">
      <style:text-properties officeooo:rsid="0021ff30"/>
    </style:style>
    <style:style style:name="T35" style:family="text">
      <style:text-properties officeooo:rsid="00223b02"/>
    </style:style>
    <style:style style:name="T36" style:family="text">
      <style:text-properties officeooo:rsid="002639a0"/>
    </style:style>
    <style:style style:name="T37" style:family="text">
      <style:text-properties officeooo:rsid="0027b82d"/>
    </style:style>
    <style:style style:name="T38" style:family="text">
      <style:text-properties officeooo:rsid="00293cfb"/>
    </style:style>
    <style:style style:name="T39" style:family="text">
      <style:text-properties officeooo:rsid="002e3ad3"/>
    </style:style>
    <style:style style:name="T40" style:family="text">
      <style:text-properties officeooo:rsid="002ff93b"/>
    </style:style>
    <style:style style:name="T41" style:family="text">
      <style:text-properties officeooo:rsid="003565c2"/>
    </style:style>
    <style:style style:name="T42" style:family="text">
      <style:text-properties officeooo:rsid="00373835"/>
    </style:style>
    <style:style style:name="T43" style:family="text">
      <style:text-properties officeooo:rsid="00417016"/>
    </style:style>
    <style:style style:name="T44" style:family="text">
      <style:text-properties officeooo:rsid="00426be4"/>
    </style:style>
    <style:style style:name="T45" style:family="text">
      <style:text-properties officeooo:rsid="0045436f"/>
    </style:style>
    <style:style style:name="T46" style:family="text">
      <style:text-properties officeooo:rsid="004badc1"/>
    </style:style>
    <style:style style:name="T47" style:family="text">
      <style:text-properties officeooo:rsid="004d459c"/>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MyBeanJar JavaScript SDK v1.0</text:p>
      <text:p text:style-name="P108"/>
      <text:p text:style-name="P108"/>
      <text:p text:style-name="P108"/>
      <text:p text:style-name="P108">Introduction</text:p>
      <text:p text:style-name="P105">____________________________________________________________</text:p>
      <text:p text:style-name="P105">MyBeanJar (MBJ) is a mobile commerce/game reward platform that</text:p>
      <text:p text:style-name="P105">distributes targeted digital coupons for game achievements. These rewards</text:p>
      <text:p text:style-name="P105">are redeemed straight from the MBJ mobile wallet, which prompts</text:p>
      <text:p text:style-name="P105">redemption via location-alerts, sharing, social networking, and a real-time</text:p>
      <text:p text:style-name="P105">leaderboard.</text:p>
      <text:p text:style-name="P130"><text:span text:style-name="T1">For more information about MyBeanJar, visit </text:span><text:span text:style-name="T9">mybeanjar.com</text:span><text:span text:style-name="T1">.</text:span></text:p>
      <text:p text:style-name="P106"/>
      <text:p text:style-name="P106"/>
      <text:p text:style-name="P106"/>
      <text:p text:style-name="P107">Table of contents :</text:p>
      <text:p text:style-name="P109"/>
      <text:p text:style-name="P109">1. About SDK</text:p>
      <text:p text:style-name="P109">2. How to add SDK to Project</text:p>
      <text:p text:style-name="P109">3. MBJRequest – Functions</text:p>
      <text:p text:style-name="P109">3.1. authenticate_user</text:p>
      <text:p text:style-name="P109">3.2. delete_bean</text:p>
      <text:p text:style-name="P109">3.3. get_apps</text:p>
      <text:p text:style-name="P109">3.4. get_award</text:p>
      <text:p text:style-name="P109">3.5. get_beans</text:p>
      <text:p text:style-name="P109">3.6. get_categories</text:p>
      <text:p text:style-name="P109">3.7. get_location_for_sponsor</text:p>
      <text:p text:style-name="P109">3.8. get_sponsors</text:p>
      <text:p text:style-name="P109">3.9. get_winners</text:p>
      <text:p text:style-name="P109">3.10. reedem_bean</text:p>
      <text:p text:style-name="P109">3.11. register_user</text:p>
      <text:p text:style-name="P109">3.12. send_password</text:p>
      <text:p text:style-name="P110">3.13. validate_user</text:p>
      <text:p text:style-name="P110"/>
      <text:p text:style-name="P110"/>
      <text:p text:style-name="P110"/>
      <text:p text:style-name="P110"/>
      <text:p text:style-name="P110"/>
      <text:p text:style-name="P1"><text:soft-page-break/><text:span text:style-name="T3">1. </text:span><text:span text:style-name="T11">About SDK</text:span></text:p>
      <text:p text:style-name="P2"/>
      <text:p text:style-name="P2"/>
      <text:p text:style-name="P5"><text:span text:style-name="T2"><text:tab/>M</text:span><text:span text:style-name="T10">yBeanJar</text:span><text:span text:style-name="T3"> JavaScript SDK is a javascript library for mobile html/javascript <text:s/>applications to get/send data from/to MyBeanJar Server. All a</text:span><text:span text:style-name="T4">vailable requests to Server and their helper functions are <text:s/>located in MBJRequest.js. Example code and description of parameters and return data are in specific chapter for each method.</text:span></text:p>
      <text:p text:style-name="P6"/>
      <text:p text:style-name="P6"/>
      <text:p text:style-name="P1"><text:span text:style-name="T7">2. </text:span><text:span text:style-name="T11">How to add SDK to Project</text:span></text:p>
      <text:p text:style-name="P2"/>
      <text:p text:style-name="P2"/>
      <text:p text:style-name="P5"><text:span text:style-name="T12"><text:tab/></text:span><text:span text:style-name="T5">To add </text:span><text:span text:style-name="T6">MyBeanJar JavaScript SDK</text:span><text:span text:style-name="T5"> to mobile html/javascript project, place </text:span><text:span text:style-name="T6">MyBeanJarSDK.js </text:span><text:span text:style-name="T5">in sdk folder or another folder of your choise. Assume that you place MyBeanJarSDK.js in sdk folder now you need to add follow line to the head section of your html file.</text:span></text:p>
      <text:p text:style-name="P7"/>
      <text:p text:style-name="P55">&lt;script type="text/javascript" charset="utf-8" src="sdk/MBJRequest.js"&gt;&lt;/script&gt;</text:p>
      <text:p text:style-name="P7"/>
      <text:p text:style-name="P7"/>
      <text:p text:style-name="P4">3. <text:s/>MBJRequest Functions</text:p>
      <text:p text:style-name="P7"/>
      <text:p text:style-name="P7"><text:tab/></text:p>
      <text:p text:style-name="P3"><text:span text:style-name="T3"><text:tab/>Each <text:s/>described function <text:s/>in next chapters return specific </text:span><text:span text:style-name="T8">array of objects, object</text:span><text:span text:style-name="T3"> or </text:span><text:span text:style-name="T8">message</text:span><text:span text:style-name="T3"> from server and </text:span><text:span text:style-name="T8">result</text:span><text:span text:style-name="T3"> which is one of three description variables : </text:span></text:p>
      <text:p text:style-name="P7"/>
      <text:p text:style-name="P7">var INTERNAL_SERVER_ERROR = "Internal Server Error";</text:p>
      <text:p text:style-name="P7">var STATUS_SUCCESS = "Status success";</text:p>
      <text:p text:style-name="P7">var STATUS_FAIL <text:s/>= "Status fail";</text:p>
      <text:p text:style-name="P3"><text:soft-page-break/><text:span text:style-name="T3">Code below show example request to get data from server <text:s/>(in this example </text:span><text:span text:style-name="T8">result</text:span><text:span text:style-name="T3"> and </text:span><text:span text:style-name="T8">array of objects</text:span><text:span text:style-name="T3">):</text:span></text:p>
      <text:p text:style-name="P7"/>
      <text:p text:style-name="P56">function test_winners() {</text:p>
      <text:p text:style-name="P56"/>
      <text:p text:style-name="P56"><text:s text:c="4"/>callback = function(result,winners) {</text:p>
      <text:p text:style-name="P56"><text:s text:c="8"/>console.log("result of winners is ")</text:p>
      <text:p text:style-name="P56"><text:s text:c="8"/>console.log(result);</text:p>
      <text:p text:style-name="P56"><text:s text:c="8"/>console.log("winners is ");</text:p>
      <text:p text:style-name="P56"><text:s text:c="8"/>console.log(winners);</text:p>
      <text:p text:style-name="P56"><text:s text:c="8"/>console.log("winners - end of callback function");</text:p>
      <text:p text:style-name="P56"><text:s text:c="4"/>};</text:p>
      <text:p text:style-name="P56"/>
      <text:p text:style-name="P56"><text:s text:c="4"/>get_winners("5", callback);</text:p>
      <text:p text:style-name="P56">}</text:p>
      <text:p text:style-name="P7"/>
      <text:p text:style-name="P7">note that return data should be processing inside callback method. </text:p>
      <text:p text:style-name="P7"/>
      <text:p text:style-name="P7">Response from this request is : </text:p>
      <text:p text:style-name="P7"/>
      <text:p text:style-name="P87">result of winners is test.js:9</text:p>
      <text:p text:style-name="P78">Status success <text:span text:style-name="T19">test.js:10</text:span></text:p>
      <text:p text:style-name="P78">winners is <text:span text:style-name="T19">test.js:11</text:span></text:p>
      <text:p text:style-name="P103">[Object, Object, Object, Object, Object]</text:p>
      <text:list xml:id="list4252657091682890074" text:style-name="L1">
        <text:list-item>
          <text:p text:style-name="P146">0: Object</text:p>
          <text:list>
            <text:list-item>
              <text:p text:style-name="P178">appkey: "e4da3b7fbbce2345d7772b0674a318d5"</text:p>
            </text:list-item>
            <text:list-item>
              <text:p text:style-name="P178">appname: "MyBeanJar"</text:p>
            </text:list-item>
            <text:list-item>
              <text:p text:style-name="P178">sponsorlogourl: "http://api.mybeanjar.com/resources/sponsorlogo/81"</text:p>
            </text:list-item>
            <text:list-item>
              <text:p text:style-name="P178">username: "thedude11"</text:p>
            </text:list-item>
            <text:list-item>
              <text:p text:style-name="P146">__proto__: Object</text:p>
            </text:list-item>
          </text:list>
        </text:list-item>
        <text:list-item>
          <text:p text:style-name="P146">1: Object</text:p>
          <text:list>
            <text:list-item>
              <text:p text:style-name="P178">appkey: "e4da3b7fbbce2345d7772b0674a318d5"</text:p>
            </text:list-item>
            <text:list-item>
              <text:p text:style-name="P178">appname: "MyBeanJar"</text:p>
            </text:list-item>
            <text:list-item>
              <text:p text:style-name="P178">sponsorlogourl: "http://api.mybeanjar.com/resources/sponsorlogo/81"</text:p>
            </text:list-item>
            <text:list-item>
              <text:p text:style-name="P178">username: "thedude11"</text:p>
            </text:list-item>
            <text:list-item>
              <text:p text:style-name="P146">__proto__: Object</text:p>
            </text:list-item>
          </text:list>
        </text:list-item>
        <text:list-item>
          <text:p text:style-name="P146">2: Object</text:p>
          <text:list>
            <text:list-item>
              <text:p text:style-name="P178">appkey: "e4da3b7fbbce2345d7772b0674a318d5"</text:p>
            </text:list-item>
            <text:list-item>
              <text:p text:style-name="P178">appname: "MyBeanJar"</text:p>
            </text:list-item>
            <text:list-item>
              <text:p text:style-name="P178">sponsorlogourl: "http://api.mybeanjar.com/resources/sponsorlogo/71"</text:p>
            </text:list-item>
            <text:list-item>
              <text:p text:style-name="P178">username: "thedude11"</text:p>
            </text:list-item>
            <text:list-item>
              <text:p text:style-name="P146">__proto__: Object</text:p>
            </text:list-item>
          </text:list>
        </text:list-item>
        <text:list-item>
          <text:p text:style-name="P146">3: Object</text:p>
          <text:list>
            <text:list-item>
              <text:p text:style-name="P178">appkey: "e4da3b7fbbce2345d7772b0674a318d5"</text:p>
            </text:list-item>
            <text:list-item>
              <text:p text:style-name="P178">appname: "MyBeanJar"</text:p>
            </text:list-item>
            <text:list-item>
              <text:p text:style-name="P178">sponsorlogourl: "http://api.mybeanjar.com/resources/sponsorlogo/220"</text:p>
            </text:list-item>
            <text:list-item>
              <text:p text:style-name="P178">username: "thedude11"</text:p>
            </text:list-item>
            <text:list-item>
              <text:p text:style-name="P146">__proto__: Object</text:p>
            </text:list-item>
          </text:list>
        </text:list-item>
        <text:list-item>
          <text:p text:style-name="P146"><text:soft-page-break/>4: Object</text:p>
          <text:list>
            <text:list-item>
              <text:p text:style-name="P178">appkey: "e4da3b7fbbce2345d7772b0674a318d5"</text:p>
            </text:list-item>
            <text:list-item>
              <text:p text:style-name="P178">appname: "MyBeanJar"</text:p>
            </text:list-item>
            <text:list-item>
              <text:p text:style-name="P178">sponsorlogourl: "http://api.mybeanjar.com/resources/sponsorlogo/220"</text:p>
            </text:list-item>
            <text:list-item>
              <text:p text:style-name="P178">username: "thedude11"</text:p>
            </text:list-item>
            <text:list-item>
              <text:p text:style-name="P146">__proto__: Object</text:p>
            </text:list-item>
          </text:list>
        </text:list-item>
        <text:list-item>
          <text:p text:style-name="P178">length: 5</text:p>
        </text:list-item>
        <text:list-item>
          <text:p text:style-name="P146">__proto__: Array[0]</text:p>
        </text:list-item>
      </text:list>
      <text:p text:style-name="P73">test.js:12</text:p>
      <text:p text:style-name="P85"><text:span text:style-name="T20">winners - end of callback function</text:span> </text:p>
      <text:p text:style-name="P84"/>
      <text:p text:style-name="P84"/>
      <text:p text:style-name="P84"/>
      <text:p text:style-name="P89">The result is <text:s/>"Status success". To log for example appkey of object 1 call this line :</text:p>
      <text:p text:style-name="P89"/>
      <text:p text:style-name="P132">console.log("appkey of second object is " + winners[1].appkey);</text:p>
      <text:p text:style-name="P90"/>
      <text:p text:style-name="P112">At the next points there are example code and their outputs, note that used usernames and passwords,beans and all data pass as parameters aren't correct or cannot be correct (can be change or if someone register them and set same passwords : can be correct). <text:span text:style-name="T21">Also return data may be different. Output was tested using correct users and correct bean keys. </text:span></text:p>
      <text:p text:style-name="P120"/>
      <text:p text:style-name="P121">Before calls register new user.</text:p>
      <text:p text:style-name="P120"/>
      <text:p text:style-name="P111">3.1. authenticate_user</text:p>
      <text:p text:style-name="P8"/>
      <text:p text:style-name="P8">About authenticate_user function : </text:p>
      <text:p text:style-name="P26"/>
      <text:p text:style-name="P26"><text:bookmark-start text:name="__DdeLink__1608_982831843"/><text:bookmark-start text:name="__DdeLink__1596_982831843"/>Parameters<text:bookmark-start text:name="__DdeLink__2830_1010157675"/> :</text:p>
      <text:p text:style-name="P26">username – String</text:p>
      <text:p text:style-name="P27">password – String (unencrypted)</text:p>
      <text:p text:style-name="P26">callback – function(result,message);</text:p>
      <text:p text:style-name="P26"/>
      <text:p text:style-name="P26">Output : </text:p>
      <text:p text:style-name="P35">result <text:s/>– <text:s text:c="2"/><text:span text:style-name="T24">"Status success" or "Status fail" or </text:span><text:span text:style-name="T14">"Internal Server Error"</text:span></text:p>
      <text:p text:style-name="P27">message – message from server <text:bookmark-end text:name="__DdeLink__1608_982831843"/><text:bookmark-end text:name="__DdeLink__1596_982831843"/><text:bookmark-end text:name="__DdeLink__2830_1010157675"/></text:p>
      <text:p text:style-name="P26"/>
      <text:p text:style-name="P26"><text:soft-page-break/></text:p>
      <text:p text:style-name="P8">Example Code :</text:p>
      <text:p text:style-name="P8"/>
      <text:p text:style-name="P57"/>
      <text:p text:style-name="P57">function test_authenticateuser() {</text:p>
      <text:p text:style-name="P57"><text:s text:c="4"/>log_result = function(which_callback,result,message){</text:p>
      <text:p text:style-name="P57"><text:s text:c="8"/>console.log("callback "+which_callback+". result of authenticateuser is ");</text:p>
      <text:p text:style-name="P57"><text:s text:c="8"/>console.log("callback "+which_callback+". " + result);</text:p>
      <text:p text:style-name="P57"><text:s text:c="8"/>console.log("callback "+which_callback+". message of authenticateuser is ");</text:p>
      <text:p text:style-name="P57"><text:s text:c="8"/>console.log("callback "+which_callback+". " +message);</text:p>
      <text:p text:style-name="P57"><text:s text:c="4"/>}</text:p>
      <text:p text:style-name="P57"/>
      <text:p text:style-name="P57"><text:s text:c="4"/>callback0 = function(result,message) {</text:p>
      <text:p text:style-name="P57"><text:s text:c="8"/>log_result("0",result,message);</text:p>
      <text:p text:style-name="P57"><text:s text:c="4"/>};</text:p>
      <text:p text:style-name="P57"><text:s text:c="4"/></text:p>
      <text:p text:style-name="P57"><text:s text:c="4"/>callback1 = function(result,message) {</text:p>
      <text:p text:style-name="P57"><text:s text:c="8"/>log_result("1",result,message);</text:p>
      <text:p text:style-name="P57"><text:s text:c="4"/>};</text:p>
      <text:p text:style-name="P57"><text:s text:c="4"/></text:p>
      <text:p text:style-name="P57"><text:s text:c="4"/>callback2 = function(result,message) {</text:p>
      <text:p text:style-name="P57"><text:s text:c="8"/>log_result("2",result,message);</text:p>
      <text:p text:style-name="P57"><text:s text:c="4"/>};</text:p>
      <text:p text:style-name="P57"><text:s text:c="4"/></text:p>
      <text:p text:style-name="P57"><text:s text:c="4"/>callback3 = function(result,message) {</text:p>
      <text:p text:style-name="P57"><text:s text:c="8"/>log_result("3",result,message);</text:p>
      <text:p text:style-name="P57"><text:s text:c="4"/>};</text:p>
      <text:p text:style-name="P57"><text:s text:c="4"/></text:p>
      <text:p text:style-name="P57"><text:s text:c="4"/>callback4= function(result,message) {</text:p>
      <text:p text:style-name="P57"><text:s text:c="8"/>log_result("4",result,message);</text:p>
      <text:p text:style-name="P57"><text:s text:c="4"/>};</text:p>
      <text:p text:style-name="P57"/>
      <text:p text:style-name="P57"><text:s text:c="4"/>authenticate_user("lukasz123", "lukasz123", callback0);</text:p>
      <text:p text:style-name="P57"><text:s text:c="4"/>authenticate_user("lukasz12asfas3", "lukasz123", callback1);</text:p>
      <text:p text:style-name="P57"><text:s text:c="4"/>authenticate_user("lukasz123", "lukaszasfas123", callback2);</text:p>
      <text:p text:style-name="P57"><text:s text:c="4"/>authenticate_user("", "lukasz123", callback3);</text:p>
      <text:p text:style-name="P57"><text:s text:c="4"/>authenticate_user("", "", callback4);</text:p>
      <text:p text:style-name="P57">}</text:p>
      <text:p text:style-name="P57"/>
      <text:p text:style-name="P8"/>
      <text:p text:style-name="P8"><text:soft-page-break/></text:p>
      <text:p text:style-name="P8"/>
      <text:p text:style-name="P8">Output :</text:p>
      <text:p text:style-name="P8"/>
      <text:p text:style-name="P88"/>
      <text:p text:style-name="P86"><text:span text:style-name="T26"><text:s/>callback 2. result of authenticateuser is </text:span><text:span text:style-name="T29">test.js:134</text:span></text:p>
      <text:p text:style-name="P131">callback 2. Status fail <text:span text:style-name="T19">test.js:135</text:span></text:p>
      <text:p text:style-name="P131">callback 2. message of authenticateuser is <text:span text:style-name="T19">test.js:136</text:span></text:p>
      <text:p text:style-name="P131">callback 2. Invalid Username and/or Password <text:span text:style-name="T19">test.js:137</text:span></text:p>
      <text:p text:style-name="P131">callback 1. result of authenticateuser is <text:span text:style-name="T19">test.js:134</text:span></text:p>
      <text:p text:style-name="P131">callback 1. Status fail <text:span text:style-name="T19">test.js:135</text:span></text:p>
      <text:p text:style-name="P131">callback 1. message of authenticateuser is <text:span text:style-name="T19">test.js:136</text:span></text:p>
      <text:p text:style-name="P131">callback 1. Invalid Username and/or Password <text:span text:style-name="T19">test.js:137</text:span></text:p>
      <text:p text:style-name="P131">callback 0. result of authenticateuser is <text:span text:style-name="T19">test.js:134</text:span></text:p>
      <text:p text:style-name="P131">callback 0. Status success <text:span text:style-name="T19">test.js:135</text:span></text:p>
      <text:p text:style-name="P131">callback 0. message of authenticateuser is <text:span text:style-name="T19">test.js:136</text:span></text:p>
      <text:p text:style-name="P131">callback 0. successfully authenticated <text:span text:style-name="T19">test.js:137</text:span></text:p>
      <text:p text:style-name="P131">callback 3. result of authenticateuser is <text:span text:style-name="T19">test.js:134</text:span></text:p>
      <text:p text:style-name="P131">callback 3. Status fail <text:span text:style-name="T19">test.js:135</text:span></text:p>
      <text:p text:style-name="P131">callback 3. message of authenticateuser is <text:span text:style-name="T19">test.js:136</text:span></text:p>
      <text:p text:style-name="P131">callback 3. Invalid Username and/or Password <text:span text:style-name="T19">test.js:137</text:span></text:p>
      <text:p text:style-name="P131">callback 4. result of authenticateuser is <text:span text:style-name="T19">test.js:134</text:span></text:p>
      <text:p text:style-name="P131">callback 4. Status fail <text:span text:style-name="T19">test.js:135</text:span></text:p>
      <text:p text:style-name="P131">callback 4. message of authenticateuser is <text:span text:style-name="T19">test.js:136</text:span></text:p>
      <text:p text:style-name="P131">callback 4. Invalid Username and/or Password </text:p>
      <text:p text:style-name="P131"/>
      <text:p text:style-name="P91"/>
      <text:p text:style-name="P14"/>
      <text:p text:style-name="P111">3.2. delete_bean</text:p>
      <text:p text:style-name="P8"/>
      <text:p text:style-name="P8">About delete_bean function :</text:p>
      <text:p text:style-name="P129"/>
      <text:p text:style-name="P129"><text:bookmark-start text:name="__DdeLink__2838_1010157675"/><text:span text:style-name="T46">Parameters</text:span> :<text:bookmark-end text:name="__DdeLink__2838_1010157675"/></text:p>
      <text:p text:style-name="P34">username – String</text:p>
      <text:p text:style-name="P34">password – String (unencrypted)</text:p>
      <text:p text:style-name="P43">beankey – <text:span text:style-name="T47">id of </text:span><text:s/>beankey <text:span text:style-name="T47">to delete.</text:span></text:p>
      <text:p text:style-name="P34">callback – function(result,message);</text:p>
      <text:p text:style-name="P34"/>
      <text:p text:style-name="P34">Output : </text:p>
      <text:p text:style-name="P36">result <text:s/><text:span text:style-name="T16">–</text:span> <text:s text:c="2"/><text:span text:style-name="T24">"Status success" or "Status fail" or </text:span><text:span text:style-name="T14">"Internal Server Error"</text:span></text:p>
      <text:p text:style-name="P12">message <text:bookmark-start text:name="__DdeLink__2846_1010157675"/>–<text:bookmark-end text:name="__DdeLink__2846_1010157675"/> message from server </text:p>
      <text:p text:style-name="P8"/>
      <text:p text:style-name="P8"><text:soft-page-break/>Example Code :</text:p>
      <text:p text:style-name="P8"/>
      <text:p text:style-name="P59">function test_deletebean(){</text:p>
      <text:p text:style-name="P59"><text:s text:c="4"/>log_result = function(which_callback,result,message){</text:p>
      <text:p text:style-name="P59"><text:s text:c="8"/>console.log("callback "+which_callback+". result of deletebean is ");</text:p>
      <text:p text:style-name="P59"><text:s text:c="8"/>console.log("callback "+which_callback+". " + result);</text:p>
      <text:p text:style-name="P59"><text:s text:c="8"/>console.log("callback "+which_callback+". message of deletebean is ");</text:p>
      <text:p text:style-name="P59"><text:s text:c="8"/>console.log("callback "+which_callback+". " + message);</text:p>
      <text:p text:style-name="P59"><text:s text:c="4"/>}</text:p>
      <text:p text:style-name="P59"><text:s text:c="4"/></text:p>
      <text:p text:style-name="P59"><text:s text:c="4"/>callback0 = function(result,message){</text:p>
      <text:p text:style-name="P59"><text:s text:c="8"/>log_result("0",result,message);</text:p>
      <text:p text:style-name="P59"><text:s text:c="4"/>};</text:p>
      <text:p text:style-name="P59"><text:s text:c="4"/></text:p>
      <text:p text:style-name="P59"><text:s text:c="4"/>callback1 = function(result,message){</text:p>
      <text:p text:style-name="P59"><text:s text:c="8"/>log_result("1",result,message);</text:p>
      <text:p text:style-name="P59"><text:s text:c="4"/>};</text:p>
      <text:p text:style-name="P59"><text:s text:c="4"/></text:p>
      <text:p text:style-name="P59"><text:s text:c="4"/>callback2 = function(result,message){</text:p>
      <text:p text:style-name="P59"><text:s text:c="8"/>log_result("2",result,message);</text:p>
      <text:p text:style-name="P59"><text:s text:c="4"/>};</text:p>
      <text:p text:style-name="P59"><text:s text:c="4"/></text:p>
      <text:p text:style-name="P59"><text:s text:c="4"/>callback3 = function(result,message){</text:p>
      <text:p text:style-name="P59"><text:s text:c="8"/>log_result("3",result,message);</text:p>
      <text:p text:style-name="P59"><text:s text:c="4"/>};</text:p>
      <text:p text:style-name="P59"><text:s text:c="4"/></text:p>
      <text:p text:style-name="P59"><text:s text:c="4"/>callback4 = function(result,message){</text:p>
      <text:p text:style-name="P59"><text:s text:c="8"/>log_result("4",result,message);</text:p>
      <text:p text:style-name="P59"><text:s text:c="4"/>};</text:p>
      <text:p text:style-name="P59"><text:s text:c="2"/></text:p>
      <text:p text:style-name="P59"><text:s text:c="4"/>delete_bean("lukasz123", "lukasz123", "b4681a619cf012318eed690452faeb0e94f", callback0);</text:p>
      <text:p text:style-name="P59"><text:s text:c="4"/>delete_bean("lukasasz1233", "abasdcdef", "b4681a123619cf018eed690452faeb0e94f", callback1);</text:p>
      <text:p text:style-name="P59"><text:s text:c="4"/>delete_bean("123dsaa3", "abcddaef", "b4681213a619cf018eed690452faeb0e94f", callback2);</text:p>
      <text:p text:style-name="P59"><text:s text:c="4"/>delete_bean("asd123fsa", "abcdadef", "b4681adsa619cf018eed690452faeb0e94f", callback3);</text:p>
      <text:p text:style-name="P59">}</text:p>
      <text:p text:style-name="P142">Output : </text:p>
      <text:p text:style-name="P142"/>
      <text:p text:style-name="P140">this is deletebean json deleteMethods.js:11</text:p>
      <text:p text:style-name="P102">Object {status: 0, response: Object}</text:p>
      <text:list xml:id="list3962642797050469036" text:style-name="L2">
        <text:list-item>
          <text:p text:style-name="P147">response: Object</text:p>
          <text:list>
            <text:list-item>
              <text:p text:style-name="P179">message: "Invalid Username and/or Password"</text:p>
            </text:list-item>
            <text:list-item>
              <text:p text:style-name="P147">__proto__: Object</text:p>
            </text:list-item>
          </text:list>
        </text:list-item>
        <text:list-item>
          <text:p text:style-name="P179"><text:soft-page-break/>status: 0</text:p>
        </text:list-item>
        <text:list-item>
          <text:p text:style-name="P147">__proto__: Object</text:p>
        </text:list-item>
      </text:list>
      <text:p text:style-name="P69">deleteMethods.js:12</text:p>
      <text:p text:style-name="P71">callback 1. result of deletebean is <text:span text:style-name="T19">test.js:289</text:span></text:p>
      <text:p text:style-name="P71">callback 1. Status fail <text:span text:style-name="T19">test.js:290</text:span></text:p>
      <text:p text:style-name="P71">callback 1. message of deletebean is <text:span text:style-name="T19">test.js:291</text:span></text:p>
      <text:p text:style-name="P71">callback 1. Invalid Username and/or Password <text:span text:style-name="T19">test.js:292</text:span></text:p>
      <text:p text:style-name="P71">this is deletebean json <text:span text:style-name="T19">deleteMethods.js:11</text:span></text:p>
      <text:p text:style-name="P97">Object {status: 0, response: Object}</text:p>
      <text:list xml:id="list8012988761818127730" text:style-name="L3">
        <text:list-item>
          <text:p text:style-name="P148">response: Object</text:p>
          <text:list>
            <text:list-item>
              <text:p text:style-name="P180">message: "Invalid Username and/or Password"</text:p>
            </text:list-item>
            <text:list-item>
              <text:p text:style-name="P148">__proto__: Object</text:p>
            </text:list-item>
          </text:list>
        </text:list-item>
        <text:list-item>
          <text:p text:style-name="P180">status: 0</text:p>
        </text:list-item>
        <text:list-item>
          <text:p text:style-name="P148">__proto__: Object</text:p>
        </text:list-item>
      </text:list>
      <text:p text:style-name="P69">deleteMethods.js:12</text:p>
      <text:p text:style-name="P71">callback 3. result of deletebean is <text:span text:style-name="T19">test.js:289</text:span></text:p>
      <text:p text:style-name="P71">callback 3. Status fail <text:span text:style-name="T19">test.js:290</text:span></text:p>
      <text:p text:style-name="P71">callback 3. message of deletebean is <text:span text:style-name="T19">test.js:291</text:span></text:p>
      <text:p text:style-name="P71">callback 3. Invalid Username and/or Password <text:span text:style-name="T19">test.js:292</text:span></text:p>
      <text:p text:style-name="P71">this is deletebean json <text:span text:style-name="T19">deleteMethods.js:11</text:span></text:p>
      <text:p text:style-name="P97">Object {status: 0, response: Object}</text:p>
      <text:list xml:id="list848288460977605643" text:style-name="L4">
        <text:list-item>
          <text:p text:style-name="P149">response: Object</text:p>
          <text:list>
            <text:list-item>
              <text:p text:style-name="P181">message: "Invalid Username and/or Password"</text:p>
            </text:list-item>
            <text:list-item>
              <text:p text:style-name="P149">__proto__: Object</text:p>
            </text:list-item>
          </text:list>
        </text:list-item>
        <text:list-item>
          <text:p text:style-name="P181">status: 0</text:p>
        </text:list-item>
        <text:list-item>
          <text:p text:style-name="P149">__proto__: Object</text:p>
        </text:list-item>
      </text:list>
      <text:p text:style-name="P69">deleteMethods.js:12</text:p>
      <text:p text:style-name="P71">callback 2. result of deletebean is <text:span text:style-name="T19">test.js:289</text:span></text:p>
      <text:p text:style-name="P71">callback 2. Status fail <text:span text:style-name="T19">test.js:290</text:span></text:p>
      <text:p text:style-name="P71">callback 2. message of deletebean is <text:span text:style-name="T19">test.js:291</text:span></text:p>
      <text:p text:style-name="P71">callback 2. Invalid Username and/or Password <text:span text:style-name="T19">test.js:292</text:span></text:p>
      <text:p text:style-name="P71">this is deletebean json <text:span text:style-name="T19">deleteMethods.js:11</text:span></text:p>
      <text:p text:style-name="P97">Object {status: 0, response: Object}</text:p>
      <text:list xml:id="list3664889890375896723" text:style-name="L5">
        <text:list-item>
          <text:p text:style-name="P150">response: Object</text:p>
          <text:list>
            <text:list-item>
              <text:p text:style-name="P182">message: "Invalid Bean"</text:p>
            </text:list-item>
            <text:list-item>
              <text:p text:style-name="P150">__proto__: Object</text:p>
            </text:list-item>
          </text:list>
        </text:list-item>
        <text:list-item>
          <text:p text:style-name="P182">status: 0</text:p>
        </text:list-item>
        <text:list-item>
          <text:p text:style-name="P150">__proto__: Object</text:p>
        </text:list-item>
      </text:list>
      <text:p text:style-name="P69">deleteMethods.js:12</text:p>
      <text:p text:style-name="P71">callback 0. result of deletebean is <text:span text:style-name="T19">test.js:289</text:span></text:p>
      <text:p text:style-name="P71">callback 0. Status fail <text:span text:style-name="T19">test.js:290</text:span></text:p>
      <text:p text:style-name="P71">callback 0. message of deletebean is <text:span text:style-name="T19">test.js:291</text:span></text:p>
      <text:p text:style-name="P83">callback 0. Invalid Bean </text:p>
      <text:p text:style-name="P211"/>
      <text:p text:style-name="P111">3.3. get_apps</text:p>
      <text:p text:style-name="P8"/>
      <text:p text:style-name="P8">About get_apps function : </text:p>
      <text:p text:style-name="P26"/>
      <text:p text:style-name="P26"><text:bookmark-start text:name="__DdeLink__1588_982831843"/>Parameters :</text:p>
      <text:p text:style-name="P26">username – String</text:p>
      <text:p text:style-name="P26">password – String (unencrypted)</text:p>
      <text:p text:style-name="P26">callback – function(result,apps);</text:p>
      <text:p text:style-name="P26"/>
      <text:p text:style-name="P26">Output : </text:p>
      <text:p text:style-name="P26">result <text:s/><text:span text:style-name="T18">–</text:span> <text:s/><text:span text:style-name="T24">"Status success" or "Status fail" or </text:span><text:span text:style-name="T14">"Internal Server Error"</text:span></text:p>
      <text:p text:style-name="P16">apps – array of objects , apps from server.<text:bookmark-end text:name="__DdeLink__1588_982831843"/></text:p>
      <text:p text:style-name="P8"><text:soft-page-break/></text:p>
      <text:p text:style-name="P8">Example Code :</text:p>
      <text:p text:style-name="P8"/>
      <text:p text:style-name="P57">function test_apps() {</text:p>
      <text:p text:style-name="P57"/>
      <text:p text:style-name="P57"><text:s text:c="4"/>log_result = function(which_callback,result,apps){</text:p>
      <text:p text:style-name="P57"><text:s text:c="8"/>console.log("callback "+which_callback+". result of apps is ");</text:p>
      <text:p text:style-name="P57"><text:s text:c="8"/>console.log("callback "+which_callback+". "+result);</text:p>
      <text:p text:style-name="P57"><text:s text:c="8"/>console.log("callback "+which_callback+". apps is ");</text:p>
      <text:p text:style-name="P57"><text:s text:c="8"/>console.log("callback "+which_callback+". ");</text:p>
      <text:p text:style-name="P57"><text:s text:c="8"/>console.log(apps);</text:p>
      <text:p text:style-name="P57"><text:s text:c="8"/>console.log("callback "+which_callback+". apps - end of callback function");</text:p>
      <text:p text:style-name="P57"><text:s text:c="4"/>}</text:p>
      <text:p text:style-name="P57"/>
      <text:p text:style-name="P57"><text:s text:c="4"/>callback0 = function(result,apps) {</text:p>
      <text:p text:style-name="P57"><text:s text:c="8"/>log_result("0",result,apps);</text:p>
      <text:p text:style-name="P57"><text:s text:c="4"/>};</text:p>
      <text:p text:style-name="P57"><text:s text:c="4"/></text:p>
      <text:p text:style-name="P57"><text:s text:c="4"/>callback1 = function(result,apps) {</text:p>
      <text:p text:style-name="P57"><text:s text:c="8"/>log_result("1",result,apps);</text:p>
      <text:p text:style-name="P57"><text:s text:c="4"/>};</text:p>
      <text:p text:style-name="P57"><text:s text:c="4"/></text:p>
      <text:p text:style-name="P57"><text:s text:c="4"/>callback2 = function(result,apps) {</text:p>
      <text:p text:style-name="P57"><text:s text:c="8"/>log_result("2",result,apps);</text:p>
      <text:p text:style-name="P57"><text:s text:c="4"/>};</text:p>
      <text:p text:style-name="P57"><text:s text:c="4"/></text:p>
      <text:p text:style-name="P57"><text:s text:c="4"/>get_apps(tokenUser.user, tokenUser.password, "", callback0);</text:p>
      <text:p text:style-name="P57"><text:s text:c="4"/>get_apps(tokenUser.user, tokenUser.password, "3", callback1);</text:p>
      <text:p text:style-name="P57"><text:s text:c="4"/>get_apps(tokenUser.user, tokenUser.password, "1", callback2);</text:p>
      <text:p text:style-name="P57">}</text:p>
      <text:p text:style-name="P8"/>
      <text:p text:style-name="P8">Output :</text:p>
      <text:p text:style-name="P8"/>
      <text:p text:style-name="P114"><text:span text:style-name="T27">callback 1. result of apps is </text:span><text:span text:style-name="T28">test.js:38</text:span></text:p>
      <text:p text:style-name="P74">callback 1. Status success <text:span text:style-name="T19">test.js:39</text:span></text:p>
      <text:p text:style-name="P74">callback 1. apps is <text:span text:style-name="T19">test.js:40</text:span></text:p>
      <text:p text:style-name="P74">callback 1. <text:span text:style-name="T19">test.js:41</text:span></text:p>
      <text:p text:style-name="P98">[Object, Object, Object]</text:p>
      <text:list xml:id="list9146347680931055436" text:style-name="L6">
        <text:list-item>
          <text:p text:style-name="P158">0: Object</text:p>
        </text:list-item>
        <text:list-item>
          <text:p text:style-name="P158">1: Object</text:p>
          <text:list>
            <text:list-item>
              <text:p text:style-name="P190">appkey: "a87ff679a2f3e71d9181a67b7542122c"</text:p>
            </text:list-item>
            <text:list-item>
              <text:p text:style-name="P190">appstoreurl: "http://itunes.apple.com/us/app/theseus-beanjar-enabled/id475217016?ls=1&amp;mt=8"</text:p>
            </text:list-item>
            <text:list-item>
              <text:p text:style-name="P190"><text:soft-page-break/>description: "Avoid the devil and escape the grid alive. **Note: Currently working with only iOS6 or earlier--will be available soon on iOS7."</text:p>
            </text:list-item>
            <text:list-item>
              <text:p text:style-name="P190">iconurl: "http://api.mybeanjar.com/resources/appicon/4"</text:p>
            </text:list-item>
            <text:list-item>
              <text:p text:style-name="P190">name: "BeanjarTheseus"</text:p>
            </text:list-item>
            <text:list-item>
              <text:p text:style-name="P190">publisher: "Jason Fieldman"</text:p>
            </text:list-item>
            <text:list-item>
              <text:p text:style-name="P190">publisherkey: "c81e728d9d4c2f636f067f89cc14862c"</text:p>
            </text:list-item>
            <text:list-item>
              <text:p text:style-name="P190">publisherurl: ""</text:p>
            </text:list-item>
            <text:list-item>
              <text:p text:style-name="P158">__proto__: Object</text:p>
            </text:list-item>
          </text:list>
        </text:list-item>
        <text:list-item>
          <text:p text:style-name="P158">2: Object</text:p>
        </text:list-item>
        <text:list-item>
          <text:p text:style-name="P190">length: 3</text:p>
        </text:list-item>
        <text:list-item>
          <text:p text:style-name="P158">__proto__: Array[0]</text:p>
        </text:list-item>
      </text:list>
      <text:p text:style-name="P60">test.js:42</text:p>
      <text:p text:style-name="P61">callback 1. apps - end of callback function <text:span text:style-name="T19">test.js:43</text:span></text:p>
      <text:p text:style-name="P61">callback 2. result of apps is <text:span text:style-name="T19">test.js:38</text:span></text:p>
      <text:p text:style-name="P61">callback 2. Status success <text:span text:style-name="T19">test.js:39</text:span></text:p>
      <text:p text:style-name="P61">callback 2. apps is <text:span text:style-name="T19">test.js:40</text:span></text:p>
      <text:p text:style-name="P61">callback 2. <text:span text:style-name="T19">test.js:41</text:span></text:p>
      <text:p text:style-name="P92">[Object]</text:p>
      <text:list xml:id="list1002918504536508658" text:style-name="L7">
        <text:list-item>
          <text:p text:style-name="P159">0: Object</text:p>
        </text:list-item>
        <text:list-item>
          <text:p text:style-name="P191">length: 1</text:p>
        </text:list-item>
        <text:list-item>
          <text:p text:style-name="P159">__proto__: Array[0]</text:p>
        </text:list-item>
      </text:list>
      <text:p text:style-name="P60">test.js:42</text:p>
      <text:p text:style-name="P61">callback 2. apps - end of callback function <text:span text:style-name="T19">test.js:43</text:span></text:p>
      <text:p text:style-name="P61">callback 0. result of apps is <text:span text:style-name="T19">test.js:38</text:span></text:p>
      <text:p text:style-name="P61">callback 0. Status success <text:span text:style-name="T19">test.js:39</text:span></text:p>
      <text:p text:style-name="P61">callback 0. apps is <text:span text:style-name="T19">test.js:40</text:span></text:p>
      <text:p text:style-name="P61">callback 0. <text:span text:style-name="T19">test.js:41</text:span></text:p>
      <text:p text:style-name="P92">[Object, Object, Object]</text:p>
      <text:list xml:id="list5700056025652348062" text:style-name="L8">
        <text:list-item>
          <text:p text:style-name="P160">0: Object</text:p>
        </text:list-item>
        <text:list-item>
          <text:p text:style-name="P160">1: Object</text:p>
        </text:list-item>
        <text:list-item>
          <text:p text:style-name="P160">2: Object</text:p>
        </text:list-item>
        <text:list-item>
          <text:p text:style-name="P192">length: 3</text:p>
        </text:list-item>
        <text:list-item>
          <text:p text:style-name="P160">__proto__: Array[0]</text:p>
        </text:list-item>
      </text:list>
      <text:p text:style-name="P60">test.js:42</text:p>
      <text:p text:style-name="P61">callback 0. apps - end of callback function <text:span text:style-name="T19">test.js:43</text:span></text:p>
      <text:p text:style-name="P50"/>
      <text:p text:style-name="P50"/>
      <text:p text:style-name="P8"/>
      <text:p text:style-name="P111"/>
      <text:p text:style-name="P111">3.4. get_award</text:p>
      <text:p text:style-name="P8"/>
      <text:p text:style-name="P8">About get_award function : </text:p>
      <text:p text:style-name="P8"/>
      <text:p text:style-name="P29">Parameters :</text:p>
      <text:p text:style-name="P29">username – String</text:p>
      <text:p text:style-name="P29">password – String (unencrypted)</text:p>
      <text:p text:style-name="P39">appkey – id of application</text:p>
      <text:p text:style-name="P29">callback – function(result,<text:span text:style-name="T39">award</text:span>);</text:p>
      <text:p text:style-name="P29"/>
      <text:p text:style-name="P29"><text:soft-page-break/>Output : </text:p>
      <text:p text:style-name="P29">result <text:s/><text:span text:style-name="T18">–</text:span> <text:s/><text:span text:style-name="T24">"Status success" or "Status fail" or </text:span><text:span text:style-name="T14">"Internal Server Error"</text:span></text:p>
      <text:p text:style-name="P25">award – object, award from server.</text:p>
      <text:p text:style-name="P25"/>
      <text:p text:style-name="P8">Example Code :</text:p>
      <text:p text:style-name="P8"/>
      <text:p text:style-name="P136">function test_award() {</text:p>
      <text:p text:style-name="P136"/>
      <text:p text:style-name="P136"><text:s text:c="4"/>log_result = function(which_callback,result,award){</text:p>
      <text:p text:style-name="P136"><text:s text:c="8"/>console.log("callback "+which_callback+". result of award is ");</text:p>
      <text:p text:style-name="P136"><text:s text:c="8"/>console.log("callback "+which_callback+". "+result);</text:p>
      <text:p text:style-name="P136"><text:s text:c="8"/>console.log("callback "+which_callback+". award is ");</text:p>
      <text:p text:style-name="P136"><text:s text:c="8"/>console.log(award);</text:p>
      <text:p text:style-name="P136"><text:s text:c="8"/>console.log("callback "+which_callback+". award - end of callback function");</text:p>
      <text:p text:style-name="P136"><text:s text:c="4"/>}</text:p>
      <text:p text:style-name="P136"/>
      <text:p text:style-name="P136"><text:s text:c="4"/>callback0 = function(result,award) {</text:p>
      <text:p text:style-name="P136"><text:s text:c="8"/>log_result("0",result,award);</text:p>
      <text:p text:style-name="P136"><text:s text:c="4"/>};</text:p>
      <text:p text:style-name="P136"><text:s text:c="4"/></text:p>
      <text:p text:style-name="P136"><text:s text:c="4"/>callback1 = function(result,award) {</text:p>
      <text:p text:style-name="P136"><text:s text:c="8"/>log_result("1",result,award);</text:p>
      <text:p text:style-name="P136"><text:s text:c="4"/>};</text:p>
      <text:p text:style-name="P136"><text:s text:c="4"/></text:p>
      <text:p text:style-name="P136"><text:s text:c="4"/>callback2 = function(result,award) {</text:p>
      <text:p text:style-name="P136"><text:s text:c="8"/>log_result("2",result,award);</text:p>
      <text:p text:style-name="P136"><text:s text:c="4"/>};</text:p>
      <text:p text:style-name="P136"><text:s text:c="4"/></text:p>
      <text:p text:style-name="P136"><text:s text:c="4"/>callback3 = function(result,award) {</text:p>
      <text:p text:style-name="P136"><text:s text:c="8"/>log_result("3",result,award);</text:p>
      <text:p text:style-name="P136"><text:s text:c="4"/>};</text:p>
      <text:p text:style-name="P136"><text:s text:c="4"/></text:p>
      <text:p text:style-name="P136"><text:s text:c="4"/>callback4 = function(result,award) {</text:p>
      <text:p text:style-name="P136"><text:s text:c="8"/>log_result("4",result,award);</text:p>
      <text:p text:style-name="P136"><text:s text:c="4"/>};</text:p>
      <text:p text:style-name="P136"/>
      <text:p text:style-name="P136"><text:s text:c="4"/>get_award("hujemuje", "abcdef", "e4da3b7fbbce2345d7772b0674a318d5", callback0);</text:p>
      <text:p text:style-name="P136"><text:s text:c="4"/>get_award("wrongpasswords", "abcdef", "e4da3b7fbbce2345d7772b0674a318d5", callback1);</text:p>
      <text:p text:style-name="P136"><text:s text:c="4"/>get_award("hujemuje", "abcdef", "wrongappkey", callback2);</text:p>
      <text:p text:style-name="P136"><text:soft-page-break/><text:s text:c="4"/>get_award("hujemuje", "abcdefsfsaf", "e4da3b7fbbce2345d7772b0674a318d5", callback3);</text:p>
      <text:p text:style-name="P136"><text:s text:c="4"/>get_award("hujemuje", "abcdef", "a87ff679a2f3e71d9181a67b7542122c", callback4);</text:p>
      <text:p text:style-name="P136">}</text:p>
      <text:p text:style-name="P26"><text:span text:style-name="T16">Output : </text:span><text:span text:style-name="T17">TODO</text:span></text:p>
      <text:p text:style-name="P111"/>
      <text:p text:style-name="P111">3.5. get_beans</text:p>
      <text:p text:style-name="P8"/>
      <text:p text:style-name="P13"><text:bookmark-start text:name="__DdeLink__2816_1010157675"/>About get_beans function :</text:p>
      <text:p text:style-name="P13"><text:s/></text:p>
      <text:p text:style-name="P27">Parameters :</text:p>
      <text:p text:style-name="P27">username – String</text:p>
      <text:p text:style-name="P27">password – String (unencrypted)</text:p>
      <text:p text:style-name="P37">limit_value – <text:bookmark-start text:name="__DdeLink__1586_982831843"/>limit value of return beans<text:bookmark-end text:name="__DdeLink__1586_982831843"/></text:p>
      <text:p text:style-name="P37">sort_by – sort_by which field of beans</text:p>
      <text:p text:style-name="P27">callback – function(result, <text:span text:style-name="T32">beans</text:span>);</text:p>
      <text:p text:style-name="P27"/>
      <text:p text:style-name="P27">Output : </text:p>
      <text:p text:style-name="P28">result <text:s/><text:span text:style-name="T18">–</text:span> <text:s/><text:span text:style-name="T24">"Status success" or "Status fail" or </text:span><text:span text:style-name="T14">"Internal Server Error"</text:span></text:p>
      <text:p text:style-name="P21"><text:span text:style-name="T34">beans</text:span><text:span text:style-name="T33"> – <text:s/></text:span><text:span text:style-name="T34">beans</text:span><text:span text:style-name="T33"> <text:s/>from server, array of objects.</text:span><text:bookmark-end text:name="__DdeLink__2816_1010157675"/></text:p>
      <text:p text:style-name="P9"/>
      <text:p text:style-name="P8">Example Code :</text:p>
      <text:p text:style-name="P8"/>
      <text:p text:style-name="P133">function test_beans() { <text:s/></text:p>
      <text:p text:style-name="P133"><text:s text:c="4"/>log_result = function(which_callback,result,beans){</text:p>
      <text:p text:style-name="P133"><text:s text:c="8"/>console.log("callback "+which_callback+". result of beans is ");</text:p>
      <text:p text:style-name="P133"><text:s text:c="8"/>console.log("callback "+which_callback+". " + result);</text:p>
      <text:p text:style-name="P133"><text:s text:c="8"/>console.log("callback "+which_callback+". beans is ");</text:p>
      <text:p text:style-name="P133"><text:s text:c="8"/>console.log(beans);</text:p>
      <text:p text:style-name="P133"><text:s text:c="8"/>console.log("callback "+which_callback+". beans - end of callback function"); </text:p>
      <text:p text:style-name="P133"><text:s text:c="4"/>}</text:p>
      <text:p text:style-name="P133"><text:s text:c="4"/></text:p>
      <text:p text:style-name="P133"><text:s text:c="4"/>callback0 = function(result,beans) {</text:p>
      <text:p text:style-name="P133"><text:s text:c="8"/>log_result(0,result,beans);</text:p>
      <text:p text:style-name="P133"><text:s text:c="4"/>};</text:p>
      <text:p text:style-name="P133"><text:soft-page-break/><text:s text:c="4"/></text:p>
      <text:p text:style-name="P133"><text:s text:c="4"/>callback1 = function(result,beans) {</text:p>
      <text:p text:style-name="P133"><text:s text:c="8"/>log_result(1,result,beans);</text:p>
      <text:p text:style-name="P133"><text:s text:c="4"/>};</text:p>
      <text:p text:style-name="P133"><text:s text:c="4"/></text:p>
      <text:p text:style-name="P133"><text:s text:c="4"/>callback2 = function(result,beans) {</text:p>
      <text:p text:style-name="P133"><text:s text:c="8"/>log_result(2,result,beans);</text:p>
      <text:p text:style-name="P133"><text:s text:c="4"/>};</text:p>
      <text:p text:style-name="P133"><text:s text:c="4"/></text:p>
      <text:p text:style-name="P133"><text:s text:c="4"/>callback3 = function(result,beans) {</text:p>
      <text:p text:style-name="P133"><text:s text:c="8"/>log_result(3,result,beans);</text:p>
      <text:p text:style-name="P133"><text:s text:c="4"/>};</text:p>
      <text:p text:style-name="P133"><text:s text:c="4"/></text:p>
      <text:p text:style-name="P133"><text:s text:c="4"/>callback4 = function(result,beans) {</text:p>
      <text:p text:style-name="P133"><text:s text:c="8"/>log_result(4,result,beans);</text:p>
      <text:p text:style-name="P133"><text:s text:c="4"/>};</text:p>
      <text:p text:style-name="P133"/>
      <text:p text:style-name="P133"><text:s text:c="4"/>get_beans("hujemuje", "abcdef", "0", "0", callback0);</text:p>
      <text:p text:style-name="P133"><text:s text:c="4"/>get_beans("hujkjkemuje", "abcdef", "0", "0", callback1);</text:p>
      <text:p text:style-name="P133"><text:s text:c="4"/>get_beans("hujemuje", "abcdekllkf", "0", "0", callback2);</text:p>
      <text:p text:style-name="P133"><text:s text:c="4"/>get_beans("hujemuje", "abcdef", "0", "1", callback3);</text:p>
      <text:p text:style-name="P133"><text:s text:c="4"/>get_beans("hujemuje", "abcdef", "0", "2", callback4);</text:p>
      <text:p text:style-name="P133">}</text:p>
      <text:p text:style-name="P8"/>
      <text:p text:style-name="P8">Output :</text:p>
      <text:p text:style-name="P8"/>
      <text:p text:style-name="P116">callback 2. result of beans is test.js:80</text:p>
      <text:p text:style-name="P75">callback 2. Status fail <text:span text:style-name="T19">test.js:81</text:span></text:p>
      <text:p text:style-name="P75">callback 2. beans is <text:span text:style-name="T19">test.js:82</text:span></text:p>
      <text:p text:style-name="P75">[] <text:span text:style-name="T19">test.js:83</text:span></text:p>
      <text:p text:style-name="P75">callback 2. beans - end of callback function <text:span text:style-name="T19">test.js:84</text:span></text:p>
      <text:p text:style-name="P75">callback 1. result of beans is <text:span text:style-name="T19">test.js:80</text:span></text:p>
      <text:p text:style-name="P75">callback 1. Status fail <text:span text:style-name="T19">test.js:81</text:span></text:p>
      <text:p text:style-name="P75">callback 1. beans is <text:span text:style-name="T19">test.js:82</text:span></text:p>
      <text:p text:style-name="P75">[] <text:span text:style-name="T19">test.js:83</text:span></text:p>
      <text:p text:style-name="P75">callback 1. beans - end of callback function <text:span text:style-name="T19">test.js:84</text:span></text:p>
      <text:p text:style-name="P75">callback 0. result of beans is <text:span text:style-name="T19">test.js:80</text:span></text:p>
      <text:p text:style-name="P75">callback 0. Status success <text:span text:style-name="T19">test.js:81</text:span></text:p>
      <text:p text:style-name="P75">callback 0. beans is <text:span text:style-name="T19">test.js:82</text:span></text:p>
      <text:p text:style-name="P100">[Object, Object]</text:p>
      <text:list xml:id="list5991210108875542042" text:style-name="L9">
        <text:list-item>
          <text:p text:style-name="P163">0: Object</text:p>
          <text:list>
            <text:list-item>
              <text:p text:style-name="P195">beankey: "d25a34b9c2a87db380ecd7f7115882ec"</text:p>
            </text:list-item>
            <text:list-item>
              <text:p text:style-name="P195">days: 44</text:p>
            </text:list-item>
            <text:list-item>
              <text:p text:style-name="P195">expirationdate: "2014-07-31 00:00:00 -0700"</text:p>
            </text:list-item>
            <text:list-item>
              <text:p text:style-name="P195">game: "MyBeanJar"</text:p>
            </text:list-item>
            <text:list-item>
              <text:p text:style-name="P195">geocodekey: ""</text:p>
            </text:list-item>
            <text:list-item>
              <text:p text:style-name="P195">longdescription: "10% Off $75 or more; promocode-DISCOVER"</text:p>
            </text:list-item>
            <text:list-item>
              <text:p text:style-name="P195"><text:soft-page-break/>redeembarcodeurl: "http://api.mybeanjar.com/resources/beanredeemimg/329"</text:p>
            </text:list-item>
            <text:list-item>
              <text:p text:style-name="P195">redemptionurl: "https://api.mybeanjar.com/resources/beanredeem/5578"</text:p>
            </text:list-item>
            <text:list-item>
              <text:p text:style-name="P195">redemptionvalidation: 0</text:p>
            </text:list-item>
            <text:list-item>
              <text:p text:style-name="P195">shortdescription: "10% Off $75 or more; promocode-DISCOVER"</text:p>
            </text:list-item>
            <text:list-item>
              <text:p text:style-name="P195">sponsorkey: "fe9fc289c3ff0af142b6d3bead98a923"</text:p>
            </text:list-item>
            <text:list-item>
              <text:p text:style-name="P195">sponsorlogourl: "http://api.mybeanjar.com/resources/sponsorlogo/83"</text:p>
            </text:list-item>
            <text:list-item>
              <text:p text:style-name="P195">sponsorname: "Kohl's"</text:p>
            </text:list-item>
            <text:list-item>
              <text:p text:style-name="P195">sponsorurl: "http://www.kohls.com"</text:p>
            </text:list-item>
            <text:list-item>
              <text:p text:style-name="P195">wondate: "2014-05-26 00:23:23 -0700"</text:p>
            </text:list-item>
            <text:list-item>
              <text:p text:style-name="P163">__proto__: Object</text:p>
            </text:list-item>
          </text:list>
        </text:list-item>
        <text:list-item>
          <text:p text:style-name="P163">1: Object</text:p>
          <text:list>
            <text:list-item>
              <text:p text:style-name="P195">beankey: "ac53fab47b547a0d47b77e424cf119ba"</text:p>
            </text:list-item>
            <text:list-item>
              <text:p text:style-name="P195">days: 197</text:p>
            </text:list-item>
            <text:list-item>
              <text:p text:style-name="P195">expirationdate: "2014-12-31 00:00:00 -0800"</text:p>
            </text:list-item>
            <text:list-item>
              <text:p text:style-name="P195">game: "MyBeanJar"</text:p>
            </text:list-item>
            <text:list-item>
              <text:p text:style-name="P195">geocodekey: ""</text:p>
            </text:list-item>
            <text:list-item>
              <text:p text:style-name="P195">longdescription: "20% Off Sitewide PROMOCODE 92586"</text:p>
            </text:list-item>
            <text:list-item>
              <text:p text:style-name="P195">redeembarcodeurl: "http://api.mybeanjar.com/resources/beanredeemimg/328"</text:p>
            </text:list-item>
            <text:list-item>
              <text:p text:style-name="P195">redemptionurl: "https://api.mybeanjar.com/resources/beanredeem/5577"</text:p>
            </text:list-item>
            <text:list-item>
              <text:p text:style-name="P195">redemptionvalidation: 0</text:p>
            </text:list-item>
            <text:list-item>
              <text:p text:style-name="P195">shortdescription: "20% Off Sitewide PROMOCODE 92586"</text:p>
            </text:list-item>
            <text:list-item>
              <text:p text:style-name="P195">sponsorkey: "13fe9d84310e77f13a6d184dbf1232f3"</text:p>
            </text:list-item>
            <text:list-item>
              <text:p text:style-name="P195">sponsorlogourl: "http://api.mybeanjar.com/resources/sponsorlogo/224"</text:p>
            </text:list-item>
            <text:list-item>
              <text:p text:style-name="P195">sponsorname: "Payless Shoe Source"</text:p>
            </text:list-item>
            <text:list-item>
              <text:p text:style-name="P195">sponsorurl: "http://www.payless.com"</text:p>
            </text:list-item>
            <text:list-item>
              <text:p text:style-name="P195">wondate: "2014-05-26 00:12:59 -0700"</text:p>
            </text:list-item>
            <text:list-item>
              <text:p text:style-name="P163">__proto__: Object</text:p>
            </text:list-item>
          </text:list>
        </text:list-item>
        <text:list-item>
          <text:p text:style-name="P195">length: 2</text:p>
        </text:list-item>
        <text:list-item>
          <text:p text:style-name="P163">__proto__: Array[0]</text:p>
        </text:list-item>
      </text:list>
      <text:p text:style-name="P62">test.js:83</text:p>
      <text:p text:style-name="P65">callback 0. beans - end of callback function <text:span text:style-name="T19">test.js:84</text:span></text:p>
      <text:p text:style-name="P65">callback 3. result of beans is <text:span text:style-name="T19">test.js:80</text:span></text:p>
      <text:p text:style-name="P65">callback 3. Status success <text:span text:style-name="T19">test.js:81</text:span></text:p>
      <text:p text:style-name="P65">callback 3. beans is <text:span text:style-name="T19">test.js:82</text:span></text:p>
      <text:p text:style-name="P95">[Object, Object]</text:p>
      <text:list xml:id="list7353543389235641297" text:style-name="L10">
        <text:list-item>
          <text:p text:style-name="P164">0: Object</text:p>
          <text:list>
            <text:list-item>
              <text:p text:style-name="P196">beankey: "d25a34b9c2a87db380ecd7f7115882ec"</text:p>
            </text:list-item>
            <text:list-item>
              <text:p text:style-name="P196">days: 44</text:p>
            </text:list-item>
            <text:list-item>
              <text:p text:style-name="P196">expirationdate: "2014-07-31 00:00:00 -0700"</text:p>
            </text:list-item>
            <text:list-item>
              <text:p text:style-name="P196">game: "MyBeanJar"</text:p>
            </text:list-item>
            <text:list-item>
              <text:p text:style-name="P196">geocodekey: ""</text:p>
            </text:list-item>
            <text:list-item>
              <text:p text:style-name="P196">longdescription: "10% Off $75 or more; promocode-DISCOVER"</text:p>
            </text:list-item>
            <text:list-item>
              <text:p text:style-name="P196">redeembarcodeurl: "http://api.mybeanjar.com/resources/beanredeemimg/329"</text:p>
            </text:list-item>
            <text:list-item>
              <text:p text:style-name="P196">redemptionurl: "https://api.mybeanjar.com/resources/beanredeem/5578"</text:p>
            </text:list-item>
            <text:list-item>
              <text:p text:style-name="P196">redemptionvalidation: 0</text:p>
            </text:list-item>
            <text:list-item>
              <text:p text:style-name="P196">shortdescription: "10% Off $75 or more; promocode-DISCOVER"</text:p>
            </text:list-item>
            <text:list-item>
              <text:p text:style-name="P196">sponsorkey: "fe9fc289c3ff0af142b6d3bead98a923"</text:p>
            </text:list-item>
            <text:list-item>
              <text:p text:style-name="P196">sponsorlogourl: "http://api.mybeanjar.com/resources/sponsorlogo/83"</text:p>
            </text:list-item>
            <text:list-item>
              <text:p text:style-name="P196">sponsorname: "Kohl's"</text:p>
            </text:list-item>
            <text:list-item>
              <text:p text:style-name="P196">sponsorurl: "http://www.kohls.com"</text:p>
            </text:list-item>
            <text:list-item>
              <text:p text:style-name="P196">wondate: "2014-05-26 00:23:23 -0700"</text:p>
            </text:list-item>
            <text:list-item>
              <text:p text:style-name="P164">__proto__: Object</text:p>
            </text:list-item>
          </text:list>
        </text:list-item>
        <text:list-item>
          <text:p text:style-name="P164">1: Object</text:p>
          <text:list>
            <text:list-item>
              <text:p text:style-name="P196">beankey: "ac53fab47b547a0d47b77e424cf119ba"</text:p>
            </text:list-item>
            <text:list-item>
              <text:p text:style-name="P196">days: 197</text:p>
            </text:list-item>
            <text:list-item>
              <text:p text:style-name="P196">expirationdate: "2014-12-31 00:00:00 -0800"</text:p>
            </text:list-item>
            <text:list-item>
              <text:p text:style-name="P196">game: "MyBeanJar"</text:p>
            </text:list-item>
            <text:list-item>
              <text:p text:style-name="P196">geocodekey: ""</text:p>
            </text:list-item>
            <text:list-item>
              <text:p text:style-name="P196">longdescription: "20% Off Sitewide PROMOCODE 92586"</text:p>
            </text:list-item>
            <text:list-item>
              <text:p text:style-name="P196">redeembarcodeurl: "http://api.mybeanjar.com/resources/beanredeemimg/328"</text:p>
            </text:list-item>
            <text:list-item>
              <text:p text:style-name="P196">redemptionurl: "https://api.mybeanjar.com/resources/beanredeem/5577"</text:p>
            </text:list-item>
            <text:list-item>
              <text:p text:style-name="P196">redemptionvalidation: 0</text:p>
            </text:list-item>
            <text:list-item>
              <text:p text:style-name="P196">shortdescription: "20% Off Sitewide PROMOCODE 92586"</text:p>
            </text:list-item>
            <text:list-item>
              <text:p text:style-name="P196"><text:soft-page-break/>sponsorkey: "13fe9d84310e77f13a6d184dbf1232f3"</text:p>
            </text:list-item>
            <text:list-item>
              <text:p text:style-name="P196">sponsorlogourl: "http://api.mybeanjar.com/resources/sponsorlogo/224"</text:p>
            </text:list-item>
            <text:list-item>
              <text:p text:style-name="P196">sponsorname: "Payless Shoe Source"</text:p>
            </text:list-item>
            <text:list-item>
              <text:p text:style-name="P196">sponsorurl: "http://www.payless.com"</text:p>
            </text:list-item>
            <text:list-item>
              <text:p text:style-name="P196">wondate: "2014-05-26 00:12:59 -0700"</text:p>
            </text:list-item>
            <text:list-item>
              <text:p text:style-name="P164">__proto__: Object</text:p>
            </text:list-item>
          </text:list>
        </text:list-item>
        <text:list-item>
          <text:p text:style-name="P196">length: 2</text:p>
        </text:list-item>
        <text:list-item>
          <text:p text:style-name="P164">__proto__: Array[0]</text:p>
        </text:list-item>
      </text:list>
      <text:p text:style-name="P62">test.js:83</text:p>
      <text:p text:style-name="P65">callback 3. beans - end of callback function <text:span text:style-name="T19">test.js:84</text:span></text:p>
      <text:p text:style-name="P65">callback 4. result of beans is <text:span text:style-name="T19">test.js:80</text:span></text:p>
      <text:p text:style-name="P65">callback 4. Status success <text:span text:style-name="T19">test.js:81</text:span></text:p>
      <text:p text:style-name="P65">callback 4. beans is <text:span text:style-name="T19">test.js:82</text:span></text:p>
      <text:p text:style-name="P95">[Object, Object]</text:p>
      <text:list xml:id="list97201608290488623" text:style-name="L11">
        <text:list-item>
          <text:p text:style-name="P165">0: Object</text:p>
          <text:list>
            <text:list-item>
              <text:p text:style-name="P197">beankey: "ac53fab47b547a0d47b77e424cf119ba"</text:p>
            </text:list-item>
            <text:list-item>
              <text:p text:style-name="P197">days: 197</text:p>
            </text:list-item>
            <text:list-item>
              <text:p text:style-name="P197">expirationdate: "2014-12-31 00:00:00 -0800"</text:p>
            </text:list-item>
            <text:list-item>
              <text:p text:style-name="P197">game: "MyBeanJar"</text:p>
            </text:list-item>
            <text:list-item>
              <text:p text:style-name="P197">geocodekey: ""</text:p>
            </text:list-item>
            <text:list-item>
              <text:p text:style-name="P197">longdescription: "20% Off Sitewide PROMOCODE 92586"</text:p>
            </text:list-item>
            <text:list-item>
              <text:p text:style-name="P197">redeembarcodeurl: "http://api.mybeanjar.com/resources/beanredeemimg/328"</text:p>
            </text:list-item>
            <text:list-item>
              <text:p text:style-name="P197">redemptionurl: "https://api.mybeanjar.com/resources/beanredeem/5577"</text:p>
            </text:list-item>
            <text:list-item>
              <text:p text:style-name="P197">redemptionvalidation: 0</text:p>
            </text:list-item>
            <text:list-item>
              <text:p text:style-name="P197">shortdescription: "20% Off Sitewide PROMOCODE 92586"</text:p>
            </text:list-item>
            <text:list-item>
              <text:p text:style-name="P197">sponsorkey: "13fe9d84310e77f13a6d184dbf1232f3"</text:p>
            </text:list-item>
            <text:list-item>
              <text:p text:style-name="P197">sponsorlogourl: "http://api.mybeanjar.com/resources/sponsorlogo/224"</text:p>
            </text:list-item>
            <text:list-item>
              <text:p text:style-name="P197">sponsorname: "Payless Shoe Source"</text:p>
            </text:list-item>
            <text:list-item>
              <text:p text:style-name="P197">sponsorurl: "http://www.payless.com"</text:p>
            </text:list-item>
            <text:list-item>
              <text:p text:style-name="P197">wondate: "2014-05-26 00:12:59 -0700"</text:p>
            </text:list-item>
            <text:list-item>
              <text:p text:style-name="P165">__proto__: Object</text:p>
            </text:list-item>
          </text:list>
        </text:list-item>
        <text:list-item>
          <text:p text:style-name="P165">1: Object</text:p>
          <text:list>
            <text:list-item>
              <text:p text:style-name="P197">beankey: "d25a34b9c2a87db380ecd7f7115882ec"</text:p>
            </text:list-item>
            <text:list-item>
              <text:p text:style-name="P197">days: 44</text:p>
            </text:list-item>
            <text:list-item>
              <text:p text:style-name="P197">expirationdate: "2014-07-31 00:00:00 -0700"</text:p>
            </text:list-item>
            <text:list-item>
              <text:p text:style-name="P197">game: "MyBeanJar"</text:p>
            </text:list-item>
            <text:list-item>
              <text:p text:style-name="P197">geocodekey: ""</text:p>
            </text:list-item>
            <text:list-item>
              <text:p text:style-name="P197">longdescription: "10% Off $75 or more; promocode-DISCOVER"</text:p>
            </text:list-item>
            <text:list-item>
              <text:p text:style-name="P197">redeembarcodeurl: "http://api.mybeanjar.com/resources/beanredeemimg/329"</text:p>
            </text:list-item>
            <text:list-item>
              <text:p text:style-name="P197">redemptionurl: "https://api.mybeanjar.com/resources/beanredeem/5578"</text:p>
            </text:list-item>
            <text:list-item>
              <text:p text:style-name="P197">redemptionvalidation: 0</text:p>
            </text:list-item>
            <text:list-item>
              <text:p text:style-name="P197">shortdescription: "10% Off $75 or more; promocode-DISCOVER"</text:p>
            </text:list-item>
            <text:list-item>
              <text:p text:style-name="P197">sponsorkey: "fe9fc289c3ff0af142b6d3bead98a923"</text:p>
            </text:list-item>
            <text:list-item>
              <text:p text:style-name="P197">sponsorlogourl: "http://api.mybeanjar.com/resources/sponsorlogo/83"</text:p>
            </text:list-item>
            <text:list-item>
              <text:p text:style-name="P197">sponsorname: "Kohl's"</text:p>
            </text:list-item>
            <text:list-item>
              <text:p text:style-name="P197">sponsorurl: "http://www.kohls.com"</text:p>
            </text:list-item>
            <text:list-item>
              <text:p text:style-name="P197">wondate: "2014-05-26 00:23:23 -0700"</text:p>
            </text:list-item>
            <text:list-item>
              <text:p text:style-name="P165">__proto__: Object</text:p>
            </text:list-item>
          </text:list>
        </text:list-item>
        <text:list-item>
          <text:p text:style-name="P197">length: 2</text:p>
        </text:list-item>
        <text:list-item>
          <text:p text:style-name="P165">__proto__: Array[0]</text:p>
        </text:list-item>
      </text:list>
      <text:p text:style-name="P62">test.js:83</text:p>
      <text:p text:style-name="P80">callback 4. beans - end of callback function </text:p>
      <text:p text:style-name="P126"/>
      <text:p text:style-name="P111">3.6. get_categories</text:p>
      <text:p text:style-name="P111"/>
      <text:p text:style-name="P8"><text:bookmark-start text:name="__DdeLink__1583_982831843"/>About get_categories function :</text:p>
      <text:p text:style-name="P8"/>
      <text:p text:style-name="P46">Parameters :</text:p>
      <text:p text:style-name="P46"><text:soft-page-break/>username – String </text:p>
      <text:p text:style-name="P46">password – String (unencrypted)</text:p>
      <text:p text:style-name="P17">callback – function(result, <text:span text:style-name="T32">beans</text:span>);</text:p>
      <text:p text:style-name="P46"/>
      <text:p text:style-name="P46">Output : </text:p>
      <text:p text:style-name="P47">result <text:s/><text:span text:style-name="T15">–</text:span> <text:s/><text:span text:style-name="T25">"Status success" or "Status fail" or </text:span><text:span text:style-name="T13">"Internal Server Error"</text:span></text:p>
      <text:p text:style-name="P22"><text:span text:style-name="T35">categories </text:span>– <text:s/><text:span text:style-name="T35">categories</text:span> from server, array of objects.<text:bookmark-end text:name="__DdeLink__1583_982831843"/></text:p>
      <text:p text:style-name="P8"/>
      <text:p text:style-name="P8">Example Code :</text:p>
      <text:p text:style-name="P8"/>
      <text:p text:style-name="P134">function test_categories() {</text:p>
      <text:p text:style-name="P134"><text:s text:c="4"/>log_result = function(which_callback,result,categories){</text:p>
      <text:p text:style-name="P134"><text:s text:c="8"/>console.log("callback "+which_callback+". result of categories is ");</text:p>
      <text:p text:style-name="P134"><text:s text:c="8"/>console.log("callback "+which_callback+". "+result);</text:p>
      <text:p text:style-name="P134"><text:s text:c="8"/>console.log("callback "+which_callback+". categories is ");</text:p>
      <text:p text:style-name="P134"><text:s text:c="8"/>console.log(categories);</text:p>
      <text:p text:style-name="P134"><text:s text:c="8"/>console.log("callback "+which_callback+". categories - end of callback function");</text:p>
      <text:p text:style-name="P134"/>
      <text:p text:style-name="P134"><text:s text:c="4"/>}</text:p>
      <text:p text:style-name="P134"/>
      <text:p text:style-name="P134"><text:s text:c="4"/>callback0 = function(result,categories) {</text:p>
      <text:p text:style-name="P134"><text:s text:c="8"/>log_result("0",result,categories);</text:p>
      <text:p text:style-name="P134"><text:s text:c="4"/>};</text:p>
      <text:p text:style-name="P134"><text:s text:c="4"/></text:p>
      <text:p text:style-name="P134"><text:s text:c="4"/>callback1 = function(result,categories) {</text:p>
      <text:p text:style-name="P134"><text:s text:c="8"/>log_result("1",result,categories);</text:p>
      <text:p text:style-name="P134"><text:s text:c="4"/>};</text:p>
      <text:p text:style-name="P134"><text:s text:c="4"/></text:p>
      <text:p text:style-name="P134"><text:s text:c="4"/>callback2 = function(result,categories) {</text:p>
      <text:p text:style-name="P134"><text:s text:c="8"/>log_result("2",result,categories);</text:p>
      <text:p text:style-name="P134"><text:s text:c="4"/>};</text:p>
      <text:p text:style-name="P134"><text:s text:c="4"/></text:p>
      <text:p text:style-name="P134"><text:s text:c="4"/>callback3 = function(result,categories) {</text:p>
      <text:p text:style-name="P134"><text:s text:c="8"/>log_result("3",result,categories);</text:p>
      <text:p text:style-name="P134"><text:s text:c="4"/>};</text:p>
      <text:p text:style-name="P134"><text:s text:c="4"/></text:p>
      <text:p text:style-name="P134"><text:s text:c="4"/>callback4 = function(result,categories) {</text:p>
      <text:p text:style-name="P134"><text:s text:c="8"/>log_result("4",result,categories);</text:p>
      <text:p text:style-name="P134"><text:soft-page-break/><text:s text:c="4"/>};</text:p>
      <text:p text:style-name="P134"/>
      <text:p text:style-name="P134"><text:s text:c="4"/>get_categories(tokenUser.user, tokenUser.password, callback0);</text:p>
      <text:p text:style-name="P134"><text:s text:c="4"/>get_categories("wrongusername", tokenUser.password, callback1);</text:p>
      <text:p text:style-name="P134"><text:s text:c="4"/>get_categories(tokenUser.user, "wrongpassword", callback2);</text:p>
      <text:p text:style-name="P134"><text:s text:c="4"/>get_categories("wrongusername", "wrongpassword", callback3);</text:p>
      <text:p text:style-name="P134">}</text:p>
      <text:p text:style-name="P8"/>
      <text:p text:style-name="P8">Output :</text:p>
      <text:p text:style-name="P8"/>
      <text:p text:style-name="P115">callback 1. result of categories is test.js:116</text:p>
      <text:p text:style-name="P76">callback 1. Status fail <text:span text:style-name="T19">test.js:117</text:span></text:p>
      <text:p text:style-name="P76">callback 1. categories is <text:span text:style-name="T19">test.js:118</text:span></text:p>
      <text:p text:style-name="P76"><text:span text:style-name="T30">[]</text:span> <text:span text:style-name="T19">test.js:119</text:span></text:p>
      <text:p text:style-name="P76">callback 1. categories - end of callback function <text:span text:style-name="T19">test.js:120</text:span></text:p>
      <text:p text:style-name="P76">callback 3. result of categories is <text:span text:style-name="T19">test.js:116</text:span></text:p>
      <text:p text:style-name="P76">callback 3. Status fail <text:span text:style-name="T19">test.js:117</text:span></text:p>
      <text:p text:style-name="P76">callback 3. categories is <text:span text:style-name="T19">test.js:118</text:span></text:p>
      <text:p text:style-name="P76"><text:span text:style-name="T30">[]</text:span> <text:span text:style-name="T19">test.js:119</text:span></text:p>
      <text:p text:style-name="P76">callback 3. categories - end of callback function <text:span text:style-name="T19">test.js:120</text:span></text:p>
      <text:p text:style-name="P76">callback 2. result of categories is <text:span text:style-name="T19">test.js:116</text:span></text:p>
      <text:p text:style-name="P76">callback 2. Status fail <text:span text:style-name="T19">test.js:117</text:span></text:p>
      <text:p text:style-name="P76">callback 2. categories is <text:span text:style-name="T19">test.js:118</text:span></text:p>
      <text:p text:style-name="P76"><text:span text:style-name="T30">[]</text:span> <text:span text:style-name="T19">test.js:119</text:span></text:p>
      <text:p text:style-name="P76">callback 2. categories - end of callback function <text:span text:style-name="T19">test.js:120</text:span></text:p>
      <text:p text:style-name="P76">callback 0. result of categories is <text:span text:style-name="T19">test.js:116</text:span></text:p>
      <text:p text:style-name="P76">callback 0. Status success <text:span text:style-name="T19">test.js:117</text:span></text:p>
      <text:p text:style-name="P76">callback 0. categories is <text:span text:style-name="T19">test.js:118</text:span></text:p>
      <text:p text:style-name="P99">[Object, Object, Object, Object, Object, Object, Object, Object, Object, Object, Object, Object, Object, Object, Object, Object, Object, Object, Object]</text:p>
      <text:list xml:id="list1797425425081743353" text:style-name="L12">
        <text:list-item>
          <text:p text:style-name="P169">0: Object</text:p>
        </text:list-item>
        <text:list-item>
          <text:p text:style-name="P169">1: Object</text:p>
        </text:list-item>
        <text:list-item>
          <text:p text:style-name="P169">2: Object</text:p>
          <text:list>
            <text:list-item>
              <text:p text:style-name="P201">categorykey: "eccbc87e4b5ce2fe28308fd9f2a7baf3"</text:p>
            </text:list-item>
            <text:list-item>
              <text:p text:style-name="P201">name: "Food and Beverage"</text:p>
            </text:list-item>
            <text:list-item>
              <text:p text:style-name="P169">__proto__: Object</text:p>
            </text:list-item>
          </text:list>
        </text:list-item>
        <text:list-item>
          <text:p text:style-name="P169">3: Object</text:p>
        </text:list-item>
        <text:list-item>
          <text:p text:style-name="P169">4: Object</text:p>
        </text:list-item>
        <text:list-item>
          <text:p text:style-name="P169">5: Object</text:p>
        </text:list-item>
        <text:list-item>
          <text:p text:style-name="P169">6: Object</text:p>
        </text:list-item>
        <text:list-item>
          <text:p text:style-name="P169">7: Object</text:p>
        </text:list-item>
        <text:list-item>
          <text:p text:style-name="P169">8: Object</text:p>
        </text:list-item>
        <text:list-item>
          <text:p text:style-name="P169">9: Object</text:p>
        </text:list-item>
        <text:list-item>
          <text:p text:style-name="P169">10: Object</text:p>
        </text:list-item>
        <text:list-item>
          <text:p text:style-name="P169">11: Object</text:p>
        </text:list-item>
        <text:list-item>
          <text:p text:style-name="P169">12: Object</text:p>
        </text:list-item>
        <text:list-item>
          <text:p text:style-name="P169">13: Object</text:p>
        </text:list-item>
        <text:list-item>
          <text:p text:style-name="P169">14: Object</text:p>
        </text:list-item>
        <text:list-item>
          <text:p text:style-name="P169">15: Object</text:p>
        </text:list-item>
        <text:list-item>
          <text:p text:style-name="P169">16: Object</text:p>
        </text:list-item>
        <text:list-item>
          <text:p text:style-name="P169">17: Object</text:p>
        </text:list-item>
        <text:list-item>
          <text:p text:style-name="P169">18: Object</text:p>
        </text:list-item>
        <text:list-item>
          <text:p text:style-name="P201">length: 19</text:p>
        </text:list-item>
        <text:list-item>
          <text:p text:style-name="P169">__proto__: Array[0]</text:p>
        </text:list-item>
      </text:list>
      <text:p text:style-name="P63">test.js:119</text:p>
      <text:p text:style-name="P81">callback 0. categories - end of callback function </text:p>
      <text:p text:style-name="P127"><text:soft-page-break/></text:p>
      <text:p text:style-name="P111">3.7. get_location_for_sponsor</text:p>
      <text:p text:style-name="P111"/>
      <text:p text:style-name="P8">About get_location_for_sponsor function : <text:span text:style-name="T40">TODO</text:span></text:p>
      <text:p text:style-name="P8">Example Code : <text:span text:style-name="T40">TODO</text:span></text:p>
      <text:p text:style-name="P8">Output : <text:span text:style-name="T40">TODO</text:span></text:p>
      <text:p text:style-name="P111"/>
      <text:p text:style-name="P111">3.8. get_sponsors</text:p>
      <text:p text:style-name="P10"/>
      <text:p text:style-name="P10">About get_sponsor<text:span text:style-name="T36">s</text:span> function :</text:p>
      <text:p text:style-name="P18"/>
      <text:p text:style-name="P48">Parameters :</text:p>
      <text:p text:style-name="P48">username – String </text:p>
      <text:p text:style-name="P48">password – String (unencrypted)</text:p>
      <text:p text:style-name="P49">limit_value - <text:span text:style-name="T31">limit value of return </text:span>sponsors</text:p>
      <text:p text:style-name="P18">callback – function(result, <text:span text:style-name="T32">beans</text:span>);</text:p>
      <text:p text:style-name="P48"/>
      <text:p text:style-name="P45">Output :</text:p>
      <text:p text:style-name="P48">result <text:s/><text:span text:style-name="T15">–</text:span> <text:s/><text:span text:style-name="T25">"Status success" or "Status fail" or </text:span><text:span text:style-name="T13">"Internal Server Error"</text:span></text:p>
      <text:p text:style-name="P23"><text:span text:style-name="T37">sponsors </text:span>– <text:s/><text:span text:style-name="T37">sponsors</text:span> from server, array of <text:span text:style-name="T38">o</text:span>bjects.</text:p>
      <text:p text:style-name="P10"/>
      <text:p text:style-name="P10">Example Code :</text:p>
      <text:p text:style-name="P145"/>
      <text:p text:style-name="P138">function test_sponsors() {</text:p>
      <text:p text:style-name="P138"/>
      <text:p text:style-name="P138"><text:s text:c="4"/>log_result = function(which_callback,result,sponsors){</text:p>
      <text:p text:style-name="P138"><text:s text:c="8"/>console.log("callback "+which_callback+". result of sponsors is ");</text:p>
      <text:p text:style-name="P138"><text:s text:c="8"/>console.log("callback "+which_callback+". "+result);</text:p>
      <text:p text:style-name="P138"><text:s text:c="8"/>console.log("callback "+which_callback+". sponsors is ");</text:p>
      <text:p text:style-name="P138"><text:s text:c="8"/>console.log(sponsors);</text:p>
      <text:p text:style-name="P138"><text:s text:c="8"/>console.log("callback "+which_callback+". sponsors - end of callback function");</text:p>
      <text:p text:style-name="P138"><text:s text:c="4"/>}</text:p>
      <text:p text:style-name="P138"/>
      <text:p text:style-name="P138"><text:s text:c="4"/>callback0 = function(result,sponsors) {</text:p>
      <text:p text:style-name="P138"><text:soft-page-break/><text:s text:c="8"/>log_result("0",result,sponsors);</text:p>
      <text:p text:style-name="P138"><text:s text:c="4"/>};</text:p>
      <text:p text:style-name="P138"><text:s text:c="4"/></text:p>
      <text:p text:style-name="P138"><text:s text:c="4"/>callback1 = function(result,sponsors) {</text:p>
      <text:p text:style-name="P138"><text:s text:c="8"/>log_result("1",result,sponsors);</text:p>
      <text:p text:style-name="P138"><text:s text:c="4"/>};</text:p>
      <text:p text:style-name="P138"><text:s text:c="4"/></text:p>
      <text:p text:style-name="P138"><text:s text:c="4"/>callback2 = function(result,sponsors) {</text:p>
      <text:p text:style-name="P138"><text:s text:c="8"/>log_result("2",result,sponsors);</text:p>
      <text:p text:style-name="P138"><text:s text:c="4"/>};</text:p>
      <text:p text:style-name="P138"><text:s text:c="4"/></text:p>
      <text:p text:style-name="P138"><text:s text:c="4"/>callback3 = function(result,sponsors) {</text:p>
      <text:p text:style-name="P138"><text:s text:c="8"/>log_result("3",result,sponsors);</text:p>
      <text:p text:style-name="P138"><text:s text:c="4"/>};</text:p>
      <text:p text:style-name="P138"><text:s text:c="4"/></text:p>
      <text:p text:style-name="P138"><text:s text:c="4"/>callback4 = function(result,sponsors) {</text:p>
      <text:p text:style-name="P138"><text:s text:c="8"/>log_result("4",result,sponsors);</text:p>
      <text:p text:style-name="P138"><text:s text:c="4"/>};</text:p>
      <text:p text:style-name="P138"/>
      <text:p text:style-name="P138"><text:s text:c="4"/>get_sponsors(tokenUser.user, tokenUser.password, "8", callback0);</text:p>
      <text:p text:style-name="P138"><text:s text:c="4"/>get_sponsors(tokenUser.user, tokenUser.password, "25", callback1);</text:p>
      <text:p text:style-name="P138"><text:s text:c="4"/>get_sponsors(tokenUser.user, "wrongpassword", "20", callback2);</text:p>
      <text:p text:style-name="P138"><text:s text:c="4"/>get_sponsors(tokenUser.user, tokenUser.password, "-5", callback3);</text:p>
      <text:p text:style-name="P138"><text:s text:c="4"/>get_sponsors("wrongusername", tokenUser.password, "20", callback4);</text:p>
      <text:p text:style-name="P138"><text:s text:c="4"/></text:p>
      <text:p text:style-name="P138">}</text:p>
      <text:p text:style-name="P8"/>
      <text:p text:style-name="P8">Output :</text:p>
      <text:p text:style-name="P8"/>
      <text:p text:style-name="P117">undefined</text:p>
      <text:p text:style-name="P75">callback 2. result of sponsors is <text:span text:style-name="T19">test.js:67</text:span></text:p>
      <text:p text:style-name="P75">callback 2. Status fail <text:span text:style-name="T19">test.js:68</text:span></text:p>
      <text:p text:style-name="P75">callback 2. sponsors is <text:span text:style-name="T19">test.js:69</text:span></text:p>
      <text:p text:style-name="P75">[] <text:span text:style-name="T19">test.js:70</text:span></text:p>
      <text:p text:style-name="P75">callback 2. sponsors - end of callback function <text:span text:style-name="T19">test.js:71</text:span></text:p>
      <text:p text:style-name="P75">callback 4. result of sponsors is <text:span text:style-name="T19">test.js:67</text:span></text:p>
      <text:p text:style-name="P75">callback 4. Status fail <text:span text:style-name="T19">test.js:68</text:span></text:p>
      <text:p text:style-name="P75">callback 4. sponsors is <text:span text:style-name="T19">test.js:69</text:span></text:p>
      <text:p text:style-name="P75">[] <text:span text:style-name="T19">test.js:70</text:span></text:p>
      <text:p text:style-name="P75">callback 4. sponsors - end of callback function <text:span text:style-name="T19">test.js:71</text:span></text:p>
      <text:p text:style-name="P75">callback 0. result of sponsors is <text:span text:style-name="T19">test.js:67</text:span></text:p>
      <text:p text:style-name="P75">callback 0. Status success <text:span text:style-name="T19">test.js:68</text:span></text:p>
      <text:p text:style-name="P75">callback 0. sponsors is <text:span text:style-name="T19">test.js:69</text:span></text:p>
      <text:p text:style-name="P100">[Object, Object, Object, Object, Object, Object, Object, Object, Object, Object, Object, Object, Object, Object, Object, Object, Object, Object, Object]</text:p>
      <text:list xml:id="list6259787739975949362" text:style-name="L13">
        <text:list-item>
          <text:p text:style-name="P166">0: Object</text:p>
        </text:list-item>
        <text:list-item>
          <text:p text:style-name="P166"><text:soft-page-break/>1: Object</text:p>
          <text:list>
            <text:list-item>
              <text:p text:style-name="P198">category: undefined</text:p>
            </text:list-item>
            <text:list-item>
              <text:p text:style-name="P198">description: "unique new ice cream soda float to go! A new twist on the classic treat."</text:p>
            </text:list-item>
            <text:list-item>
              <text:p text:style-name="P198">geocodekey: "Box 713 Manhattan Beach, CA 90267"</text:p>
            </text:list-item>
            <text:list-item>
              <text:p text:style-name="P198">id: undefined</text:p>
            </text:list-item>
            <text:list-item>
              <text:p text:style-name="P198">logourl: "http://api.mybeanjar.com/resources/sponsorlogo/43"</text:p>
            </text:list-item>
            <text:list-item>
              <text:p text:style-name="P198">name: "Fizz Cup"</text:p>
            </text:list-item>
            <text:list-item>
              <text:p text:style-name="P198">offer: undefined</text:p>
            </text:list-item>
            <text:list-item>
              <text:p text:style-name="P198">siteurl: "http://www.icecreamfizz.com"</text:p>
            </text:list-item>
            <text:list-item>
              <text:p text:style-name="P198">sponsorkey: "17e62166fc8586dfa4d1bc0e1742c08b"</text:p>
            </text:list-item>
            <text:list-item>
              <text:p text:style-name="P166">__proto__: Object</text:p>
            </text:list-item>
          </text:list>
        </text:list-item>
        <text:list-item>
          <text:p text:style-name="P166">2: Object</text:p>
        </text:list-item>
        <text:list-item>
          <text:p text:style-name="P166">3: Object</text:p>
        </text:list-item>
        <text:list-item>
          <text:p text:style-name="P166">4: Object</text:p>
        </text:list-item>
        <text:list-item>
          <text:p text:style-name="P166">5: Object</text:p>
        </text:list-item>
        <text:list-item>
          <text:p text:style-name="P166">6: Object</text:p>
        </text:list-item>
        <text:list-item>
          <text:p text:style-name="P166">7: Object</text:p>
        </text:list-item>
        <text:list-item>
          <text:p text:style-name="P166">8: Object</text:p>
        </text:list-item>
        <text:list-item>
          <text:p text:style-name="P166">9: Object</text:p>
        </text:list-item>
        <text:list-item>
          <text:p text:style-name="P166">10: Object</text:p>
        </text:list-item>
        <text:list-item>
          <text:p text:style-name="P166">11: Object</text:p>
        </text:list-item>
        <text:list-item>
          <text:p text:style-name="P166">12: Object</text:p>
        </text:list-item>
        <text:list-item>
          <text:p text:style-name="P166">13: Object</text:p>
        </text:list-item>
        <text:list-item>
          <text:p text:style-name="P166">14: Object</text:p>
        </text:list-item>
        <text:list-item>
          <text:p text:style-name="P166">15: Object</text:p>
        </text:list-item>
        <text:list-item>
          <text:p text:style-name="P166">16: Object</text:p>
        </text:list-item>
        <text:list-item>
          <text:p text:style-name="P166">17: Object</text:p>
        </text:list-item>
        <text:list-item>
          <text:p text:style-name="P166">18: Object</text:p>
        </text:list-item>
        <text:list-item>
          <text:p text:style-name="P198">length: 19</text:p>
        </text:list-item>
        <text:list-item>
          <text:p text:style-name="P166">__proto__: Array[0]</text:p>
        </text:list-item>
      </text:list>
      <text:p text:style-name="P62">test.js:70</text:p>
      <text:p text:style-name="P65">callback 0. sponsors - end of callback function <text:span text:style-name="T19">test.js:71</text:span></text:p>
      <text:p text:style-name="P65">callback 1. result of sponsors is <text:span text:style-name="T19">test.js:67</text:span></text:p>
      <text:p text:style-name="P65">callback 1. Status success <text:span text:style-name="T19">test.js:68</text:span></text:p>
      <text:p text:style-name="P65">callback 1. sponsors is <text:span text:style-name="T19">test.js:69</text:span></text:p>
      <text:p text:style-name="P95">[Object, Object, Object, Object, Object, Object, Object, Object, Object, Object, Object, Object, Object, Object, Object, Object, Object, Object, Object]</text:p>
      <text:list xml:id="list1491314154454891003" text:style-name="L14">
        <text:list-item>
          <text:p text:style-name="P167">0: Object</text:p>
        </text:list-item>
        <text:list-item>
          <text:p text:style-name="P167">1: Object</text:p>
        </text:list-item>
        <text:list-item>
          <text:p text:style-name="P167">2: Object</text:p>
          <text:list>
            <text:list-item>
              <text:p text:style-name="P199">category: undefined</text:p>
            </text:list-item>
            <text:list-item>
              <text:p text:style-name="P199">description: "Bedding, Bath, Furniture, Dining, Storage, Gifts"</text:p>
            </text:list-item>
            <text:list-item>
              <text:p text:style-name="P199">geocodekey: "2270 Broadway New York, NY 10024"</text:p>
            </text:list-item>
            <text:list-item>
              <text:p text:style-name="P199">id: undefined</text:p>
            </text:list-item>
            <text:list-item>
              <text:p text:style-name="P199">logourl: "http://api.mybeanjar.com/resources/sponsorlogo/59"</text:p>
            </text:list-item>
            <text:list-item>
              <text:p text:style-name="P199">name: "Laytner's Linen"</text:p>
            </text:list-item>
            <text:list-item>
              <text:p text:style-name="P199">offer: undefined</text:p>
            </text:list-item>
            <text:list-item>
              <text:p text:style-name="P199">siteurl: "http://www.laytners.com"</text:p>
            </text:list-item>
            <text:list-item>
              <text:p text:style-name="P199">sponsorkey: "093f65e080a295f8076b1c5722a46aa2"</text:p>
            </text:list-item>
            <text:list-item>
              <text:p text:style-name="P167">__proto__: Object</text:p>
            </text:list-item>
          </text:list>
        </text:list-item>
        <text:list-item>
          <text:p text:style-name="P167">3: Object</text:p>
        </text:list-item>
        <text:list-item>
          <text:p text:style-name="P167">4: Object</text:p>
        </text:list-item>
        <text:list-item>
          <text:p text:style-name="P167">5: Object</text:p>
        </text:list-item>
        <text:list-item>
          <text:p text:style-name="P167">6: Object</text:p>
        </text:list-item>
        <text:list-item>
          <text:p text:style-name="P167">7: Object</text:p>
        </text:list-item>
        <text:list-item>
          <text:p text:style-name="P167">8: Object</text:p>
        </text:list-item>
        <text:list-item>
          <text:p text:style-name="P167">9: Object</text:p>
        </text:list-item>
        <text:list-item>
          <text:p text:style-name="P167">10: Object</text:p>
        </text:list-item>
        <text:list-item>
          <text:p text:style-name="P167">11: Object</text:p>
        </text:list-item>
        <text:list-item>
          <text:p text:style-name="P167">12: Object</text:p>
        </text:list-item>
        <text:list-item>
          <text:p text:style-name="P167">13: Object</text:p>
        </text:list-item>
        <text:list-item>
          <text:p text:style-name="P167">14: Object</text:p>
        </text:list-item>
        <text:list-item>
          <text:p text:style-name="P167">15: Object</text:p>
        </text:list-item>
        <text:list-item>
          <text:p text:style-name="P167"><text:soft-page-break/>16: Object</text:p>
        </text:list-item>
        <text:list-item>
          <text:p text:style-name="P167">17: Object</text:p>
        </text:list-item>
        <text:list-item>
          <text:p text:style-name="P167">18: Object</text:p>
        </text:list-item>
        <text:list-item>
          <text:p text:style-name="P199">length: 19</text:p>
        </text:list-item>
        <text:list-item>
          <text:p text:style-name="P167">__proto__: Array[0]</text:p>
        </text:list-item>
      </text:list>
      <text:p text:style-name="P62">test.js:70</text:p>
      <text:p text:style-name="P65">callback 1. sponsors - end of callback function <text:span text:style-name="T19">test.js:71</text:span></text:p>
      <text:p text:style-name="P65">callback 3. result of sponsors is <text:span text:style-name="T19">test.js:67</text:span></text:p>
      <text:p text:style-name="P65">callback 3. Status success <text:span text:style-name="T19">test.js:68</text:span></text:p>
      <text:p text:style-name="P65">callback 3. sponsors is <text:span text:style-name="T19">test.js:69</text:span></text:p>
      <text:p text:style-name="P95">[Object, Object, Object, Object, Object, Object, Object, Object, Object, Object, Object, Object, Object, Object, Object, Object, Object, Object, Object]</text:p>
      <text:list xml:id="list1811689372673815373" text:style-name="L15">
        <text:list-item>
          <text:p text:style-name="P168">0: Object</text:p>
        </text:list-item>
        <text:list-item>
          <text:p text:style-name="P168">1: Object</text:p>
        </text:list-item>
        <text:list-item>
          <text:p text:style-name="P168">2: Object</text:p>
        </text:list-item>
        <text:list-item>
          <text:p text:style-name="P168">3: Object</text:p>
        </text:list-item>
        <text:list-item>
          <text:p text:style-name="P168">4: Object</text:p>
        </text:list-item>
        <text:list-item>
          <text:p text:style-name="P168">5: Object</text:p>
        </text:list-item>
        <text:list-item>
          <text:p text:style-name="P168">6: Object</text:p>
        </text:list-item>
        <text:list-item>
          <text:p text:style-name="P168">7: Object</text:p>
        </text:list-item>
        <text:list-item>
          <text:p text:style-name="P168">8: Object</text:p>
        </text:list-item>
        <text:list-item>
          <text:p text:style-name="P168">9: Object</text:p>
        </text:list-item>
        <text:list-item>
          <text:p text:style-name="P168">10: Object</text:p>
        </text:list-item>
        <text:list-item>
          <text:p text:style-name="P168">11: Object</text:p>
        </text:list-item>
        <text:list-item>
          <text:p text:style-name="P168">12: Object</text:p>
        </text:list-item>
        <text:list-item>
          <text:p text:style-name="P168">13: Object</text:p>
          <text:list>
            <text:list-item>
              <text:p text:style-name="P200">category: undefined</text:p>
            </text:list-item>
            <text:list-item>
              <text:p text:style-name="P200">description: "Modell's is the source for all your sporting goods needs. Support your favorite team and get everything you need to get on the field and get in shape."</text:p>
            </text:list-item>
            <text:list-item>
              <text:p text:style-name="P200">geocodekey: "498 7th Ave, 20th Floor New York, NY 10018"</text:p>
            </text:list-item>
            <text:list-item>
              <text:p text:style-name="P200">id: undefined</text:p>
            </text:list-item>
            <text:list-item>
              <text:p text:style-name="P200">logourl: "http://api.mybeanjar.com/resources/sponsorlogo/220"</text:p>
            </text:list-item>
            <text:list-item>
              <text:p text:style-name="P200">name: "Modell's Sporting Goods"</text:p>
            </text:list-item>
            <text:list-item>
              <text:p text:style-name="P200">offer: undefined</text:p>
            </text:list-item>
            <text:list-item>
              <text:p text:style-name="P200">siteurl: "http://www.modells.com"</text:p>
            </text:list-item>
            <text:list-item>
              <text:p text:style-name="P200">sponsorkey: "ec8ce6abb3e952a85b8551ba726a1227"</text:p>
            </text:list-item>
            <text:list-item>
              <text:p text:style-name="P168">__proto__: Object</text:p>
            </text:list-item>
          </text:list>
        </text:list-item>
        <text:list-item>
          <text:p text:style-name="P168">14: Object</text:p>
        </text:list-item>
        <text:list-item>
          <text:p text:style-name="P168">15: Object</text:p>
        </text:list-item>
        <text:list-item>
          <text:p text:style-name="P168">16: Object</text:p>
        </text:list-item>
        <text:list-item>
          <text:p text:style-name="P168">17: Object</text:p>
        </text:list-item>
        <text:list-item>
          <text:p text:style-name="P168">18: Object</text:p>
        </text:list-item>
        <text:list-item>
          <text:p text:style-name="P200">length: 19</text:p>
        </text:list-item>
        <text:list-item>
          <text:p text:style-name="P168">__proto__: Array[0]</text:p>
        </text:list-item>
      </text:list>
      <text:p text:style-name="P62">test.js:70</text:p>
      <text:p text:style-name="P80">callback 3. sponsors - end of callback function </text:p>
      <text:p text:style-name="P111"/>
      <text:p text:style-name="P111">3.9. get_winners</text:p>
      <text:p text:style-name="P113"/>
      <text:p text:style-name="P8">About get_winners function : </text:p>
      <text:p text:style-name="P8"/>
      <text:p text:style-name="P26">Parameters :</text:p>
      <text:p text:style-name="P26">limit – limit of return winners</text:p>
      <text:p text:style-name="P26">callback – function(result,message);</text:p>
      <text:p text:style-name="P26"><text:soft-page-break/></text:p>
      <text:p text:style-name="P44">Output : </text:p>
      <text:p text:style-name="P26">result <text:span text:style-name="T18">–</text:span> <text:span text:style-name="T24">"Status success" or "Status fail" or </text:span><text:span text:style-name="T14">"Internal Server Error"</text:span></text:p>
      <text:p text:style-name="P20"><text:bookmark-start text:name="__DdeLink__1574_982831843"/>winners – <text:s/>winners <text:s/>from server, array of objects.<text:bookmark-end text:name="__DdeLink__1574_982831843"/></text:p>
      <text:p text:style-name="P8"/>
      <text:p text:style-name="P8">Example Code :</text:p>
      <text:p text:style-name="P8"/>
      <text:p text:style-name="P57">function test_winners() {</text:p>
      <text:p text:style-name="P57"/>
      <text:p text:style-name="P57"><text:s text:c="4"/>log_result = function(which_callback,result,winners){</text:p>
      <text:p text:style-name="P57"><text:s text:c="8"/>console.log("callback "+which_callback+". result of winners is ")</text:p>
      <text:p text:style-name="P57"><text:s text:c="8"/>console.log("callback "+which_callback+". " + result);</text:p>
      <text:p text:style-name="P57"><text:s text:c="8"/>console.log("callback "+which_callback+". " + "winners is ");</text:p>
      <text:p text:style-name="P57"><text:s text:c="8"/>console.log("callback "+which_callback+". ");</text:p>
      <text:p text:style-name="P57"><text:s text:c="8"/>console.log(winners);</text:p>
      <text:p text:style-name="P57"><text:s text:c="8"/>console.log("callback "+which_callback+". winners - end of callback function");</text:p>
      <text:p text:style-name="P57"><text:s text:c="5"/>}</text:p>
      <text:p text:style-name="P57"/>
      <text:p text:style-name="P57"><text:s text:c="4"/>callback0 = function(result,winners) {</text:p>
      <text:p text:style-name="P57"><text:s text:c="7"/>log_result("0",result,winners);</text:p>
      <text:p text:style-name="P57"><text:s text:c="4"/>};</text:p>
      <text:p text:style-name="P57"><text:s text:c="4"/></text:p>
      <text:p text:style-name="P57"><text:s text:c="4"/>callback1 = function(result,winners) {</text:p>
      <text:p text:style-name="P57"><text:s text:c="7"/>log_result("1",result,winners);</text:p>
      <text:p text:style-name="P57"><text:s text:c="4"/>};</text:p>
      <text:p text:style-name="P57"/>
      <text:p text:style-name="P57"><text:s text:c="4"/>callback2 = function(result,winners) {</text:p>
      <text:p text:style-name="P57"><text:s text:c="7"/>log_result("2",result,winners);</text:p>
      <text:p text:style-name="P57"><text:s text:c="4"/>};</text:p>
      <text:p text:style-name="P57"/>
      <text:p text:style-name="P57"><text:s text:c="4"/>get_winners("3", callback0);</text:p>
      <text:p text:style-name="P57"><text:s text:c="4"/>get_winners("1", callback1);</text:p>
      <text:p text:style-name="P57"><text:s text:c="4"/>get_winners("-3", callback2);</text:p>
      <text:p text:style-name="P57">}</text:p>
      <text:p text:style-name="P8"/>
      <text:p text:style-name="P8"/>
      <text:p text:style-name="P8"/>
      <text:p text:style-name="P8"><text:soft-page-break/>Output :</text:p>
      <text:p text:style-name="P8"/>
      <text:p text:style-name="P114"><text:span text:style-name="T27">callback 0. result of winners is </text:span><text:span text:style-name="T28">test.js:9</text:span></text:p>
      <text:p text:style-name="P74">callback 0. Status success <text:span text:style-name="T19">test.js:10</text:span></text:p>
      <text:p text:style-name="P74">callback 0. winners is <text:span text:style-name="T19">test.js:11</text:span></text:p>
      <text:p text:style-name="P74">callback 0. <text:span text:style-name="T19">test.js:12</text:span></text:p>
      <text:p text:style-name="P98">[Object, Object, Object]</text:p>
      <text:list xml:id="list7800792813219322140" text:style-name="L16">
        <text:list-item>
          <text:p text:style-name="P161">0: Object</text:p>
          <text:list>
            <text:list-item>
              <text:p text:style-name="P193">appkey: "e4da3b7fbbce2345d7772b0674a318d5"</text:p>
            </text:list-item>
            <text:list-item>
              <text:p text:style-name="P193">appname: "MyBeanJar"</text:p>
            </text:list-item>
            <text:list-item>
              <text:p text:style-name="P193">sponsorlogourl: "http://api.mybeanjar.com/resources/sponsorlogo/81"</text:p>
            </text:list-item>
            <text:list-item>
              <text:p text:style-name="P193">username: "thedude11"</text:p>
            </text:list-item>
            <text:list-item>
              <text:p text:style-name="P161">__proto__: Object</text:p>
            </text:list-item>
          </text:list>
        </text:list-item>
        <text:list-item>
          <text:p text:style-name="P161">1: Object</text:p>
        </text:list-item>
        <text:list-item>
          <text:p text:style-name="P161">2: Object</text:p>
        </text:list-item>
        <text:list-item>
          <text:p text:style-name="P193">length: 3</text:p>
        </text:list-item>
        <text:list-item>
          <text:p text:style-name="P161">__proto__: Array[0]</text:p>
        </text:list-item>
      </text:list>
      <text:p text:style-name="P60">test.js:13</text:p>
      <text:p text:style-name="P61">callback 0. winners - end of callback function <text:span text:style-name="T19">test.js:14</text:span></text:p>
      <text:p text:style-name="P61">callback 1. result of winners is <text:span text:style-name="T19">test.js:9</text:span></text:p>
      <text:p text:style-name="P61">callback 1. Status success <text:span text:style-name="T19">test.js:10</text:span></text:p>
      <text:p text:style-name="P61">callback 1. winners is <text:span text:style-name="T19">test.js:11</text:span></text:p>
      <text:p text:style-name="P61">callback 1. <text:span text:style-name="T19">test.js:12</text:span></text:p>
      <text:p text:style-name="P92">[Object]</text:p>
      <text:list xml:id="list1172024022474351963" text:style-name="L17">
        <text:list-item>
          <text:p text:style-name="P162">0: Object</text:p>
          <text:list>
            <text:list-item>
              <text:p text:style-name="P194">appkey: "e4da3b7fbbce2345d7772b0674a318d5"</text:p>
            </text:list-item>
            <text:list-item>
              <text:p text:style-name="P194">appname: "MyBeanJar"</text:p>
            </text:list-item>
            <text:list-item>
              <text:p text:style-name="P194">sponsorlogourl: "http://api.mybeanjar.com/resources/sponsorlogo/81"</text:p>
            </text:list-item>
            <text:list-item>
              <text:p text:style-name="P194">username: "thedude11"</text:p>
            </text:list-item>
            <text:list-item>
              <text:p text:style-name="P162">__proto__: Object</text:p>
            </text:list-item>
          </text:list>
        </text:list-item>
        <text:list-item>
          <text:p text:style-name="P194">length: 1</text:p>
        </text:list-item>
        <text:list-item>
          <text:p text:style-name="P162">__proto__: Array[0]</text:p>
        </text:list-item>
      </text:list>
      <text:p text:style-name="P60">test.js:13</text:p>
      <text:p text:style-name="P61">callback 1. winners - end of callback function <text:span text:style-name="T19">test.js:14</text:span></text:p>
      <text:p text:style-name="P61">callback 2. result of winners is <text:span text:style-name="T19">test.js:9</text:span></text:p>
      <text:p text:style-name="P61">callback 2. Status fail <text:span text:style-name="T19">test.js:10</text:span></text:p>
      <text:p text:style-name="P61">callback 2. winners is <text:span text:style-name="T19">test.js:11</text:span></text:p>
      <text:p text:style-name="P61">callback 2. <text:span text:style-name="T19">test.js:12</text:span></text:p>
      <text:p text:style-name="P61"><text:span text:style-name="T30">[]</text:span> <text:span text:style-name="T19">test.js:13</text:span></text:p>
      <text:p text:style-name="P79">callback 2. winners - end of callback function </text:p>
      <text:p text:style-name="P50"/>
      <text:p text:style-name="P51"/>
      <text:p text:style-name="P124"/>
      <text:p text:style-name="P111">3.10. reedem_bean</text:p>
      <text:p text:style-name="P111"/>
      <text:p text:style-name="P8">About reedem_bean function :</text:p>
      <text:p text:style-name="P8"/>
      <text:p text:style-name="P33"><text:bookmark-start text:name="__DdeLink__1608_9828318431"/><text:bookmark-start text:name="__DdeLink__1596_9828318431"/>Parameters :</text:p>
      <text:p text:style-name="P33">username – String</text:p>
      <text:p text:style-name="P33">password <text:bookmark-start text:name="__DdeLink__2828_1010157675"/>–<text:bookmark-end text:name="__DdeLink__2828_1010157675"/> String (unencrypted)</text:p>
      <text:p text:style-name="P42"><text:span text:style-name="T45">beankey </text:span>– <text:span text:style-name="T45">id of bean to reedem </text:span>String</text:p>
      <text:p text:style-name="P33"><text:soft-page-break/>callback – function(result,message);</text:p>
      <text:p text:style-name="P33"/>
      <text:p text:style-name="P33">Output : </text:p>
      <text:p text:style-name="P33">result <text:s/>- <text:s text:c="2"/><text:span text:style-name="T24">"Status success" or "Status fail" or </text:span><text:span text:style-name="T14">"Internal Server Error"</text:span></text:p>
      <text:p text:style-name="P33">message – message from server <text:bookmark-end text:name="__DdeLink__1608_9828318431"/><text:bookmark-end text:name="__DdeLink__1596_9828318431"/></text:p>
      <text:p text:style-name="P15"/>
      <text:p text:style-name="P8">Example Code :</text:p>
      <text:p text:style-name="P8"/>
      <text:p text:style-name="P58">function test_reedembean() {</text:p>
      <text:p text:style-name="P58"><text:s text:c="4"/></text:p>
      <text:p text:style-name="P58"><text:s text:c="4"/>log_result = function(which_callback, result, message){</text:p>
      <text:p text:style-name="P58"><text:s text:c="8"/>console.log("callback "+which_callback+". result of reedembean is ");</text:p>
      <text:p text:style-name="P58"><text:s text:c="8"/>console.log("callback "+which_callback+". "+result);</text:p>
      <text:p text:style-name="P58"><text:s text:c="8"/>console.log("callback "+which_callback+". message of reedembean is ");</text:p>
      <text:p text:style-name="P58"><text:s text:c="8"/>console.log("callback "+which_callback+". "+message);</text:p>
      <text:p text:style-name="P58"><text:s text:c="4"/>}</text:p>
      <text:p text:style-name="P58"><text:s text:c="4"/></text:p>
      <text:p text:style-name="P58"><text:s text:c="4"/>callback0 = function(result, message){</text:p>
      <text:p text:style-name="P58"><text:s text:c="8"/>log_result("0",result,message);</text:p>
      <text:p text:style-name="P58"><text:s text:c="4"/>};</text:p>
      <text:p text:style-name="P58"><text:s text:c="4"/></text:p>
      <text:p text:style-name="P58"><text:s text:c="4"/>callback1 = function(result, message){</text:p>
      <text:p text:style-name="P58"><text:s text:c="8"/>log_result("<text:span text:style-name="T45">1</text:span>",result,message);</text:p>
      <text:p text:style-name="P58"><text:s text:c="4"/>};</text:p>
      <text:p text:style-name="P58"><text:s text:c="4"/></text:p>
      <text:p text:style-name="P58"><text:s text:c="4"/>callback2 = function(result, message){</text:p>
      <text:p text:style-name="P58"><text:s text:c="8"/>log_result("<text:span text:style-name="T45">2</text:span>",result,message);</text:p>
      <text:p text:style-name="P58"><text:s text:c="4"/>};</text:p>
      <text:p text:style-name="P58"><text:s text:c="4"/>reedem_bean("lukasz123", "lukasz123", "6b49323020asfassf5f780e1bcasf26945df7481e5", callback0);</text:p>
      <text:p text:style-name="P58"><text:s text:c="4"/>reedem_bean("wrongusernamedsa14", "abcdef", "6b493230205f780e1bcasfas26945df7481e5", callback1);</text:p>
      <text:p text:style-name="P58"><text:s text:c="4"/>reedem_bean("lukasz123", "wrongpassword42ds", "6b493230205f780e1bc26945sfafsadf7481e5", callback2);</text:p>
      <text:p text:style-name="P58">}</text:p>
      <text:p text:style-name="P144"/>
      <text:p text:style-name="P144"/>
      <text:p text:style-name="P144"/>
      <text:p text:style-name="P144"/>
      <text:p text:style-name="P144"><text:soft-page-break/>Output : </text:p>
      <text:p text:style-name="P144"/>
      <text:p text:style-name="P141">this is reedem data reedemMethods.js:9</text:p>
      <text:p text:style-name="P76">{"status":0,"response":{"message":"Invalid Bean"}} <text:span text:style-name="T19">reedemMethods.js:10</text:span></text:p>
      <text:p text:style-name="P76">this is reedem json <text:span text:style-name="T19">reedemMethods.js:12</text:span></text:p>
      <text:p text:style-name="P99">Object {status: 0, response: Object}</text:p>
      <text:list xml:id="list8597526126016580155" text:style-name="L18">
        <text:list-item>
          <text:p text:style-name="P170">response: Object</text:p>
          <text:list>
            <text:list-item>
              <text:p text:style-name="P202">message: "Invalid Bean"</text:p>
            </text:list-item>
            <text:list-item>
              <text:p text:style-name="P170">__proto__: Object</text:p>
            </text:list-item>
          </text:list>
        </text:list-item>
        <text:list-item>
          <text:p text:style-name="P202">status: 0</text:p>
        </text:list-item>
        <text:list-item>
          <text:p text:style-name="P170">__proto__: Object</text:p>
        </text:list-item>
      </text:list>
      <text:p text:style-name="P63">reedemMethods.js:13</text:p>
      <text:p text:style-name="P66">callback 0. result of reedembean is <text:span text:style-name="T19">test.js:302</text:span></text:p>
      <text:p text:style-name="P66">callback 0. Status fail <text:span text:style-name="T19">test.js:303</text:span></text:p>
      <text:p text:style-name="P66">callback 0. message of reedembean is <text:span text:style-name="T19">test.js:304</text:span></text:p>
      <text:p text:style-name="P66">callback 0. Invalid Bean <text:span text:style-name="T19">test.js:305</text:span></text:p>
      <text:p text:style-name="P66">this is reedem data <text:span text:style-name="T19">reedemMethods.js:9</text:span></text:p>
      <text:p text:style-name="P66">{"status":0,"response":{"message":"Invalid Username and\/or Password"}} <text:span text:style-name="T19">reedemMethods.js:10</text:span></text:p>
      <text:p text:style-name="P66">this is reedem json <text:span text:style-name="T19">reedemMethods.js:12</text:span></text:p>
      <text:p text:style-name="P94">Object {status: 0, response: Object}</text:p>
      <text:list xml:id="list2408530153686440754" text:style-name="L19">
        <text:list-item>
          <text:p text:style-name="P171">response: Object</text:p>
          <text:list>
            <text:list-item>
              <text:p text:style-name="P203">message: "Invalid Username and/or Password"</text:p>
            </text:list-item>
            <text:list-item>
              <text:p text:style-name="P171">__proto__: Object</text:p>
            </text:list-item>
          </text:list>
        </text:list-item>
        <text:list-item>
          <text:p text:style-name="P203">status: 0</text:p>
        </text:list-item>
        <text:list-item>
          <text:p text:style-name="P171">__proto__: Object</text:p>
        </text:list-item>
      </text:list>
      <text:p text:style-name="P63">reedemMethods.js:13</text:p>
      <text:p text:style-name="P66">callback 2. result of reedembean is <text:span text:style-name="T19">test.js:302</text:span></text:p>
      <text:p text:style-name="P66">callback 2. Status fail <text:span text:style-name="T19">test.js:303</text:span></text:p>
      <text:p text:style-name="P66">callback 2. message of reedembean is <text:span text:style-name="T19">test.js:304</text:span></text:p>
      <text:p text:style-name="P66">callback 2. Invalid Username and/or Password <text:span text:style-name="T19">test.js:305</text:span></text:p>
      <text:p text:style-name="P66">this is reedem data <text:span text:style-name="T19">reedemMethods.js:9</text:span></text:p>
      <text:p text:style-name="P66">{"status":0,"response":{"message":"Invalid Username and\/or Password"}} <text:span text:style-name="T19">reedemMethods.js:10</text:span></text:p>
      <text:p text:style-name="P66">this is reedem json <text:span text:style-name="T19">reedemMethods.js:12</text:span></text:p>
      <text:p text:style-name="P94">Object {status: 0, response: Object}</text:p>
      <text:list xml:id="list596962337247327571" text:style-name="L20">
        <text:list-item>
          <text:p text:style-name="P172">response: Object</text:p>
          <text:list>
            <text:list-item>
              <text:p text:style-name="P204">message: "Invalid Username and/or Password"</text:p>
            </text:list-item>
            <text:list-item>
              <text:p text:style-name="P172">__proto__: Object</text:p>
            </text:list-item>
          </text:list>
        </text:list-item>
        <text:list-item>
          <text:p text:style-name="P204">status: 0</text:p>
        </text:list-item>
        <text:list-item>
          <text:p text:style-name="P172">__proto__: Object</text:p>
        </text:list-item>
      </text:list>
      <text:p text:style-name="P63">reedemMethods.js:13</text:p>
      <text:p text:style-name="P66">callback 1. result of reedembean is <text:span text:style-name="T19">test.js:302</text:span></text:p>
      <text:p text:style-name="P66">callback 1. Status fail <text:span text:style-name="T19">test.js:303</text:span></text:p>
      <text:p text:style-name="P66">callback 1. message of reedembean is <text:span text:style-name="T19">test.js:304</text:span></text:p>
      <text:p text:style-name="P81">callback 1. Invalid Username and/or Password </text:p>
      <text:p text:style-name="P111"/>
      <text:p text:style-name="P111">3.11. register_user</text:p>
      <text:p text:style-name="P111"/>
      <text:p text:style-name="P11">About register_user function : </text:p>
      <text:p text:style-name="P32">Parameters :</text:p>
      <text:p text:style-name="P32">username – String</text:p>
      <text:p text:style-name="P32">password – String (unencrypted)</text:p>
      <text:p text:style-name="P40">email – <text:span text:style-name="T44">Strig </text:span>email <text:span text:style-name="T43">address</text:span></text:p>
      <text:p text:style-name="P38"><text:soft-page-break/><text:span text:style-name="T44">zipcode</text:span> – <text:span text:style-name="T44">String</text:span></text:p>
      <text:p text:style-name="P41">categories – String array minimum 3 categories</text:p>
      <text:p text:style-name="P32">callback – function(result, <text:span text:style-name="T32">beans</text:span>);</text:p>
      <text:p text:style-name="P32"/>
      <text:p text:style-name="P32">Output : </text:p>
      <text:p text:style-name="P32">result <text:s/><text:span text:style-name="T18">–</text:span> <text:s/><text:span text:style-name="T24">"Status success" or "Status fail" or </text:span><text:span text:style-name="T14">"Internal Server Error"</text:span></text:p>
      <text:p text:style-name="P24"><text:span text:style-name="T34">beans</text:span> – <text:s/><text:span text:style-name="T34">beans</text:span> <text:s/>from server, array of objects.</text:p>
      <text:p text:style-name="P8"/>
      <text:p text:style-name="P8">Example Code :</text:p>
      <text:p text:style-name="P8"/>
      <text:p text:style-name="P137">function test_register() {</text:p>
      <text:p text:style-name="P137"><text:s text:c="4"/></text:p>
      <text:p text:style-name="P137"><text:s text:c="8"/>log_result = function(which_callback,result,message){</text:p>
      <text:p text:style-name="P137"><text:s text:c="8"/>console.log("callback " + which_callback + ". result of register is ");</text:p>
      <text:p text:style-name="P137"><text:s text:c="8"/>console.log("callback " + which_callback + ". " + result);</text:p>
      <text:p text:style-name="P137"><text:s text:c="8"/>console.log("callback " + which_callback + ". register is ");</text:p>
      <text:p text:style-name="P137"><text:s text:c="8"/>console.log(message);</text:p>
      <text:p text:style-name="P137"><text:s text:c="8"/>console.log("callback " + which_callback + ". register - end of callback function");</text:p>
      <text:p text:style-name="P137"><text:s text:c="4"/>};</text:p>
      <text:p text:style-name="P137"/>
      <text:p text:style-name="P137"><text:s text:c="4"/>callback0 = function(result,message){</text:p>
      <text:p text:style-name="P137"><text:s text:c="8"/>log_result("0",result,message);</text:p>
      <text:p text:style-name="P137"><text:s text:c="4"/>};</text:p>
      <text:p text:style-name="P137"><text:s text:c="4"/></text:p>
      <text:p text:style-name="P137"><text:s text:c="4"/>callback1 = function(result,message){</text:p>
      <text:p text:style-name="P137"><text:s text:c="8"/>log_result("1",result,message);</text:p>
      <text:p text:style-name="P137"><text:s text:c="4"/>};</text:p>
      <text:p text:style-name="P137"><text:s text:c="4"/></text:p>
      <text:p text:style-name="P137"><text:s text:c="4"/>callback2 = function(result,message){</text:p>
      <text:p text:style-name="P137"><text:s text:c="8"/>log_result("2",result,message);</text:p>
      <text:p text:style-name="P137"><text:s text:c="4"/>};</text:p>
      <text:p text:style-name="P137"><text:s text:c="4"/></text:p>
      <text:p text:style-name="P137"><text:s text:c="4"/>callback3 = function(result,message){</text:p>
      <text:p text:style-name="P137"><text:s text:c="8"/>log_result("3",result,message);</text:p>
      <text:p text:style-name="P137"><text:s text:c="4"/>};</text:p>
      <text:p text:style-name="P137"><text:s text:c="4"/></text:p>
      <text:p text:style-name="P137"><text:s text:c="4"/>callback4 = function(result,message){</text:p>
      <text:p text:style-name="P137"><text:s text:c="8"/>log_result("4",result,message);</text:p>
      <text:p text:style-name="P137"><text:soft-page-break/><text:s text:c="4"/>};</text:p>
      <text:p text:style-name="P137"/>
      <text:p text:style-name="P137">var categories = ["c4ca4238a0b923820dcc509a6f75849b",</text:p>
      <text:p text:style-name="P137">"c81e728d9d4c2f636f067f89cc14862c",</text:p>
      <text:p text:style-name="P137">"eccbc87e4b5ce2fe28308fd9f2a7baf3"];</text:p>
      <text:p text:style-name="P137"><text:s text:c="4"/></text:p>
      <text:p text:style-name="P137"><text:s text:c="4"/>register_user("h34u78723je", "abcdef","asiadsf233s123iu532235i@f23as.pl","12414242",categories, callback0);</text:p>
      <text:p text:style-name="P137"><text:s text:c="4"/>register_user("lukasz123", "lukasz123","asiassf23ai34ui@fsadas.pl","12241242",categories, callback1);</text:p>
      <text:p text:style-name="P137"><text:s text:c="4"/>register_user("4353m34ujfs6e", "abcdef","asi323176a4s23523iui@fsadas.pl","12413242",categories, callback2);</text:p>
      <text:p text:style-name="P137"><text:s text:c="4"/>register_user("hu344655332uje", "abasdcdef","asia76s32132iu23i@fsadas.pl","1241242",categories, callback3);</text:p>
      <text:p text:style-name="P137"><text:s text:c="4"/>register_user("hu234u7s52331je", "abcdsd5ef","asia76s32132iu23i@fsadas.pl","1241242",categories, callback4); <text:s/></text:p>
      <text:p text:style-name="P137">}</text:p>
      <text:p text:style-name="P8"/>
      <text:p text:style-name="P8">Output :</text:p>
      <text:p text:style-name="P8"/>
      <text:p text:style-name="P119">this is register json registerMethods.js:10</text:p>
      <text:p text:style-name="P102">Object {status: 0, response: Object}</text:p>
      <text:list xml:id="list4979223925695297041" text:style-name="L21">
        <text:list-item>
          <text:p text:style-name="P151">response: Object</text:p>
          <text:list>
            <text:list-item>
              <text:p text:style-name="P183">code: "USER_ALREADY_EXISTS"</text:p>
            </text:list-item>
            <text:list-item>
              <text:p text:style-name="P183">message: "Username already exists."</text:p>
            </text:list-item>
            <text:list-item>
              <text:p text:style-name="P151">__proto__: Object</text:p>
            </text:list-item>
          </text:list>
        </text:list-item>
        <text:list-item>
          <text:p text:style-name="P183">status: 0</text:p>
        </text:list-item>
        <text:list-item>
          <text:p text:style-name="P151">__proto__: Object</text:p>
        </text:list-item>
      </text:list>
      <text:p text:style-name="P69">registerMethods.js:11</text:p>
      <text:p text:style-name="P71">callback 1. result of register is <text:span text:style-name="T19">test.js:215</text:span></text:p>
      <text:p text:style-name="P71">callback 1. Status fail <text:span text:style-name="T19">test.js:216</text:span></text:p>
      <text:p text:style-name="P71">callback 1. register is <text:span text:style-name="T19">test.js:217</text:span></text:p>
      <text:p text:style-name="P71">Username already exists. <text:span text:style-name="T19">test.js:218</text:span></text:p>
      <text:p text:style-name="P71">callback 1. register - end of callback function <text:span text:style-name="T19">test.js:219</text:span></text:p>
      <text:p text:style-name="P71">this is register json <text:span text:style-name="T19">registerMethods.js:10</text:span></text:p>
      <text:p text:style-name="P97">Object {status: 1, response: Object}</text:p>
      <text:list xml:id="list3727585009029721438" text:style-name="L22">
        <text:list-item>
          <text:p text:style-name="P152">response: Object</text:p>
          <text:list>
            <text:list-item>
              <text:p text:style-name="P184">message: "User Successfully Registered"</text:p>
            </text:list-item>
            <text:list-item>
              <text:p text:style-name="P152">__proto__: Object</text:p>
            </text:list-item>
          </text:list>
        </text:list-item>
        <text:list-item>
          <text:p text:style-name="P184">status: 1</text:p>
        </text:list-item>
        <text:list-item>
          <text:p text:style-name="P152">__proto__: Object</text:p>
        </text:list-item>
      </text:list>
      <text:p text:style-name="P69">registerMethods.js:11</text:p>
      <text:p text:style-name="P71">callback 3. result of register is <text:span text:style-name="T19">test.js:215</text:span></text:p>
      <text:p text:style-name="P71">callback 3. Status success <text:span text:style-name="T19">test.js:216</text:span></text:p>
      <text:p text:style-name="P71">callback 3. register is <text:span text:style-name="T19">test.js:217</text:span></text:p>
      <text:p text:style-name="P71">User Successfully Registered <text:span text:style-name="T19">test.js:218</text:span></text:p>
      <text:p text:style-name="P71">callback 3. register - end of callback function <text:span text:style-name="T19">test.js:219</text:span></text:p>
      <text:p text:style-name="P71">this is register json <text:span text:style-name="T19">registerMethods.js:10</text:span></text:p>
      <text:p text:style-name="P97">Object {status: 1, response: Object}</text:p>
      <text:list xml:id="list8198931532056700989" text:style-name="L23">
        <text:list-item>
          <text:p text:style-name="P153">response: Object</text:p>
          <text:list>
            <text:list-item>
              <text:p text:style-name="P185">message: "User Successfully Registered"</text:p>
            </text:list-item>
            <text:list-item>
              <text:p text:style-name="P153">__proto__: Object</text:p>
            </text:list-item>
          </text:list>
        </text:list-item>
        <text:list-item>
          <text:p text:style-name="P185">status: 1</text:p>
        </text:list-item>
        <text:list-item>
          <text:p text:style-name="P153">__proto__: Object</text:p>
        </text:list-item>
      </text:list>
      <text:p text:style-name="P69">registerMethods.js:11</text:p>
      <text:p text:style-name="P71">callback 0. result of register is <text:span text:style-name="T19">test.js:215</text:span></text:p>
      <text:p text:style-name="P71">callback 0. Status success <text:span text:style-name="T19">test.js:216</text:span></text:p>
      <text:p text:style-name="P71">callback 0. register is <text:span text:style-name="T19">test.js:217</text:span></text:p>
      <text:p text:style-name="P71">User Successfully Registered <text:span text:style-name="T19">test.js:218</text:span></text:p>
      <text:p text:style-name="P71">callback 0. register - end of callback function <text:span text:style-name="T19">test.js:219</text:span></text:p>
      <text:p text:style-name="P71">this is register json <text:span text:style-name="T19">registerMethods.js:10</text:span></text:p>
      <text:p text:style-name="P97">Object {status: 0, response: Object}</text:p>
      <text:list xml:id="list8895167252227126763" text:style-name="L24">
        <text:list-item>
          <text:p text:style-name="P154">response: Object</text:p>
          <text:list>
            <text:list-item>
              <text:p text:style-name="P186">code: "EMAIL_ALREADY_EXISTS"</text:p>
            </text:list-item>
            <text:list-item>
              <text:p text:style-name="P186">message: "Email already exists."</text:p>
            </text:list-item>
            <text:list-item>
              <text:p text:style-name="P154">__proto__: Object</text:p>
            </text:list-item>
          </text:list>
        </text:list-item>
        <text:list-item>
          <text:p text:style-name="P186"><text:soft-page-break/>status: 0</text:p>
        </text:list-item>
        <text:list-item>
          <text:p text:style-name="P154">__proto__: Object</text:p>
        </text:list-item>
      </text:list>
      <text:p text:style-name="P69">registerMethods.js:11</text:p>
      <text:p text:style-name="P71">callback 4. result of register is <text:span text:style-name="T19">test.js:215</text:span></text:p>
      <text:p text:style-name="P71">callback 4. Status fail <text:span text:style-name="T19">test.js:216</text:span></text:p>
      <text:p text:style-name="P71">callback 4. register is <text:span text:style-name="T19">test.js:217</text:span></text:p>
      <text:p text:style-name="P71">Email already exists. <text:span text:style-name="T19">test.js:218</text:span></text:p>
      <text:p text:style-name="P71">callback 4. register - end of callback function <text:span text:style-name="T19">test.js:219</text:span></text:p>
      <text:p text:style-name="P71">this is register json <text:span text:style-name="T19">registerMethods.js:10</text:span></text:p>
      <text:p text:style-name="P97">Object {status: 1, response: Object}</text:p>
      <text:list xml:id="list4738979994055059308" text:style-name="L25">
        <text:list-item>
          <text:p text:style-name="P155">response: Object</text:p>
          <text:list>
            <text:list-item>
              <text:p text:style-name="P187">message: "User Successfully Registered"</text:p>
            </text:list-item>
            <text:list-item>
              <text:p text:style-name="P155">__proto__: Object</text:p>
            </text:list-item>
          </text:list>
        </text:list-item>
        <text:list-item>
          <text:p text:style-name="P187">status: 1</text:p>
        </text:list-item>
        <text:list-item>
          <text:p text:style-name="P155">__proto__: Object</text:p>
        </text:list-item>
      </text:list>
      <text:p text:style-name="P69">registerMethods.js:11</text:p>
      <text:p text:style-name="P71">callback 2. result of register is <text:span text:style-name="T19">test.js:215</text:span></text:p>
      <text:p text:style-name="P71">callback 2. Status success <text:span text:style-name="T19">test.js:216</text:span></text:p>
      <text:p text:style-name="P71">callback 2. register is <text:span text:style-name="T19">test.js:217</text:span></text:p>
      <text:p text:style-name="P71">User Successfully Registered <text:span text:style-name="T19">test.js:218</text:span></text:p>
      <text:p text:style-name="P83">callback 2. register - end of callback function </text:p>
      <text:p text:style-name="P125"/>
      <text:p text:style-name="P111"/>
      <text:p text:style-name="P111">3.12. send_password</text:p>
      <text:p text:style-name="P123"/>
      <text:p text:style-name="P53">About <text:span text:style-name="T42">send_password </text:span>function:</text:p>
      <text:p text:style-name="P31">Parameters :</text:p>
      <text:p text:style-name="P31">username – String</text:p>
      <text:p text:style-name="P31">callback – function(result,message);</text:p>
      <text:p text:style-name="P31">Output :</text:p>
      <text:p text:style-name="P31">result <text:s/>- <text:s text:c="2"/><text:span text:style-name="T24">"Status success" or "Status fail" or </text:span><text:span text:style-name="T14">"Internal Server Error"</text:span></text:p>
      <text:p text:style-name="P54">message – message from server </text:p>
      <text:p text:style-name="P54"/>
      <text:p text:style-name="P53">Example Code :</text:p>
      <text:p text:style-name="P53"/>
      <text:p text:style-name="P213"><text:span text:style-name="T41">function test_sendpassword(){</text:span></text:p>
      <text:p text:style-name="P213"><text:span text:style-name="T41"><text:s text:c="4"/></text:span></text:p>
      <text:p text:style-name="P139"><text:s text:c="4"/>log_result = function(which_callback,result,message){</text:p>
      <text:p text:style-name="P139"><text:s text:c="8"/>console.log("callback "+which_callback+". result of sendpassword is ");</text:p>
      <text:p text:style-name="P139"><text:s text:c="8"/>console.log("callback "+which_callback+". " + result);</text:p>
      <text:p text:style-name="P139"><text:s text:c="8"/>console.log("callback "+which_callback+". message of sendpassword is ");</text:p>
      <text:p text:style-name="P139"><text:s text:c="8"/>console.log("callback "+which_callback+". " + message);</text:p>
      <text:p text:style-name="P139"><text:s text:c="4"/>}</text:p>
      <text:p text:style-name="P139"><text:s text:c="4"/></text:p>
      <text:p text:style-name="P139"><text:s text:c="4"/>callback0 = function(result,message){</text:p>
      <text:p text:style-name="P139"><text:s text:c="8"/>log_result("0",result,message);</text:p>
      <text:p text:style-name="P139"><text:soft-page-break/><text:s text:c="4"/>};</text:p>
      <text:p text:style-name="P139"><text:s text:c="4"/></text:p>
      <text:p text:style-name="P139"><text:s text:c="4"/>callback1 = function(result,message){</text:p>
      <text:p text:style-name="P139"><text:s text:c="8"/>log_result("1",result,message);</text:p>
      <text:p text:style-name="P139"><text:s text:c="4"/>};</text:p>
      <text:p text:style-name="P139"><text:s text:c="4"/></text:p>
      <text:p text:style-name="P139"><text:s text:c="4"/>callback2 = function(result,message){</text:p>
      <text:p text:style-name="P139"><text:s text:c="8"/>log_result("2",result,message);</text:p>
      <text:p text:style-name="P139"><text:s text:c="4"/>};</text:p>
      <text:p text:style-name="P139"><text:s text:c="4"/></text:p>
      <text:p text:style-name="P139"><text:s text:c="4"/>callback3 = function(result,message){</text:p>
      <text:p text:style-name="P139"><text:s text:c="8"/>log_result("3",result,message);</text:p>
      <text:p text:style-name="P139"><text:s text:c="4"/>};</text:p>
      <text:p text:style-name="P139"><text:s text:c="4"/></text:p>
      <text:p text:style-name="P139"><text:s text:c="4"/>callback4 = function(result,message){</text:p>
      <text:p text:style-name="P139"><text:s text:c="8"/>log_result("4",result,message);</text:p>
      <text:p text:style-name="P139"><text:s text:c="4"/>};</text:p>
      <text:p text:style-name="P139"/>
      <text:p text:style-name="P139"><text:s text:c="4"/>send_password("hujemuje", callback0);</text:p>
      <text:p text:style-name="P139"><text:s text:c="4"/>send_password("lukasz123", callback1);</text:p>
      <text:p text:style-name="P139"><text:s text:c="4"/>send_password("lukasz1assa23", callback2);</text:p>
      <text:p text:style-name="P139"><text:s text:c="4"/>send_password("", callback3);</text:p>
      <text:p text:style-name="P139"><text:s text:c="4"/>send_password("1429012998dj288", callback4);</text:p>
      <text:p text:style-name="P139">}</text:p>
      <text:p text:style-name="P128"/>
      <text:p text:style-name="P52"/>
      <text:p text:style-name="P52">Output :</text:p>
      <text:p text:style-name="P52"/>
      <text:p text:style-name="P77">callback 2. result of sendpassword is <text:span text:style-name="T19">test.js:229</text:span></text:p>
      <text:p text:style-name="P77">callback 2. Status fail <text:span text:style-name="T19">test.js:230</text:span></text:p>
      <text:p text:style-name="P77">callback 2. message of sendpassword is <text:span text:style-name="T19">test.js:231</text:span></text:p>
      <text:p text:style-name="P77">callback 2. undefined <text:span text:style-name="T19">test.js:232</text:span></text:p>
      <text:p text:style-name="P77">callback 4. result of sendpassword is <text:span text:style-name="T19">test.js:229</text:span></text:p>
      <text:p text:style-name="P77">callback 4. Status fail <text:span text:style-name="T19">test.js:230</text:span></text:p>
      <text:p text:style-name="P77">callback 4. message of sendpassword is <text:span text:style-name="T19">test.js:231</text:span></text:p>
      <text:p text:style-name="P77">callback 4. undefined <text:span text:style-name="T19">test.js:232</text:span></text:p>
      <text:p text:style-name="P77">callback 3. result of sendpassword is <text:span text:style-name="T19">test.js:229</text:span></text:p>
      <text:p text:style-name="P77">callback 3. Status fail <text:span text:style-name="T19">test.js:230</text:span></text:p>
      <text:p text:style-name="P77">callback 3. message of sendpassword is <text:span text:style-name="T19">test.js:231</text:span></text:p>
      <text:p text:style-name="P77">callback 3. undefined <text:span text:style-name="T19">test.js:232</text:span></text:p>
      <text:p text:style-name="P77">this is data <text:span text:style-name="T19">sendpasswordMethods.js:16</text:span></text:p>
      <text:p text:style-name="P77">{"status":1,"response":{"message":"Instructions for changing your password have been mailed to your registered email address."}} <text:span text:style-name="T19">sendpasswordMethods.js:17</text:span></text:p>
      <text:p text:style-name="P77">this is json from send password <text:span text:style-name="T19">sendpasswordMethods.js:19</text:span></text:p>
      <text:p text:style-name="P101">Object {status: 1, response: Object}</text:p>
      <text:list xml:id="list8988078098566247132" text:style-name="L26">
        <text:list-item>
          <text:p text:style-name="P156">response: Object</text:p>
          <text:list>
            <text:list-item>
              <text:p text:style-name="P188">message: "Instructions for changing your password have been mailed to your registered email address."</text:p>
            </text:list-item>
            <text:list-item>
              <text:p text:style-name="P156">__proto__: Object</text:p>
            </text:list-item>
          </text:list>
        </text:list-item>
        <text:list-item>
          <text:p text:style-name="P188">status: 1</text:p>
        </text:list-item>
        <text:list-item>
          <text:p text:style-name="P156">__proto__: Object</text:p>
        </text:list-item>
      </text:list>
      <text:p text:style-name="P68"><text:soft-page-break/>sendpasswordMethods.js:20</text:p>
      <text:p text:style-name="P70">callback 1. result of sendpassword is <text:span text:style-name="T19">test.js:229</text:span></text:p>
      <text:p text:style-name="P70">callback 1. Status success <text:span text:style-name="T19">test.js:230</text:span></text:p>
      <text:p text:style-name="P70">callback 1. message of sendpassword is <text:span text:style-name="T19">test.js:231</text:span></text:p>
      <text:p text:style-name="P70">callback 1. Instructions for changing your password have been mailed to your registered email address. <text:span text:style-name="T19">test.js:232</text:span></text:p>
      <text:p text:style-name="P70">this is data <text:span text:style-name="T19">sendpasswordMethods.js:16</text:span></text:p>
      <text:p text:style-name="P70">{"status":1,"response":{"message":"Instructions for changing your password have been mailed to your registered email address."}} <text:span text:style-name="T19">sendpasswordMethods.js:17</text:span></text:p>
      <text:p text:style-name="P70">this is json from send password <text:span text:style-name="T19">sendpasswordMethods.js:19</text:span></text:p>
      <text:p text:style-name="P96">Object {status: 1, response: Object}</text:p>
      <text:list xml:id="list5744517533380928382" text:style-name="L27">
        <text:list-item>
          <text:p text:style-name="P157">response: Object</text:p>
          <text:list>
            <text:list-item>
              <text:p text:style-name="P189">message: "Instructions for changing your password have been mailed to your registered email address."</text:p>
            </text:list-item>
            <text:list-item>
              <text:p text:style-name="P157">__proto__: Object</text:p>
            </text:list-item>
          </text:list>
        </text:list-item>
        <text:list-item>
          <text:p text:style-name="P189">status: 1</text:p>
        </text:list-item>
        <text:list-item>
          <text:p text:style-name="P157">__proto__: Object</text:p>
        </text:list-item>
      </text:list>
      <text:p text:style-name="P68">sendpasswordMethods.js:20</text:p>
      <text:p text:style-name="P70">callback 0. result of sendpassword is <text:span text:style-name="T19">test.js:229</text:span></text:p>
      <text:p text:style-name="P70">callback 0. Status success <text:span text:style-name="T19">test.js:230</text:span></text:p>
      <text:p text:style-name="P70">callback 0. message of sendpassword is <text:span text:style-name="T19">test.js:231</text:span></text:p>
      <text:p text:style-name="P82">callback 0. Instructions for changing your password have been mailed to your registered email address. </text:p>
      <text:p text:style-name="P122"/>
      <text:p text:style-name="P122">3.13. <text:bookmark-start text:name="__DdeLink__1593_982831843"/>validate_user<text:bookmark-end text:name="__DdeLink__1593_982831843"/></text:p>
      <text:p text:style-name="P120"/>
      <text:p text:style-name="P8">About validate_user function :</text:p>
      <text:p text:style-name="P30">Parameters :</text:p>
      <text:p text:style-name="P30">username – String</text:p>
      <text:p text:style-name="P30">callback – function(result,message);</text:p>
      <text:p text:style-name="P30"/>
      <text:p text:style-name="P30">Output : </text:p>
      <text:p text:style-name="P30">result <text:s/>- <text:s text:c="2"/><text:span text:style-name="T24">"Status success" or "Status fail" or </text:span><text:span text:style-name="T14">"Internal Server Error"</text:span></text:p>
      <text:p text:style-name="P19">message – message from server</text:p>
      <text:p text:style-name="P8"/>
      <text:p text:style-name="P8">Example Code :</text:p>
      <text:p text:style-name="P8"/>
      <text:p text:style-name="P135">function test_validateuser() {</text:p>
      <text:p text:style-name="P135"><text:s text:c="4"/></text:p>
      <text:p text:style-name="P135"><text:s text:c="4"/>log_result = function(which_callback, result,message){</text:p>
      <text:p text:style-name="P135"><text:s text:c="8"/>console.log("callback "+which_callback+". result of validateuser is ");</text:p>
      <text:p text:style-name="P135"><text:s text:c="8"/>console.log("callback "+which_callback+". " + result);</text:p>
      <text:p text:style-name="P135"><text:s text:c="8"/>console.log("callback "+which_callback+". message of validateuser is ");</text:p>
      <text:p text:style-name="P135"><text:s text:c="8"/>console.log("callback "+which_callback+". " + message);</text:p>
      <text:p text:style-name="P135"><text:s text:c="4"/>};</text:p>
      <text:p text:style-name="P135"><text:s text:c="4"/></text:p>
      <text:p text:style-name="P135"><text:s text:c="4"/>callback0 = function(result,message) {</text:p>
      <text:p text:style-name="P135"><text:soft-page-break/><text:s text:c="8"/>log_result("0",result,message);</text:p>
      <text:p text:style-name="P135"><text:s text:c="4"/>};</text:p>
      <text:p text:style-name="P135"><text:s text:c="4"/></text:p>
      <text:p text:style-name="P135"><text:s text:c="4"/>callback1 = function(result,message) {</text:p>
      <text:p text:style-name="P135"><text:s text:c="8"/>log_result("1",result,message);</text:p>
      <text:p text:style-name="P135"><text:s text:c="4"/>};</text:p>
      <text:p text:style-name="P135"><text:s text:c="4"/></text:p>
      <text:p text:style-name="P135"><text:s text:c="4"/>callback2 = function(result,message) {</text:p>
      <text:p text:style-name="P135"><text:s text:c="8"/>log_result("2",result,message);</text:p>
      <text:p text:style-name="P135"><text:s text:c="4"/>};</text:p>
      <text:p text:style-name="P135"><text:s text:c="4"/></text:p>
      <text:p text:style-name="P135"><text:s text:c="4"/>callback3 = function(result,message) {</text:p>
      <text:p text:style-name="P135"><text:s text:c="8"/>log_result("3",result,message);</text:p>
      <text:p text:style-name="P135"><text:s text:c="4"/>};</text:p>
      <text:p text:style-name="P135"><text:s text:c="4"/></text:p>
      <text:p text:style-name="P135"><text:s text:c="4"/>callback4 = function(result,message) {</text:p>
      <text:p text:style-name="P135"><text:s text:c="8"/>log_result("4",result,message);</text:p>
      <text:p text:style-name="P135"><text:s text:c="4"/>};</text:p>
      <text:p text:style-name="P135"><text:s text:c="4"/></text:p>
      <text:p text:style-name="P135"><text:s text:c="4"/>validate_user("hujemuje", callback0);</text:p>
      <text:p text:style-name="P135"><text:s text:c="4"/>validate_user("lukasz123", callback1);</text:p>
      <text:p text:style-name="P135"><text:s text:c="4"/>validate_user("wrongusername", callback2);</text:p>
      <text:p text:style-name="P135"><text:s text:c="4"/>validate_user("", callback3);</text:p>
      <text:p text:style-name="P135"><text:s text:c="4"/>validate_user("-2103021809321", callback4);</text:p>
      <text:p text:style-name="P135">}</text:p>
      <text:p text:style-name="P52"/>
      <text:p text:style-name="P52">Output :</text:p>
      <text:p text:style-name="P52"/>
      <text:p text:style-name="P118">Object {status: 1, response: Object}</text:p>
      <text:list xml:id="list8959802175232885596" text:style-name="L28">
        <text:list-item>
          <text:p text:style-name="P173">response: Object</text:p>
          <text:list>
            <text:list-item>
              <text:p text:style-name="P205">message: "This is a valid user"</text:p>
            </text:list-item>
            <text:list-item>
              <text:p text:style-name="P173">__proto__: Object</text:p>
            </text:list-item>
          </text:list>
        </text:list-item>
        <text:list-item>
          <text:p text:style-name="P205">status: 1</text:p>
        </text:list-item>
        <text:list-item>
          <text:p text:style-name="P173">__proto__: Object</text:p>
        </text:list-item>
      </text:list>
      <text:p text:style-name="P64">validateuserMethods.js:11</text:p>
      <text:p text:style-name="P67">callback 1. result of validateuser is <text:span text:style-name="T19">test.js:294</text:span></text:p>
      <text:p text:style-name="P67">callback 1. Status success <text:span text:style-name="T19">test.js:295</text:span></text:p>
      <text:p text:style-name="P67">callback 1. message of validateuser is <text:span text:style-name="T19">test.js:296</text:span></text:p>
      <text:p text:style-name="P67">callback 1. This is a valid user <text:span text:style-name="T19">test.js:297</text:span></text:p>
      <text:p text:style-name="P67">this is validate json <text:span text:style-name="T19">validateuserMethods.js:10</text:span></text:p>
      <text:p text:style-name="P93">Object {status: 1, response: Object}</text:p>
      <text:list xml:id="list3583174433857643823" text:style-name="L29">
        <text:list-item>
          <text:p text:style-name="P174">response: Object</text:p>
          <text:list>
            <text:list-item>
              <text:p text:style-name="P206">message: "This is a valid user"</text:p>
            </text:list-item>
            <text:list-item>
              <text:p text:style-name="P174">__proto__: Object</text:p>
            </text:list-item>
          </text:list>
        </text:list-item>
        <text:list-item>
          <text:p text:style-name="P206">status: 1</text:p>
        </text:list-item>
        <text:list-item>
          <text:p text:style-name="P174">__proto__: Object</text:p>
        </text:list-item>
      </text:list>
      <text:p text:style-name="P64"><text:soft-page-break/>validateuserMethods.js:11</text:p>
      <text:p text:style-name="P67">callback 0. result of validateuser is <text:span text:style-name="T19">test.js:294</text:span></text:p>
      <text:p text:style-name="P67">callback 0. Status success <text:span text:style-name="T19">test.js:295</text:span></text:p>
      <text:p text:style-name="P67">callback 0. message of validateuser is <text:span text:style-name="T19">test.js:296</text:span></text:p>
      <text:p text:style-name="P67">callback 0. This is a valid user <text:span text:style-name="T19">test.js:297</text:span></text:p>
      <text:p text:style-name="P67">this is validate json <text:span text:style-name="T19">validateuserMethods.js:10</text:span></text:p>
      <text:p text:style-name="P93">Object {status: 0, response: Object}</text:p>
      <text:list xml:id="list6414450407672746222" text:style-name="L30">
        <text:list-item>
          <text:p text:style-name="P175">response: Object</text:p>
          <text:list>
            <text:list-item>
              <text:p text:style-name="P207">message: "This is not a valid user"</text:p>
            </text:list-item>
            <text:list-item>
              <text:p text:style-name="P175">__proto__: Object</text:p>
            </text:list-item>
          </text:list>
        </text:list-item>
        <text:list-item>
          <text:p text:style-name="P207">status: 0</text:p>
        </text:list-item>
        <text:list-item>
          <text:p text:style-name="P175">__proto__: Object</text:p>
        </text:list-item>
      </text:list>
      <text:p text:style-name="P64">validateuserMethods.js:11</text:p>
      <text:p text:style-name="P67">callback 2. result of validateuser is <text:span text:style-name="T19">test.js:294</text:span></text:p>
      <text:p text:style-name="P67">callback 2. Status fail <text:span text:style-name="T19">test.js:295</text:span></text:p>
      <text:p text:style-name="P67">callback 2. message of validateuser is <text:span text:style-name="T19">test.js:296</text:span></text:p>
      <text:p text:style-name="P67">callback 2. This is not a valid user <text:span text:style-name="T19">test.js:297</text:span></text:p>
      <text:p text:style-name="P67">this is validate json <text:span text:style-name="T19">validateuserMethods.js:10</text:span></text:p>
      <text:p text:style-name="P93">Object {status: 0, response: Object}</text:p>
      <text:list xml:id="list1769164590493862420" text:style-name="L31">
        <text:list-item>
          <text:p text:style-name="P176">response: Object</text:p>
          <text:list>
            <text:list-item>
              <text:p text:style-name="P208">message: "This is not a valid user"</text:p>
            </text:list-item>
            <text:list-item>
              <text:p text:style-name="P176">__proto__: Object</text:p>
            </text:list-item>
          </text:list>
        </text:list-item>
        <text:list-item>
          <text:p text:style-name="P208">status: 0</text:p>
        </text:list-item>
        <text:list-item>
          <text:p text:style-name="P176">__proto__: Object</text:p>
        </text:list-item>
      </text:list>
      <text:p text:style-name="P64">validateuserMethods.js:11</text:p>
      <text:p text:style-name="P67">callback 4. result of validateuser is <text:span text:style-name="T19">test.js:294</text:span></text:p>
      <text:p text:style-name="P67">callback 4. Status fail <text:span text:style-name="T19">test.js:295</text:span></text:p>
      <text:p text:style-name="P67">callback 4. message of validateuser is <text:span text:style-name="T19">test.js:296</text:span></text:p>
      <text:p text:style-name="P67">callback 4. This is not a valid user <text:span text:style-name="T19">test.js:297</text:span></text:p>
      <text:p text:style-name="P67">this is validate json <text:span text:style-name="T19">validateuserMethods.js:10</text:span></text:p>
      <text:p text:style-name="P93">Object {status: 0, response: Object}</text:p>
      <text:list xml:id="list7713597799446190049" text:style-name="L32">
        <text:list-item>
          <text:p text:style-name="P177">response: Object</text:p>
          <text:list>
            <text:list-item>
              <text:p text:style-name="P209">message: "This is not a valid user"</text:p>
            </text:list-item>
            <text:list-item>
              <text:p text:style-name="P177">__proto__: Object</text:p>
            </text:list-item>
          </text:list>
        </text:list-item>
        <text:list-item>
          <text:p text:style-name="P209">status: 0</text:p>
        </text:list-item>
        <text:list-item>
          <text:p text:style-name="P177">__proto__: Object</text:p>
        </text:list-item>
      </text:list>
      <text:p text:style-name="P64">validateuserMethods.js:11</text:p>
      <text:p text:style-name="P67">callback 3. result of validateuser is <text:span text:style-name="T19">test.js:294</text:span></text:p>
      <text:p text:style-name="P67">callback 3. Status fail <text:span text:style-name="T19">test.js:295</text:span></text:p>
      <text:p text:style-name="P67">callback 3. message of validateuser is <text:span text:style-name="T19">test.js:296</text:span></text:p>
      <text:p text:style-name="P72"><text:span text:style-name="T22">callback 3. This is not a valid user </text:span><text:span text:style-name="T23">test.js:2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monospace"/>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5T17:49:29.96</meta:creation-date>
    <dc:date>2014-06-18T08:47:26.842842678</dc:date>
    <meta:editing-duration>PT10H26M16S</meta:editing-duration>
    <meta:editing-cycles>79</meta:editing-cycles>
    <meta:generator>LibreOffice/4.1.3.2$Linux_X86_64 LibreOffice_project/410m0$Build-2</meta:generator>
    <dc:creator>Karol Nowicki</dc:creator>
    <meta:document-statistic meta:table-count="0" meta:image-count="0" meta:object-count="0" meta:page-count="32" meta:paragraph-count="1272" meta:word-count="4917" meta:character-count="43127" meta:non-whitespace-character-count="37769"/>
  </office:meta>
</office:document-meta>
</file>